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68.9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35.9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76mm"/>
    </style:style>
    <style:style style:name="co10" style:family="table-column">
      <style:table-column-properties fo:break-before="auto" style:column-width="65.9mm"/>
    </style:style>
    <style:style style:name="co11" style:family="table-column">
      <style:table-column-properties fo:break-before="auto" style:column-width="38.93mm"/>
    </style:style>
    <style:style style:name="co12" style:family="table-column">
      <style:table-column-properties fo:break-before="auto" style:column-width="37.02mm"/>
    </style:style>
    <style:style style:name="co13" style:family="table-column">
      <style:table-column-properties fo:break-before="auto" style:column-width="35.4mm"/>
    </style:style>
    <style:style style:name="co14" style:family="table-column">
      <style:table-column-properties fo:break-before="auto" style:column-width="127.18mm"/>
    </style:style>
    <style:style style:name="co15" style:family="table-column">
      <style:table-column-properties fo:break-before="auto" style:column-width="64.81mm"/>
    </style:style>
    <style:style style:name="co16" style:family="table-column">
      <style:table-column-properties fo:break-before="auto" style:column-width="126.89mm"/>
    </style:style>
    <style:style style:name="co17" style:family="table-column">
      <style:table-column-properties fo:break-before="auto" style:column-width="58.28mm"/>
    </style:style>
    <style:style style:name="co18" style:family="table-column">
      <style:table-column-properties fo:break-before="auto" style:column-width="246.45mm"/>
    </style:style>
    <style:style style:name="co19" style:family="table-column">
      <style:table-column-properties fo:break-before="auto" style:column-width="252.99mm"/>
    </style:style>
    <style:style style:name="co20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ignum_32_01.dat - 8 frasc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111111110111000011</text:p>
          </table:table-cell>
          <table:table-cell office:value-type="float" office:value="32505283" calcext:value-type="float">
            <text:p>3250528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03109208411652" calcext:value-type="float">
            <text:p>0,503109208411652</text:p>
          </table:table-cell>
          <table:table-cell table:formula="of:=[.F2]/[.G2]" office:value-type="float" office:value="254.417923305567" calcext:value-type="float">
            <text:p>254,4179233055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001011101100010111110111</text:p>
          </table:table-cell>
          <table:table-cell office:value-type="float" office:value="103728631" calcext:value-type="float">
            <text:p>10372863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75226328819758" calcext:value-type="float">
            <text:p>0,475226328819758</text:p>
          </table:table-cell>
          <table:table-cell table:formula="of:=[.F3]/[.G3]" office:value-type="float" office:value="269.34534607519" calcext:value-type="float">
            <text:p>269,3453460751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00001100110000001101110</text:p>
          </table:table-cell>
          <table:table-cell office:value-type="float" office:value="117858414" calcext:value-type="float">
            <text:p>11785841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65099351036002" calcext:value-type="float">
            <text:p>0,365099351036002</text:p>
          </table:table-cell>
          <table:table-cell table:formula="of:=[.F4]/[.G4]" office:value-type="float" office:value="350.589502930609" calcext:value-type="float">
            <text:p>350,5895029306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010000001001111110000</text:p>
          </table:table-cell>
          <table:table-cell office:value-type="float" office:value="258479088" calcext:value-type="float">
            <text:p>25847908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80118859115166" calcext:value-type="float">
            <text:p>0,480118859115166</text:p>
          </table:table-cell>
          <table:table-cell table:formula="of:=[.F5]/[.G5]" office:value-type="float" office:value="266.600650172121" calcext:value-type="float">
            <text:p>266,6006501721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111001110100111001001111</text:p>
          </table:table-cell>
          <table:table-cell office:value-type="float" office:value="283594319" calcext:value-type="float">
            <text:p>28359431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51521128291687" calcext:value-type="float">
            <text:p>0,451521128291687</text:p>
          </table:table-cell>
          <table:table-cell table:formula="of:=[.F6]/[.G6]" office:value-type="float" office:value="283.486180335089" calcext:value-type="float">
            <text:p>283,4861803350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01010110100000101111001010</text:p>
          </table:table-cell>
          <table:table-cell office:value-type="float" office:value="693767114" calcext:value-type="float">
            <text:p>69376711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38300722270507" calcext:value-type="float">
            <text:p>0,538300722270507</text:p>
          </table:table-cell>
          <table:table-cell table:formula="of:=[.F7]/[.G7]" office:value-type="float" office:value="237.785302349413" calcext:value-type="float">
            <text:p>237,78530234941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0000001000110100010001100</text:p>
          </table:table-cell>
          <table:table-cell office:value-type="float" office:value="772040844" calcext:value-type="float">
            <text:p>77204084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94816281137238" calcext:value-type="float">
            <text:p>0,594816281137238</text:p>
          </table:table-cell>
          <table:table-cell table:formula="of:=[.F8]/[.G8]" office:value-type="float" office:value="215.192495664838" calcext:value-type="float">
            <text:p>215,1924956648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0100111000011110000101110</text:p>
          </table:table-cell>
          <table:table-cell office:value-type="float" office:value="781990958" calcext:value-type="float">
            <text:p>78199095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5385038645738" calcext:value-type="float">
            <text:p>0,45385038645738</text:p>
          </table:table-cell>
          <table:table-cell table:formula="of:=[.F9]/[.G9]" office:value-type="float" office:value="282.031268055382" calcext:value-type="float">
            <text:p>282,0312680553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00011000100110010101100111</text:p>
          </table:table-cell>
          <table:table-cell office:value-type="float" office:value="878863719" calcext:value-type="float">
            <text:p>87886371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98383520837322" calcext:value-type="float">
            <text:p>0,398383520837322</text:p>
          </table:table-cell>
          <table:table-cell table:formula="of:=[.F10]/[.G10]" office:value-type="float" office:value="321.298430544943" calcext:value-type="float">
            <text:p>321,2984305449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10110111100100010001010001</text:p>
          </table:table-cell>
          <table:table-cell office:value-type="float" office:value="920536145" calcext:value-type="float">
            <text:p>9205361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82922463494415" calcext:value-type="float">
            <text:p>0,482922463494415</text:p>
          </table:table-cell>
          <table:table-cell table:formula="of:=[.F11]/[.G11]" office:value-type="float" office:value="265.052901192036" calcext:value-type="float">
            <text:p>265,05290119203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001101110010111011111001</text:p>
          </table:table-cell>
          <table:table-cell office:value-type="float" office:value="1027026681" calcext:value-type="float">
            <text:p>102702668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57560570168386" calcext:value-type="float">
            <text:p>0,357560570168386</text:p>
          </table:table-cell>
          <table:table-cell table:formula="of:=[.F12]/[.G12]" office:value-type="float" office:value="357.981306327263" calcext:value-type="float">
            <text:p>357,9813063272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001110011100000000100110</text:p>
          </table:table-cell>
          <table:table-cell office:value-type="float" office:value="1027194918" calcext:value-type="float">
            <text:p>102719491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67654542768217" calcext:value-type="float">
            <text:p>0,367654542768217</text:p>
          </table:table-cell>
          <table:table-cell table:formula="of:=[.F13]/[.G13]" office:value-type="float" office:value="348.152912884571" calcext:value-type="float">
            <text:p>348,1529128845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0011101110001001010110111</text:p>
          </table:table-cell>
          <table:table-cell office:value-type="float" office:value="1047990967" calcext:value-type="float">
            <text:p>104799096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64003994959699" calcext:value-type="float">
            <text:p>0,364003994959699</text:p>
          </table:table-cell>
          <table:table-cell table:formula="of:=[.F14]/[.G14]" office:value-type="float" office:value="351.644492292376" calcext:value-type="float">
            <text:p>351,6444922923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111000100001011101111000101</text:p>
          </table:table-cell>
          <table:table-cell office:value-type="float" office:value="1192278981" calcext:value-type="float">
            <text:p>119227898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4712278057542" calcext:value-type="float">
            <text:p>0,44712278057542</text:p>
          </table:table-cell>
          <table:table-cell table:formula="of:=[.F15]/[.G15]" office:value-type="float" office:value="286.274834476722" calcext:value-type="float">
            <text:p>286,2748344767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001110001011011101101000100</text:p>
          </table:table-cell>
          <table:table-cell office:value-type="float" office:value="1237695300" calcext:value-type="float">
            <text:p>12376953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42806277881244" calcext:value-type="float">
            <text:p>0,542806277881244</text:p>
          </table:table-cell>
          <table:table-cell table:formula="of:=[.F16]/[.G16]" office:value-type="float" office:value="235.811568907469" calcext:value-type="float">
            <text:p>235,8115689074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10010101001100110001000101</text:p>
          </table:table-cell>
          <table:table-cell office:value-type="float" office:value="1314180165" calcext:value-type="float">
            <text:p>131418016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3254622963727" calcext:value-type="float">
            <text:p>0,53254622963727</text:p>
          </table:table-cell>
          <table:table-cell table:formula="of:=[.F17]/[.G17]" office:value-type="float" office:value="240.354720166142" calcext:value-type="float">
            <text:p>240,3547201661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11101010001000000010010011</text:p>
          </table:table-cell>
          <table:table-cell office:value-type="float" office:value="1604878483" calcext:value-type="float">
            <text:p>160487848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12777613735145" calcext:value-type="float">
            <text:p>0,512777613735145</text:p>
          </table:table-cell>
          <table:table-cell table:formula="of:=[.F18]/[.G18]" office:value-type="float" office:value="249.620881589642" calcext:value-type="float">
            <text:p>249,6208815896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0001011100110110010110010001</text:p>
          </table:table-cell>
          <table:table-cell office:value-type="float" office:value="1634952593" calcext:value-type="float">
            <text:p>163495259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42810709456971" calcext:value-type="float">
            <text:p>0,442810709456971</text:p>
          </table:table-cell>
          <table:table-cell table:formula="of:=[.F19]/[.G19]" office:value-type="float" office:value="289.062566162795" calcext:value-type="float">
            <text:p>289,0625661627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0011000111000000101101101111</text:p>
          </table:table-cell>
          <table:table-cell office:value-type="float" office:value="1662782319" calcext:value-type="float">
            <text:p>166278231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58549350257741" calcext:value-type="float">
            <text:p>0,658549350257741</text:p>
          </table:table-cell>
          <table:table-cell table:formula="of:=[.F20]/[.G20]" office:value-type="float" office:value="194.366602821647" calcext:value-type="float">
            <text:p>194,3666028216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110100001011011001110011110</text:p>
          </table:table-cell>
          <table:table-cell office:value-type="float" office:value="1854256030" calcext:value-type="float">
            <text:p>185425603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07334353031749" calcext:value-type="float">
            <text:p>0,507334353031749</text:p>
          </table:table-cell>
          <table:table-cell table:formula="of:=[.F21]/[.G21]" office:value-type="float" office:value="252.299098681358" calcext:value-type="float">
            <text:p>252,2990986813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101001110110000111111111100</text:p>
          </table:table-cell>
          <table:table-cell office:value-type="float" office:value="1966804988" calcext:value-type="float">
            <text:p>196680498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78451606581625" calcext:value-type="float">
            <text:p>0,478451606581625</text:p>
          </table:table-cell>
          <table:table-cell table:formula="of:=[.F22]/[.G22]" office:value-type="float" office:value="267.529669122687" calcext:value-type="float">
            <text:p>267,5296691226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00110010110010001000100010</text:p>
          </table:table-cell>
          <table:table-cell office:value-type="float" office:value="2093687330" calcext:value-type="float">
            <text:p>209368733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05980237206999" calcext:value-type="float">
            <text:p>0,405980237206999</text:p>
          </table:table-cell>
          <table:table-cell table:formula="of:=[.F23]/[.G23]" office:value-type="float" office:value="315.286283097411" calcext:value-type="float">
            <text:p>315,28628309741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11100101111110011100011010</text:p>
          </table:table-cell>
          <table:table-cell office:value-type="float" office:value="2140661530" calcext:value-type="float">
            <text:p>214066153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14665158992995" calcext:value-type="float">
            <text:p>0,614665158992995</text:p>
          </table:table-cell>
          <table:table-cell table:formula="of:=[.F24]/[.G24]" office:value-type="float" office:value="208.24346089455" calcext:value-type="float">
            <text:p>208,243460894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001100100000101110011000110</text:p>
          </table:table-cell>
          <table:table-cell office:value-type="float" office:value="2173721798" calcext:value-type="float">
            <text:p>217372179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812809444955147" calcext:value-type="float">
            <text:p>0,812809444955147</text:p>
          </table:table-cell>
          <table:table-cell table:formula="of:=[.F25]/[.G25]" office:value-type="float" office:value="157.478485018175" calcext:value-type="float">
            <text:p>157,47848501817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001110110101110111100110111</text:p>
          </table:table-cell>
          <table:table-cell office:value-type="float" office:value="2178608951" calcext:value-type="float">
            <text:p>217860895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12862864364142" calcext:value-type="float">
            <text:p>0,612862864364142</text:p>
          </table:table-cell>
          <table:table-cell table:formula="of:=[.F26]/[.G26]" office:value-type="float" office:value="208.855859022887" calcext:value-type="float">
            <text:p>208,8558590228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011011101101101100010011001</text:p>
          </table:table-cell>
          <table:table-cell office:value-type="float" office:value="2205603993" calcext:value-type="float">
            <text:p>220560399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53276551661525" calcext:value-type="float">
            <text:p>0,753276551661525</text:p>
          </table:table-cell>
          <table:table-cell table:formula="of:=[.F27]/[.G27]" office:value-type="float" office:value="169.924312283007" calcext:value-type="float">
            <text:p>169,92431228300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110000010111001101100000101</text:p>
          </table:table-cell>
          <table:table-cell office:value-type="float" office:value="2248907525" calcext:value-type="float">
            <text:p>224890752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51928222677043" calcext:value-type="float">
            <text:p>0,451928222677043</text:p>
          </table:table-cell>
          <table:table-cell table:formula="of:=[.F28]/[.G28]" office:value-type="float" office:value="283.230817588198" calcext:value-type="float">
            <text:p>283,2308175881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1001111010000000000011000111</text:p>
          </table:table-cell>
          <table:table-cell office:value-type="float" office:value="2313683143" calcext:value-type="float">
            <text:p>231368314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94838211134268" calcext:value-type="float">
            <text:p>0,494838211134268</text:p>
          </table:table-cell>
          <table:table-cell table:formula="of:=[.F29]/[.G29]" office:value-type="float" office:value="258.670404022758" calcext:value-type="float">
            <text:p>258,6704040227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1010101111000001111101001000</text:p>
          </table:table-cell>
          <table:table-cell office:value-type="float" office:value="2327584584" calcext:value-type="float">
            <text:p>232758458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47885079099147" calcext:value-type="float">
            <text:p>0,447885079099147</text:p>
          </table:table-cell>
          <table:table-cell table:formula="of:=[.F30]/[.G30]" office:value-type="float" office:value="285.787595910658" calcext:value-type="float">
            <text:p>285,7875959106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010000010100010100100001000</text:p>
          </table:table-cell>
          <table:table-cell office:value-type="float" office:value="2584357128" calcext:value-type="float">
            <text:p>2584357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46493447036648" calcext:value-type="float">
            <text:p>0,446493447036648</text:p>
          </table:table-cell>
          <table:table-cell table:formula="of:=[.F31]/[.G31]" office:value-type="float" office:value="286.67833951322" calcext:value-type="float">
            <text:p>286,678339513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100011011110000110111111101</text:p>
          </table:table-cell>
          <table:table-cell office:value-type="float" office:value="2624523773" calcext:value-type="float">
            <text:p>262452377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86136886797398" calcext:value-type="float">
            <text:p>0,486136886797398</text:p>
          </table:table-cell>
          <table:table-cell table:formula="of:=[.F32]/[.G32]" office:value-type="float" office:value="263.300324407074" calcext:value-type="float">
            <text:p>263,3003244070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101111011110100000011000011</text:p>
          </table:table-cell>
          <table:table-cell office:value-type="float" office:value="2649702595" calcext:value-type="float">
            <text:p>264970259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48161369284142" calcext:value-type="float">
            <text:p>0,548161369284142</text:p>
          </table:table-cell>
          <table:table-cell table:formula="of:=[.F33]/[.G33]" office:value-type="float" office:value="233.50788138748" calcext:value-type="float">
            <text:p>233,507881387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0111101100000101101100010011</text:p>
          </table:table-cell>
          <table:table-cell office:value-type="float" office:value="2813352723" calcext:value-type="float">
            <text:p>281335272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92618897797237" calcext:value-type="float">
            <text:p>0,692618897797237</text:p>
          </table:table-cell>
          <table:table-cell table:formula="of:=[.F34]/[.G34]" office:value-type="float" office:value="184.80581515619" calcext:value-type="float">
            <text:p>184,8058151561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1000110101010000111000010001</text:p>
          </table:table-cell>
          <table:table-cell office:value-type="float" office:value="2832535057" calcext:value-type="float">
            <text:p>283253505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49796202691074" calcext:value-type="float">
            <text:p>0,749796202691074</text:p>
          </table:table-cell>
          <table:table-cell table:formula="of:=[.F35]/[.G35]" office:value-type="float" office:value="170.713054481469" calcext:value-type="float">
            <text:p>170,7130544814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1101100100100011110010011111</text:p>
          </table:table-cell>
          <table:table-cell office:value-type="float" office:value="2912042143" calcext:value-type="float">
            <text:p>291204214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76573306332533" calcext:value-type="float">
            <text:p>0,776573306332533</text:p>
          </table:table-cell>
          <table:table-cell table:formula="of:=[.F36]/[.G36]" office:value-type="float" office:value="164.826680181033" calcext:value-type="float">
            <text:p>164,8266801810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0000101110110000101010100111</text:p>
          </table:table-cell>
          <table:table-cell office:value-type="float" office:value="2965047975" calcext:value-type="float">
            <text:p>296504797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907556438432255" calcext:value-type="float">
            <text:p>0,907556438432255</text:p>
          </table:table-cell>
          <table:table-cell table:formula="of:=[.F37]/[.G37]" office:value-type="float" office:value="141.03806064239" calcext:value-type="float">
            <text:p>141,038060642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0001100011100010000101010110</text:p>
          </table:table-cell>
          <table:table-cell office:value-type="float" office:value="2978881878" calcext:value-type="float">
            <text:p>297888187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801737475504648" calcext:value-type="float">
            <text:p>0,801737475504648</text:p>
          </table:table-cell>
          <table:table-cell table:formula="of:=[.F38]/[.G38]" office:value-type="float" office:value="159.653257968802" calcext:value-type="float">
            <text:p>159,6532579688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010000101111100001101100001</text:p>
          </table:table-cell>
          <table:table-cell office:value-type="float" office:value="3122119521" calcext:value-type="float">
            <text:p>312211952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39894430347699" calcext:value-type="float">
            <text:p>0,739894430347699</text:p>
          </table:table-cell>
          <table:table-cell table:formula="of:=[.F39]/[.G39]" office:value-type="float" office:value="172.997653110929" calcext:value-type="float">
            <text:p>172,9976531109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0000101000010111100000011111</text:p>
          </table:table-cell>
          <table:table-cell office:value-type="float" office:value="3500242975" calcext:value-type="float">
            <text:p>350024297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9746917580684" calcext:value-type="float">
            <text:p>0,69746917580684</text:p>
          </table:table-cell>
          <table:table-cell table:formula="of:=[.F40]/[.G40]" office:value-type="float" office:value="183.520655019526" calcext:value-type="float">
            <text:p>183,5206550195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0010111100011000101001110100</text:p>
          </table:table-cell>
          <table:table-cell office:value-type="float" office:value="3539044980" calcext:value-type="float">
            <text:p>353904498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70371520319066" calcext:value-type="float">
            <text:p>0,770371520319066</text:p>
          </table:table-cell>
          <table:table-cell table:formula="of:=[.F41]/[.G41]" office:value-type="float" office:value="166.153598132737" calcext:value-type="float">
            <text:p>166,1535981327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1011111111100000011110110110</text:p>
          </table:table-cell>
          <table:table-cell office:value-type="float" office:value="3690858422" calcext:value-type="float">
            <text:p>369085842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988876486944669" calcext:value-type="float">
            <text:p>0,988876486944669</text:p>
          </table:table-cell>
          <table:table-cell table:formula="of:=[.F42]/[.G42]" office:value-type="float" office:value="129.439825589828" calcext:value-type="float">
            <text:p>129,4398255898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0011100010110101001000001010</text:p>
          </table:table-cell>
          <table:table-cell office:value-type="float" office:value="3817558538" calcext:value-type="float">
            <text:p>381755853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9472341775124" calcext:value-type="float">
            <text:p>0,59472341775124</text:p>
          </table:table-cell>
          <table:table-cell table:formula="of:=[.F43]/[.G43]" office:value-type="float" office:value="215.226097004876" calcext:value-type="float">
            <text:p>215,2260970048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1001000001001000001010101111</text:p>
          </table:table-cell>
          <table:table-cell office:value-type="float" office:value="3909386927" calcext:value-type="float">
            <text:p>390938692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97172259002172" calcext:value-type="float">
            <text:p>0,797172259002172</text:p>
          </table:table-cell>
          <table:table-cell table:formula="of:=[.F44]/[.G44]" office:value-type="float" office:value="160.567554320341" calcext:value-type="float">
            <text:p>160,5675543203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001100111100010101100110011</text:p>
          </table:table-cell>
          <table:table-cell office:value-type="float" office:value="4053674803" calcext:value-type="float">
            <text:p>405367480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.0613709318944" calcext:value-type="float">
            <text:p>1,0613709318944</text:p>
          </table:table-cell>
          <table:table-cell table:formula="of:=[.F45]/[.G45]" office:value-type="float" office:value="120.598742770859" calcext:value-type="float">
            <text:p>120,5987427708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010111000101111111000010010</text:p>
          </table:table-cell>
          <table:table-cell office:value-type="float" office:value="4074962450" calcext:value-type="float">
            <text:p>407496245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967364822244035" calcext:value-type="float">
            <text:p>0,967364822244035</text:p>
          </table:table-cell>
          <table:table-cell table:formula="of:=[.F46]/[.G46]" office:value-type="float" office:value="132.318228921198" calcext:value-type="float">
            <text:p>132,3182289211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0010001001100001100010011</text:p>
          </table:table-cell>
          <table:table-cell office:value-type="float" office:value="4131701523" calcext:value-type="float">
            <text:p>413170152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01282022196615" calcext:value-type="float">
            <text:p>0,601282022196615</text:p>
          </table:table-cell>
          <table:table-cell table:formula="of:=[.F47]/[.G47]" office:value-type="float" office:value="212.878475116199" calcext:value-type="float">
            <text:p>212,8784751161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0010111000111010111011110</text:p>
          </table:table-cell>
          <table:table-cell office:value-type="float" office:value="4133254622" calcext:value-type="float">
            <text:p>413325462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69507449791407" calcext:value-type="float">
            <text:p>0,569507449791407</text:p>
          </table:table-cell>
          <table:table-cell table:formula="of:=[.F48]/[.G48]" office:value-type="float" office:value="224.755620048311" calcext:value-type="float">
            <text:p>224,75562004831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1100110001101100001010110</text:p>
          </table:table-cell>
          <table:table-cell office:value-type="float" office:value="4153989206" calcext:value-type="float">
            <text:p>415398920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839223722588833" calcext:value-type="float">
            <text:p>0,839223722588833</text:p>
          </table:table-cell>
          <table:table-cell table:formula="of:=[.F49]/[.G49]" office:value-type="float" office:value="152.521903938971" calcext:value-type="float">
            <text:p>152,5219039389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001011011010010110100101011</text:p>
          </table:table-cell>
          <table:table-cell office:value-type="float" office:value="4184681771" calcext:value-type="float">
            <text:p>418468177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944349575861592" calcext:value-type="float">
            <text:p>0,944349575861592</text:p>
          </table:table-cell>
          <table:table-cell table:formula="of:=[.F50]/[.G50]" office:value-type="float" office:value="135.543026938109" calcext:value-type="float">
            <text:p>135,5430269381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100001001110100000001111101</text:p>
          </table:table-cell>
          <table:table-cell office:value-type="float" office:value="4230430845" calcext:value-type="float">
            <text:p>4230430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96582983831653" calcext:value-type="float">
            <text:p>0,796582983831653</text:p>
          </table:table-cell>
          <table:table-cell table:formula="of:=[.F51]/[.G51]" office:value-type="float" office:value="160.686334754862" calcext:value-type="float">
            <text:p>160,686334754862</text:p>
          </table:table-cell>
        </table:table-row>
      </table:table>
      <table:table table:name="bignum_32_02.dat - 8 frascos" table:style-name="ta1"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010010101100100011010100</text:p>
          </table:table-cell>
          <table:table-cell office:value-type="float" office:value="239782100" calcext:value-type="float">
            <text:p>2397821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81348386978553" calcext:value-type="float">
            <text:p>0,581348386978553</text:p>
          </table:table-cell>
          <table:table-cell table:formula="of:=[.F2]/[.G2]" office:value-type="float" office:value="220.17778472777" calcext:value-type="float">
            <text:p>220,177784727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11011011001110000001011010</text:p>
          </table:table-cell>
          <table:table-cell office:value-type="float" office:value="325902426" calcext:value-type="float">
            <text:p>32590242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26482722418626" calcext:value-type="float">
            <text:p>0,526482722418626</text:p>
          </table:table-cell>
          <table:table-cell table:formula="of:=[.F3]/[.G3]" office:value-type="float" office:value="243.122888082588" calcext:value-type="float">
            <text:p>243,12288808258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010100110100010001110011</text:p>
          </table:table-cell>
          <table:table-cell office:value-type="float" office:value="374555763" calcext:value-type="float">
            <text:p>37455576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01493289819032" calcext:value-type="float">
            <text:p>0,501493289819032</text:p>
          </table:table-cell>
          <table:table-cell table:formula="of:=[.F4]/[.G4]" office:value-type="float" office:value="255.237712245741" calcext:value-type="float">
            <text:p>255,2377122457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100111101111001011110001</text:p>
          </table:table-cell>
          <table:table-cell office:value-type="float" office:value="446624497" calcext:value-type="float">
            <text:p>44662449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40554368916538" calcext:value-type="float">
            <text:p>0,340554368916538</text:p>
          </table:table-cell>
          <table:table-cell table:formula="of:=[.F5]/[.G5]" office:value-type="float" office:value="375.857753366159" calcext:value-type="float">
            <text:p>375,8577533661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111000000110000100100110</text:p>
          </table:table-cell>
          <table:table-cell office:value-type="float" office:value="518021414" calcext:value-type="float">
            <text:p>51802141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53435536624612" calcext:value-type="float">
            <text:p>0,453435536624612</text:p>
          </table:table-cell>
          <table:table-cell table:formula="of:=[.F6]/[.G6]" office:value-type="float" office:value="282.289299495218" calcext:value-type="float">
            <text:p>282,2892994952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1100100101101000000011101</text:p>
          </table:table-cell>
          <table:table-cell office:value-type="float" office:value="529715229" calcext:value-type="float">
            <text:p>52971522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36266509307672" calcext:value-type="float">
            <text:p>0,436266509307672</text:p>
          </table:table-cell>
          <table:table-cell table:formula="of:=[.F7]/[.G7]" office:value-type="float" office:value="293.398638834615" calcext:value-type="float">
            <text:p>293,3986388346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0111010110000111011111101</text:p>
          </table:table-cell>
          <table:table-cell office:value-type="float" office:value="585830141" calcext:value-type="float">
            <text:p>58583014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19488383870634" calcext:value-type="float">
            <text:p>0,519488383870634</text:p>
          </table:table-cell>
          <table:table-cell table:formula="of:=[.F8]/[.G8]" office:value-type="float" office:value="246.396269818952" calcext:value-type="float">
            <text:p>246,3962698189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1100111111011111110101110</text:p>
          </table:table-cell>
          <table:table-cell office:value-type="float" office:value="597671854" calcext:value-type="float">
            <text:p>59767185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74037169653172" calcext:value-type="float">
            <text:p>0,374037169653172</text:p>
          </table:table-cell>
          <table:table-cell table:formula="of:=[.F9]/[.G9]" office:value-type="float" office:value="342.211978875492" calcext:value-type="float">
            <text:p>342,2119788754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0001001000100100001111010</text:p>
          </table:table-cell>
          <table:table-cell office:value-type="float" office:value="673466490" calcext:value-type="float">
            <text:p>67346649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97484794911809" calcext:value-type="float">
            <text:p>0,597484794911809</text:p>
          </table:table-cell>
          <table:table-cell table:formula="of:=[.F10]/[.G10]" office:value-type="float" office:value="214.231393150169" calcext:value-type="float">
            <text:p>214,2313931501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11011010111000011010011101</text:p>
          </table:table-cell>
          <table:table-cell office:value-type="float" office:value="728467101" calcext:value-type="float">
            <text:p>72846710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73620491296961" calcext:value-type="float">
            <text:p>0,573620491296961</text:p>
          </table:table-cell>
          <table:table-cell table:formula="of:=[.F11]/[.G11]" office:value-type="float" office:value="223.144050713026" calcext:value-type="float">
            <text:p>223,1440507130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1010101001100110000101100</text:p>
          </table:table-cell>
          <table:table-cell office:value-type="float" office:value="827640876" calcext:value-type="float">
            <text:p>82764087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907479124883915" calcext:value-type="float">
            <text:p>0,907479124883915</text:p>
          </table:table-cell>
          <table:table-cell table:formula="of:=[.F12]/[.G12]" office:value-type="float" office:value="141.050076514293" calcext:value-type="float">
            <text:p>141,0500765142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1100100011001000010100110</text:p>
          </table:table-cell>
          <table:table-cell office:value-type="float" office:value="831623334" calcext:value-type="float">
            <text:p>83162333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16472222396789" calcext:value-type="float">
            <text:p>0,416472222396789</text:p>
          </table:table-cell>
          <table:table-cell table:formula="of:=[.F13]/[.G13]" office:value-type="float" office:value="307.343426803744" calcext:value-type="float">
            <text:p>307,3434268037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10101110100110001110111100</text:p>
          </table:table-cell>
          <table:table-cell office:value-type="float" office:value="851076028" calcext:value-type="float">
            <text:p>8510760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9940699726247" calcext:value-type="float">
            <text:p>0,59940699726247</text:p>
          </table:table-cell>
          <table:table-cell table:formula="of:=[.F14]/[.G14]" office:value-type="float" office:value="213.544387343798" calcext:value-type="float">
            <text:p>213,5443873437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10000100110100010000111100</text:p>
          </table:table-cell>
          <table:table-cell office:value-type="float" office:value="907232316" calcext:value-type="float">
            <text:p>9072323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72148741016512" calcext:value-type="float">
            <text:p>0,472148741016512</text:p>
          </table:table-cell>
          <table:table-cell table:formula="of:=[.F15]/[.G15]" office:value-type="float" office:value="271.101008814346" calcext:value-type="float">
            <text:p>271,1010088143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11011001010100110000001000</text:p>
          </table:table-cell>
          <table:table-cell office:value-type="float" office:value="929385480" calcext:value-type="float">
            <text:p>92938548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52709788868992" calcext:value-type="float">
            <text:p>0,652709788868992</text:p>
          </table:table-cell>
          <table:table-cell table:formula="of:=[.F16]/[.G16]" office:value-type="float" office:value="196.105531405921" calcext:value-type="float">
            <text:p>196,1055314059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0000100100101011110011010</text:p>
          </table:table-cell>
          <table:table-cell office:value-type="float" office:value="974280602" calcext:value-type="float">
            <text:p>97428060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73673316989401" calcext:value-type="float">
            <text:p>0,473673316989401</text:p>
          </table:table-cell>
          <table:table-cell table:formula="of:=[.F17]/[.G17]" office:value-type="float" office:value="270.228436791731" calcext:value-type="float">
            <text:p>270,2284367917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1010110011100011101001100</text:p>
          </table:table-cell>
          <table:table-cell office:value-type="float" office:value="995739468" calcext:value-type="float">
            <text:p>99573946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64782497442873" calcext:value-type="float">
            <text:p>0,764782497442873</text:p>
          </table:table-cell>
          <table:table-cell table:formula="of:=[.F18]/[.G18]" office:value-type="float" office:value="167.367846973461" calcext:value-type="float">
            <text:p>167,3678469734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001011111100000100110110</text:p>
          </table:table-cell>
          <table:table-cell office:value-type="float" office:value="1009762614" calcext:value-type="float">
            <text:p>100976261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40701786350992" calcext:value-type="float">
            <text:p>0,540701786350992</text:p>
          </table:table-cell>
          <table:table-cell table:formula="of:=[.F19]/[.G19]" office:value-type="float" office:value="236.729382500893" calcext:value-type="float">
            <text:p>236,7293825008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01101000110110101001001101</text:p>
          </table:table-cell>
          <table:table-cell office:value-type="float" office:value="1101228621" calcext:value-type="float">
            <text:p>110122862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28820134253588" calcext:value-type="float">
            <text:p>0,428820134253588</text:p>
          </table:table-cell>
          <table:table-cell table:formula="of:=[.F20]/[.G20]" office:value-type="float" office:value="298.493446961857" calcext:value-type="float">
            <text:p>298,4934469618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11110111100000100011101000</text:p>
          </table:table-cell>
          <table:table-cell office:value-type="float" office:value="1138624744" calcext:value-type="float">
            <text:p>113862474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39548122741271" calcext:value-type="float">
            <text:p>0,539548122741271</text:p>
          </table:table-cell>
          <table:table-cell table:formula="of:=[.F21]/[.G21]" office:value-type="float" office:value="237.235558062315" calcext:value-type="float">
            <text:p>237,2355580623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1001001100111010001010000011</text:p>
          </table:table-cell>
          <table:table-cell office:value-type="float" office:value="1228120707" calcext:value-type="float">
            <text:p>122812070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48200547025726" calcext:value-type="float">
            <text:p>0,448200547025726</text:p>
          </table:table-cell>
          <table:table-cell table:formula="of:=[.F22]/[.G22]" office:value-type="float" office:value="285.586443054147" calcext:value-type="float">
            <text:p>285,5864430541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1101000000011100100010001101</text:p>
          </table:table-cell>
          <table:table-cell office:value-type="float" office:value="1291962509" calcext:value-type="float">
            <text:p>129196250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52661059001921" calcext:value-type="float">
            <text:p>0,552661059001921</text:p>
          </table:table-cell>
          <table:table-cell table:formula="of:=[.F23]/[.G23]" office:value-type="float" office:value="231.606692592313" calcext:value-type="float">
            <text:p>231,60669259231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00111001001001000111001100</text:p>
          </table:table-cell>
          <table:table-cell office:value-type="float" office:value="1357156812" calcext:value-type="float">
            <text:p>135715681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0365060948904" calcext:value-type="float">
            <text:p>0,40365060948904</text:p>
          </table:table-cell>
          <table:table-cell table:formula="of:=[.F24]/[.G24]" office:value-type="float" office:value="317.105925250623" calcext:value-type="float">
            <text:p>317,1059252506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111001010010101010111011111</text:p>
          </table:table-cell>
          <table:table-cell office:value-type="float" office:value="1462326751" calcext:value-type="float">
            <text:p>146232675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51551457368138" calcext:value-type="float">
            <text:p>0,751551457368138</text:p>
          </table:table-cell>
          <table:table-cell table:formula="of:=[.F25]/[.G25]" office:value-type="float" office:value="170.314352723423" calcext:value-type="float">
            <text:p>170,3143527234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10101001101110100101001011</text:p>
          </table:table-cell>
          <table:table-cell office:value-type="float" office:value="1520888139" calcext:value-type="float">
            <text:p>15208881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865620160569786" calcext:value-type="float">
            <text:p>0,865620160569786</text:p>
          </table:table-cell>
          <table:table-cell table:formula="of:=[.F26]/[.G26]" office:value-type="float" office:value="147.870862799389" calcext:value-type="float">
            <text:p>147,8708627993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11000001010100111011100110</text:p>
          </table:table-cell>
          <table:table-cell office:value-type="float" office:value="1527074534" calcext:value-type="float">
            <text:p>152707453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43946566171951" calcext:value-type="float">
            <text:p>0,543946566171951</text:p>
          </table:table-cell>
          <table:table-cell table:formula="of:=[.F27]/[.G27]" office:value-type="float" office:value="235.317231434709" calcext:value-type="float">
            <text:p>235,3172314347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100001111110100110100100001</text:p>
          </table:table-cell>
          <table:table-cell office:value-type="float" office:value="1547652385" calcext:value-type="float">
            <text:p>154765238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54423784271851" calcext:value-type="float">
            <text:p>0,554423784271851</text:p>
          </table:table-cell>
          <table:table-cell table:formula="of:=[.F28]/[.G28]" office:value-type="float" office:value="230.87032633008" calcext:value-type="float">
            <text:p>230,8703263300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01001101110101010101110000</text:p>
          </table:table-cell>
          <table:table-cell office:value-type="float" office:value="1765234032" calcext:value-type="float">
            <text:p>17652340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39355125404047" calcext:value-type="float">
            <text:p>0,539355125404047</text:p>
          </table:table-cell>
          <table:table-cell table:formula="of:=[.F29]/[.G29]" office:value-type="float" office:value="237.320448014861" calcext:value-type="float">
            <text:p>237,3204480148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11111100010010100100101011</text:p>
          </table:table-cell>
          <table:table-cell office:value-type="float" office:value="1810966827" calcext:value-type="float">
            <text:p>181096682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72956509851635" calcext:value-type="float">
            <text:p>0,472956509851635</text:p>
          </table:table-cell>
          <table:table-cell table:formula="of:=[.F30]/[.G30]" office:value-type="float" office:value="270.637991726033" calcext:value-type="float">
            <text:p>270,6379917260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100110001000000110100010001</text:p>
          </table:table-cell>
          <table:table-cell office:value-type="float" office:value="1824787729" calcext:value-type="float">
            <text:p>182478772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81396542290349" calcext:value-type="float">
            <text:p>0,581396542290349</text:p>
          </table:table-cell>
          <table:table-cell table:formula="of:=[.F31]/[.G31]" office:value-type="float" office:value="220.159548069821" calcext:value-type="float">
            <text:p>220,1595480698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00111100010110000010001000</text:p>
          </table:table-cell>
          <table:table-cell office:value-type="float" office:value="1961975944" calcext:value-type="float">
            <text:p>196197594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49707842077386" calcext:value-type="float">
            <text:p>0,449707842077386</text:p>
          </table:table-cell>
          <table:table-cell table:formula="of:=[.F32]/[.G32]" office:value-type="float" office:value="284.62923708138" calcext:value-type="float">
            <text:p>284,629237081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011111011101101110111111001</text:p>
          </table:table-cell>
          <table:table-cell office:value-type="float" office:value="2213469689" calcext:value-type="float">
            <text:p>221346968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88053583999787" calcext:value-type="float">
            <text:p>0,688053583999787</text:p>
          </table:table-cell>
          <table:table-cell table:formula="of:=[.F33]/[.G33]" office:value-type="float" office:value="186.03202276182" calcext:value-type="float">
            <text:p>186,032022761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110011101010010000010000010</text:p>
          </table:table-cell>
          <table:table-cell office:value-type="float" office:value="2255822978" calcext:value-type="float">
            <text:p>225582297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64498535733113" calcext:value-type="float">
            <text:p>0,564498535733113</text:p>
          </table:table-cell>
          <table:table-cell table:formula="of:=[.F34]/[.G34]" office:value-type="float" office:value="226.749923866085" calcext:value-type="float">
            <text:p>226,74992386608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010110000101110111000111001</text:p>
          </table:table-cell>
          <table:table-cell office:value-type="float" office:value="2328030777" calcext:value-type="float">
            <text:p>232803077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93120317501555" calcext:value-type="float">
            <text:p>0,593120317501555</text:p>
          </table:table-cell>
          <table:table-cell table:formula="of:=[.F35]/[.G35]" office:value-type="float" office:value="215.807815417931" calcext:value-type="float">
            <text:p>215,8078154179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100101011000111100100111111</text:p>
          </table:table-cell>
          <table:table-cell office:value-type="float" office:value="2360113471" calcext:value-type="float">
            <text:p>236011347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46957336946257" calcext:value-type="float">
            <text:p>0,546957336946257</text:p>
          </table:table-cell>
          <table:table-cell table:formula="of:=[.F36]/[.G36]" office:value-type="float" office:value="234.021908755521" calcext:value-type="float">
            <text:p>234,0219087555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100010000011100001010000111</text:p>
          </table:table-cell>
          <table:table-cell office:value-type="float" office:value="2755773063" calcext:value-type="float">
            <text:p>275577306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23849401501635" calcext:value-type="float">
            <text:p>0,423849401501635</text:p>
          </table:table-cell>
          <table:table-cell table:formula="of:=[.F37]/[.G37]" office:value-type="float" office:value="301.994056253271" calcext:value-type="float">
            <text:p>301,9940562532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101010000101001101111000001</text:p>
          </table:table-cell>
          <table:table-cell office:value-type="float" office:value="2772605889" calcext:value-type="float">
            <text:p>277260588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01833866670687" calcext:value-type="float">
            <text:p>0,501833866670687</text:p>
          </table:table-cell>
          <table:table-cell table:formula="of:=[.F38]/[.G38]" office:value-type="float" office:value="255.06449146047" calcext:value-type="float">
            <text:p>255,064491460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110111000111101010111100011</text:p>
          </table:table-cell>
          <table:table-cell office:value-type="float" office:value="2799949283" calcext:value-type="float">
            <text:p>279994928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75198058304124" calcext:value-type="float">
            <text:p>0,575198058304124</text:p>
          </table:table-cell>
          <table:table-cell table:formula="of:=[.F39]/[.G39]" office:value-type="float" office:value="222.53204466195" calcext:value-type="float">
            <text:p>222,532044661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010100101101001101010011101</text:p>
          </table:table-cell>
          <table:table-cell office:value-type="float" office:value="2996214429" calcext:value-type="float">
            <text:p>299621442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75632633153061" calcext:value-type="float">
            <text:p>0,475632633153061</text:p>
          </table:table-cell>
          <table:table-cell table:formula="of:=[.F40]/[.G40]" office:value-type="float" office:value="269.115260556163" calcext:value-type="float">
            <text:p>269,1152605561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100000000010010001101001101</text:p>
          </table:table-cell>
          <table:table-cell office:value-type="float" office:value="3019973453" calcext:value-type="float">
            <text:p>30199734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10371969339418" calcext:value-type="float">
            <text:p>0,510371969339418</text:p>
          </table:table-cell>
          <table:table-cell table:formula="of:=[.F41]/[.G41]" office:value-type="float" office:value="250.797472607424" calcext:value-type="float">
            <text:p>250,7974726074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1100100111010001010101110111</text:p>
          </table:table-cell>
          <table:table-cell office:value-type="float" office:value="3164411255" calcext:value-type="float">
            <text:p>316441125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70271570006026" calcext:value-type="float">
            <text:p>0,570271570006026</text:p>
          </table:table-cell>
          <table:table-cell table:formula="of:=[.F42]/[.G42]" office:value-type="float" office:value="224.454464736244" calcext:value-type="float">
            <text:p>224,4544647362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1111100011011111010111001101</text:p>
          </table:table-cell>
          <table:table-cell office:value-type="float" office:value="3213751757" calcext:value-type="float">
            <text:p>321375175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0741407237265" calcext:value-type="float">
            <text:p>0,60741407237265</text:p>
          </table:table-cell>
          <table:table-cell table:formula="of:=[.F43]/[.G43]" office:value-type="float" office:value="210.729395023749" calcext:value-type="float">
            <text:p>210,7293950237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001001010111011011010101011</text:p>
          </table:table-cell>
          <table:table-cell office:value-type="float" office:value="3240867499" calcext:value-type="float">
            <text:p>324086749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892725677799989" calcext:value-type="float">
            <text:p>0,892725677799989</text:p>
          </table:table-cell>
          <table:table-cell table:formula="of:=[.F44]/[.G44]" office:value-type="float" office:value="143.381111558749" calcext:value-type="float">
            <text:p>143,3811115587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100000111000001010110001010</text:p>
          </table:table-cell>
          <table:table-cell office:value-type="float" office:value="3290174858" calcext:value-type="float">
            <text:p>329017485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54673979639007" calcext:value-type="float">
            <text:p>0,654673979639007</text:p>
          </table:table-cell>
          <table:table-cell table:formula="of:=[.F45]/[.G45]" office:value-type="float" office:value="195.517164238879" calcext:value-type="float">
            <text:p>195,5171642388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011010100101111110110011011</text:p>
          </table:table-cell>
          <table:table-cell office:value-type="float" office:value="3545431451" calcext:value-type="float">
            <text:p>354543145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64849948726957" calcext:value-type="float">
            <text:p>0,564849948726957</text:p>
          </table:table-cell>
          <table:table-cell table:formula="of:=[.F46]/[.G46]" office:value-type="float" office:value="226.608854773702" calcext:value-type="float">
            <text:p>226,6088547737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100111000100110010110101110</text:p>
          </table:table-cell>
          <table:table-cell office:value-type="float" office:value="3974260142" calcext:value-type="float">
            <text:p>397426014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25195754315966" calcext:value-type="float">
            <text:p>0,625195754315966</text:p>
          </table:table-cell>
          <table:table-cell table:formula="of:=[.F47]/[.G47]" office:value-type="float" office:value="204.73587531004" calcext:value-type="float">
            <text:p>204,735875310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00000000110000010000110111</text:p>
          </table:table-cell>
          <table:table-cell office:value-type="float" office:value="4026729527" calcext:value-type="float">
            <text:p>402672952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77779344556331" calcext:value-type="float">
            <text:p>0,777779344556331</text:p>
          </table:table-cell>
          <table:table-cell table:formula="of:=[.F48]/[.G48]" office:value-type="float" office:value="164.571097054545" calcext:value-type="float">
            <text:p>164,5710970545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01011111101010011011010100</text:p>
          </table:table-cell>
          <table:table-cell office:value-type="float" office:value="4051609300" calcext:value-type="float">
            <text:p>40516093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61402927145469" calcext:value-type="float">
            <text:p>0,661402927145469</text:p>
          </table:table-cell>
          <table:table-cell table:formula="of:=[.F49]/[.G49]" office:value-type="float" office:value="193.52802164398" calcext:value-type="float">
            <text:p>193,528021643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10101110001111111100101111</text:p>
          </table:table-cell>
          <table:table-cell office:value-type="float" office:value="4072210223" calcext:value-type="float">
            <text:p>407221022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43157991545162" calcext:value-type="float">
            <text:p>0,643157991545162</text:p>
          </table:table-cell>
          <table:table-cell table:formula="of:=[.F50]/[.G50]" office:value-type="float" office:value="199.017973317077" calcext:value-type="float">
            <text:p>199,0179733170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1011000111111110010100101001</text:p>
          </table:table-cell>
          <table:table-cell office:value-type="float" office:value="4213171497" calcext:value-type="float">
            <text:p>421317149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0424715644295" calcext:value-type="float">
            <text:p>0,70424715644295</text:p>
          </table:table-cell>
          <table:table-cell table:formula="of:=[.F51]/[.G51]" office:value-type="float" office:value="181.754372494039" calcext:value-type="float">
            <text:p>181,754372494039</text:p>
          </table:table-cell>
        </table:table-row>
      </table:table>
      <table:table table:name="bignum_64_01.dat - 8 frascos" table:style-name="ta1">
        <table:table-column table:style-name="co9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111111111011100001110000001100100000101110011000110</text:p>
          </table:table-cell>
          <table:table-cell office:value-type="float" office:value="1.39609129605947E+017" calcext:value-type="float">
            <text:p>1,39609129605947E+01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7.78650933299681" calcext:value-type="float">
            <text:p>7,78650933299681</text:p>
          </table:table-cell>
          <table:table-cell table:formula="of:=[.F2]/[.G2]" office:value-type="float" office:value="263.019013066768" calcext:value-type="float">
            <text:p>263,019013066768</text:p>
          </table:table-cell>
          <table:table-cell/>
          <table:table-cell table:formula="of:= 8 * 2^8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01101100111000000101101000111011010110011100011101001100</text:p>
          </table:table-cell>
          <table:table-cell office:value-type="float" office:value="1.3997402623528E+018" calcext:value-type="float">
            <text:p>1,3997402623528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0.987604677032038" calcext:value-type="float">
            <text:p>0,987604677032038</text:p>
          </table:table-cell>
          <table:table-cell table:formula="of:=[.F3]/[.G3]" office:value-type="float" office:value="2073.70423371695" calcext:value-type="float">
            <text:p>2073,70423371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10011110111100101111000101101001001101110101010101110000</text:p>
          </table:table-cell>
          <table:table-cell office:value-type="float" office:value="1.91823760997268E+018" calcext:value-type="float">
            <text:p>1,91823760997268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8416599213945" calcext:value-type="float">
            <text:p>1,38416599213945</text:p>
          </table:table-cell>
          <table:table-cell table:formula="of:=[.F4]/[.G4]" office:value-type="float" office:value="1479.59132909666" calcext:value-type="float">
            <text:p>1479,59132909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011101011000011101111110111111011000111111110010100101001</text:p>
          </table:table-cell>
          <table:table-cell office:value-type="float" office:value="2.51612130081924E+018" calcext:value-type="float">
            <text:p>2,51612130081924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598751136388" calcext:value-type="float">
            <text:p>1,2598751136388</text:p>
          </table:table-cell>
          <table:table-cell table:formula="of:=[.F5]/[.G5]" office:value-type="float" office:value="1625.55794445762" calcext:value-type="float">
            <text:p>1625,55794445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110011111101111111010111001011100001111110100110100100001</text:p>
          </table:table-cell>
          <table:table-cell office:value-type="float" office:value="2.56698106821734E+018" calcext:value-type="float">
            <text:p>2,56698106821734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0.992186697143036" calcext:value-type="float">
            <text:p>0,992186697143036</text:p>
          </table:table-cell>
          <table:table-cell table:formula="of:=[.F6]/[.G6]" office:value-type="float" office:value="2064.12765450004" calcext:value-type="float">
            <text:p>2064,1276545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0101011010000010111100101011011011111111100000011110110110</text:p>
          </table:table-cell>
          <table:table-cell office:value-type="float" office:value="2.97970706936116E+018" calcext:value-type="float">
            <text:p>2,97970706936116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03626775891763" calcext:value-type="float">
            <text:p>3,03626775891763</text:p>
          </table:table-cell>
          <table:table-cell table:formula="of:=[.F7]/[.G7]" office:value-type="float" office:value="674.512316637737" calcext:value-type="float">
            <text:p>674,512316637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1010011100001111000010111010000001110110101110111100110111</text:p>
          </table:table-cell>
          <table:table-cell office:value-type="float" office:value="3.35862559255632E+018" calcext:value-type="float">
            <text:p>3,35862559255632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.06282978994023" calcext:value-type="float">
            <text:p>5,06282978994023</text:p>
          </table:table-cell>
          <table:table-cell table:formula="of:=[.F8]/[.G8]" office:value-type="float" office:value="404.516858154968" calcext:value-type="float">
            <text:p>404,516858154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00101010100110011000010110010001010110000101110111000111001</text:p>
          </table:table-cell>
          <table:table-cell office:value-type="float" office:value="3.55469049758082E+018" calcext:value-type="float">
            <text:p>3,55469049758082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7599848424442" calcext:value-type="float">
            <text:p>1,27599848424442</text:p>
          </table:table-cell>
          <table:table-cell table:formula="of:=[.F9]/[.G9]" office:value-type="float" office:value="1605.01758057551" calcext:value-type="float">
            <text:p>1605,01758057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001100010011001010110011110101101100100100011110010011111</text:p>
          </table:table-cell>
          <table:table-cell office:value-type="float" office:value="3.77469093365798E+018" calcext:value-type="float">
            <text:p>3,77469093365798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6.29981662977053" calcext:value-type="float">
            <text:p>6,29981662977053</text:p>
          </table:table-cell>
          <table:table-cell table:formula="of:=[.F10]/[.G10]" office:value-type="float" office:value="325.088827240135" calcext:value-type="float">
            <text:p>325,08882724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1000010011010001000011110011000100000111000001010110001010</text:p>
          </table:table-cell>
          <table:table-cell office:value-type="float" office:value="3.89653313038451E+018" calcext:value-type="float">
            <text:p>3,89653313038451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0368372876892" calcext:value-type="float">
            <text:p>1,20368372876892</text:p>
          </table:table-cell>
          <table:table-cell table:formula="of:=[.F11]/[.G11]" office:value-type="float" office:value="1701.44361932566" calcext:value-type="float">
            <text:p>1701,44361932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1101100101010011000000100000001110010010101100100011010100</text:p>
          </table:table-cell>
          <table:table-cell office:value-type="float" office:value="3.99168024221704E+018" calcext:value-type="float">
            <text:p>3,99168024221704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3218677675044" calcext:value-type="float">
            <text:p>1,13218677675044</text:p>
          </table:table-cell>
          <table:table-cell table:formula="of:=[.F12]/[.G12]" office:value-type="float" office:value="1808.88881768969" calcext:value-type="float">
            <text:p>1808,88881768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01000010010010101111001101000101000001001000100100001111010</text:p>
          </table:table-cell>
          <table:table-cell office:value-type="float" office:value="4.18450332339066E+018" calcext:value-type="float">
            <text:p>4,18450332339066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4545359830069" calcext:value-type="float">
            <text:p>1,04545359830069</text:p>
          </table:table-cell>
          <table:table-cell table:formula="of:=[.F13]/[.G13]" office:value-type="float" office:value="1958.95829650295" calcext:value-type="float">
            <text:p>1958,95829650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00101111110000010011011011010011010100101111110110011011</text:p>
          </table:table-cell>
          <table:table-cell office:value-type="float" office:value="4.3368974073989E+018" calcext:value-type="float">
            <text:p>4,3368974073989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64926199373237" calcext:value-type="float">
            <text:p>1,64926199373237</text:p>
          </table:table-cell>
          <table:table-cell table:formula="of:=[.F14]/[.G14]" office:value-type="float" office:value="1241.76753468093" calcext:value-type="float">
            <text:p>1241,76753468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00110111001011101111100111101001000001001000001010101111</text:p>
          </table:table-cell>
          <table:table-cell office:value-type="float" office:value="4.41104601092381E+018" calcext:value-type="float">
            <text:p>4,41104601092381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9446146236741" calcext:value-type="float">
            <text:p>3,9446146236741</text:p>
          </table:table-cell>
          <table:table-cell table:formula="of:=[.F15]/[.G15]" office:value-type="float" office:value="519.188867705522" calcext:value-type="float">
            <text:p>519,188867705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00111001110000000010011011100011100010110101001000001010</text:p>
          </table:table-cell>
          <table:table-cell office:value-type="float" office:value="4.41176858324496E+018" calcext:value-type="float">
            <text:p>4,41176858324496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0.939327205986032" calcext:value-type="float">
            <text:p>0,939327205986032</text:p>
          </table:table-cell>
          <table:table-cell table:formula="of:=[.F16]/[.G16]" office:value-type="float" office:value="2180.28391698734" calcext:value-type="float">
            <text:p>2180,28391698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1001110111000100101011011100010000111001110100111001001111</text:p>
          </table:table-cell>
          <table:table-cell office:value-type="float" office:value="4.50108693005201E+018" calcext:value-type="float">
            <text:p>4,50108693005201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01507249520998" calcext:value-type="float">
            <text:p>3,01507249520998</text:p>
          </table:table-cell>
          <table:table-cell table:formula="of:=[.F17]/[.G17]" office:value-type="float" office:value="679.253982533966" calcext:value-type="float">
            <text:p>679,253982533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0110100011011010100100110101010000111001001001000111001100</text:p>
          </table:table-cell>
          <table:table-cell office:value-type="float" office:value="4.72974091397134E+018" calcext:value-type="float">
            <text:p>4,72974091397134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4617355877698" calcext:value-type="float">
            <text:p>1,14617355877698</text:p>
          </table:table-cell>
          <table:table-cell table:formula="of:=[.F18]/[.G18]" office:value-type="float" office:value="1786.81490627415" calcext:value-type="float">
            <text:p>1786,81490627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1111011110000010001110100000010110010100110100010001110011</text:p>
          </table:table-cell>
          <table:table-cell office:value-type="float" office:value="4.89035603827093E+018" calcext:value-type="float">
            <text:p>4,89035603827093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1829589044037" calcext:value-type="float">
            <text:p>1,21829589044037</text:p>
          </table:table-cell>
          <table:table-cell table:formula="of:=[.F19]/[.G19]" office:value-type="float" office:value="1681.0366152181" calcext:value-type="float">
            <text:p>1681,0366152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1100010000101110111100010100101110000001000110100010001100</text:p>
          </table:table-cell>
          <table:table-cell office:value-type="float" office:value="5.12079923187525E+018" calcext:value-type="float">
            <text:p>5,12079923187525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50256313219984" calcext:value-type="float">
            <text:p>3,50256313219984</text:p>
          </table:table-cell>
          <table:table-cell table:formula="of:=[.F20]/[.G20]" office:value-type="float" office:value="584.714656867219" calcext:value-type="float">
            <text:p>584,714656867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00111000101101110110100010001001110010101001100110001000101</text:p>
          </table:table-cell>
          <table:table-cell office:value-type="float" office:value="5.31586083722709E+018" calcext:value-type="float">
            <text:p>5,31586083722709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19053343941638" calcext:value-type="float">
            <text:p>4,19053343941638</text:p>
          </table:table-cell>
          <table:table-cell table:formula="of:=[.F21]/[.G21]" office:value-type="float" office:value="488.720595983414" calcext:value-type="float">
            <text:p>488,720595983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0100000001110010001000110100011110111000000110000100100110</text:p>
          </table:table-cell>
          <table:table-cell office:value-type="float" office:value="5.54893672433113E+018" calcext:value-type="float">
            <text:p>5,54893672433113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7723609938481" calcext:value-type="float">
            <text:p>1,27723609938481</text:p>
          </table:table-cell>
          <table:table-cell table:formula="of:=[.F22]/[.G22]" office:value-type="float" office:value="1603.46235201654" calcext:value-type="float">
            <text:p>1603,46235201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11100101001010101011101111101101100110001000000110100010001</text:p>
          </table:table-cell>
          <table:table-cell office:value-type="float" office:value="6.28064557343572E+018" calcext:value-type="float">
            <text:p>6,28064557343572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6181235553734" calcext:value-type="float">
            <text:p>1,26181235553734</text:p>
          </table:table-cell>
          <table:table-cell table:formula="of:=[.F23]/[.G23]" office:value-type="float" office:value="1623.06224932142" calcext:value-type="float">
            <text:p>1623,06224932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1010100110111010010100101100110001100100011001000010100110</text:p>
          </table:table-cell>
          <table:table-cell office:value-type="float" office:value="6.53216481871093E+018" calcext:value-type="float">
            <text:p>6,53216481871093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.07648388698755" calcext:value-type="float">
            <text:p>2,07648388698755</text:p>
          </table:table-cell>
          <table:table-cell table:formula="of:=[.F24]/[.G24]" office:value-type="float" office:value="986.282635195945" calcext:value-type="float">
            <text:p>986,282635195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001100011100000010110110111101011111101010001000000010010011</text:p>
          </table:table-cell>
          <table:table-cell office:value-type="float" office:value="7.14159568207692E+018" calcext:value-type="float">
            <text:p>7,14159568207692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97430072870071" calcext:value-type="float">
            <text:p>4,97430072870071</text:p>
          </table:table-cell>
          <table:table-cell table:formula="of:=[.F25]/[.G25]" office:value-type="float" office:value="411.716161064299" calcext:value-type="float">
            <text:p>411,716161064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1111110001001010010010101110100110111000111101010111100011</text:p>
          </table:table-cell>
          <table:table-cell office:value-type="float" office:value="7.77804329890584E+018" calcext:value-type="float">
            <text:p>7,77804329890584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71294168902292" calcext:value-type="float">
            <text:p>1,71294168902292</text:p>
          </table:table-cell>
          <table:table-cell table:formula="of:=[.F26]/[.G26]" office:value-type="float" office:value="1195.60403785152" calcext:value-type="float">
            <text:p>1195,6040378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11010000101101100111001111010011100011011110000110111111101</text:p>
          </table:table-cell>
          <table:table-cell office:value-type="float" office:value="7.96396900988532E+018" calcext:value-type="float">
            <text:p>7,96396900988532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7805723510125" calcext:value-type="float">
            <text:p>1,47805723510125</text:p>
          </table:table-cell>
          <table:table-cell table:formula="of:=[.F27]/[.G27]" office:value-type="float" office:value="1385.60263524552" calcext:value-type="float">
            <text:p>1385,60263524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010100111011000011111111110011110111100110001101100001010110</text:p>
          </table:table-cell>
          <table:table-cell office:value-type="float" office:value="8.44736310522366E+018" calcext:value-type="float">
            <text:p>8,44736310522366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73239231243364" calcext:value-type="float">
            <text:p>3,73239231243364</text:p>
          </table:table-cell>
          <table:table-cell table:formula="of:=[.F28]/[.G28]" office:value-type="float" office:value="548.709735891787" calcext:value-type="float">
            <text:p>548,709735891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11110010111111001110001101000000110001011101100010111110111</text:p>
          </table:table-cell>
          <table:table-cell office:value-type="float" office:value="9.19407126325905E+018" calcext:value-type="float">
            <text:p>9,19407126325905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.56189319368719" calcext:value-type="float">
            <text:p>5,56189319368719</text:p>
          </table:table-cell>
          <table:table-cell table:formula="of:=[.F29]/[.G29]" office:value-type="float" office:value="368.219943943638" calcext:value-type="float">
            <text:p>368,219943943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01111101110110111011111100111000001001010111011011010101011</text:p>
          </table:table-cell>
          <table:table-cell office:value-type="float" office:value="9.50677992818316E+018" calcext:value-type="float">
            <text:p>9,50677992818316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109044390562" calcext:value-type="float">
            <text:p>1,0109044390562</text:p>
          </table:table-cell>
          <table:table-cell table:formula="of:=[.F30]/[.G30]" office:value-type="float" office:value="2025.90860310402" calcext:value-type="float">
            <text:p>2025,9086031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11000001011100110110000010110000011011101101101100010011001</text:p>
          </table:table-cell>
          <table:table-cell office:value-type="float" office:value="9.65898427380891E+018" calcext:value-type="float">
            <text:p>9,65898427380891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36059943447674" calcext:value-type="float">
            <text:p>4,36059943447674</text:p>
          </table:table-cell>
          <table:table-cell table:formula="of:=[.F31]/[.G31]" office:value-type="float" office:value="469.660199422962" calcext:value-type="float">
            <text:p>469,660199422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11001110101001000001000001001001001001100111010001010000011</text:p>
          </table:table-cell>
          <table:table-cell office:value-type="float" office:value="9.68868591730345E+018" calcext:value-type="float">
            <text:p>9,68868591730345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7569217423147" calcext:value-type="float">
            <text:p>1,37569217423147</text:p>
          </table:table-cell>
          <table:table-cell table:formula="of:=[.F32]/[.G32]" office:value-type="float" office:value="1488.70513212312" calcext:value-type="float">
            <text:p>1488,70513212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01010111100000111110100100000000111000001100110000001101110</text:p>
          </table:table-cell>
          <table:table-cell office:value-type="float" office:value="9.99689966707162E+018" calcext:value-type="float">
            <text:p>9,99689966707162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71138340160392" calcext:value-type="float">
            <text:p>3,71138340160392</text:p>
          </table:table-cell>
          <table:table-cell table:formula="of:=[.F33]/[.G33]" office:value-type="float" office:value="551.815799767529" calcext:value-type="float">
            <text:p>551,815799767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10010101100011110010011111110100101010000101001101111000001</text:p>
          </table:table-cell>
          <table:table-cell office:value-type="float" office:value="1.01366101755667E+019" calcext:value-type="float">
            <text:p>1,01366101755667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92504080822325" calcext:value-type="float">
            <text:p>1,92504080822325</text:p>
          </table:table-cell>
          <table:table-cell table:formula="of:=[.F34]/[.G34]" office:value-type="float" office:value="1063.87355075877" calcext:value-type="float">
            <text:p>1063,87355075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01000001010001010010000100011110110010111000111010111011110</text:p>
          </table:table-cell>
          <table:table-cell office:value-type="float" office:value="1.10997293500777E+019" calcext:value-type="float">
            <text:p>1,10997293500777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41996868675349" calcext:value-type="float">
            <text:p>4,41996868675349</text:p>
          </table:table-cell>
          <table:table-cell table:formula="of:=[.F35]/[.G35]" office:value-type="float" office:value="463.351698879178" calcext:value-type="float">
            <text:p>463,351698879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10111101111010000001100001100001111011010000001001111110000</text:p>
          </table:table-cell>
          <table:table-cell office:value-type="float" office:value="1.13803859899098E+019" calcext:value-type="float">
            <text:p>1,13803859899098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.33745312943491" calcext:value-type="float">
            <text:p>5,33745312943491</text:p>
          </table:table-cell>
          <table:table-cell table:formula="of:=[.F36]/[.G36]" office:value-type="float" office:value="383.703603635547" calcext:value-type="float">
            <text:p>383,703603635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010001000001110000101000011100011111100100101101000000011101</text:p>
          </table:table-cell>
          <table:table-cell office:value-type="float" office:value="1.18359551813125E+019" calcext:value-type="float">
            <text:p>1,18359551813125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9846294283723" calcext:value-type="float">
            <text:p>1,09846294283723</text:p>
          </table:table-cell>
          <table:table-cell table:formula="of:=[.F37]/[.G37]" office:value-type="float" office:value="1864.42338665536" calcext:value-type="float">
            <text:p>1864,42338665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011110110000010110110001001110101000110101010000111000010001</text:p>
          </table:table-cell>
          <table:table-cell office:value-type="float" office:value="1.20832579402301E+019" calcext:value-type="float">
            <text:p>1,20832579402301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96402124932668" calcext:value-type="float">
            <text:p>4,96402124932668</text:p>
          </table:table-cell>
          <table:table-cell table:formula="of:=[.F38]/[.G38]" office:value-type="float" office:value="412.568741577766" calcext:value-type="float">
            <text:p>412,568741577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00010111011000010101010011111111001011011010010110100101011</text:p>
          </table:table-cell>
          <table:table-cell office:value-type="float" office:value="1.27347840878807E+019" calcext:value-type="float">
            <text:p>1,27347840878807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.5492215616899" calcext:value-type="float">
            <text:p>5,5492215616899</text:p>
          </table:table-cell>
          <table:table-cell table:formula="of:=[.F39]/[.G39]" office:value-type="float" office:value="369.060773161186" calcext:value-type="float">
            <text:p>369,060773161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00110001110001000010101011001100001011100110110010110010001</text:p>
          </table:table-cell>
          <table:table-cell office:value-type="float" office:value="1.2794200246292E+019" calcext:value-type="float">
            <text:p>1,2794200246292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9340043310449" calcext:value-type="float">
            <text:p>4,9340043310449</text:p>
          </table:table-cell>
          <table:table-cell table:formula="of:=[.F40]/[.G40]" office:value-type="float" office:value="415.078679018161" calcext:value-type="float">
            <text:p>415,078679018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01010010110100110101001110101011011000001010100111011100110</text:p>
          </table:table-cell>
          <table:table-cell office:value-type="float" office:value="1.28686429858854E+019" calcext:value-type="float">
            <text:p>1,28686429858854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5596887392467" calcext:value-type="float">
            <text:p>1,55596887392467</text:p>
          </table:table-cell>
          <table:table-cell table:formula="of:=[.F41]/[.G41]" office:value-type="float" office:value="1316.22170232382" calcext:value-type="float">
            <text:p>1316,22170232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10000000001001000110100110110111100100111010001010101110111</text:p>
          </table:table-cell>
          <table:table-cell office:value-type="float" office:value="1.29706872185876E+019" calcext:value-type="float">
            <text:p>1,29706872185876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0.753928192388581" calcext:value-type="float">
            <text:p>0,753928192388581</text:p>
          </table:table-cell>
          <table:table-cell table:formula="of:=[.F42]/[.G42]" office:value-type="float" office:value="2716.43907294614" calcext:value-type="float">
            <text:p>2716,43907294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101000010111110000110110000100110110110111100100010001010001</text:p>
          </table:table-cell>
          <table:table-cell office:value-type="float" office:value="1.34094012378187E+019" calcext:value-type="float">
            <text:p>1,34094012378187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58111568305549" calcext:value-type="float">
            <text:p>4,58111568305549</text:p>
          </table:table-cell>
          <table:table-cell table:formula="of:=[.F43]/[.G43]" office:value-type="float" office:value="447.052670504499" calcext:value-type="float">
            <text:p>447,052670504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111110001101111101011100110100101011011010111000011010011101</text:p>
          </table:table-cell>
          <table:table-cell office:value-type="float" office:value="1.3802958694506E+019" calcext:value-type="float">
            <text:p>1,3802958694506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2073705145167" calcext:value-type="float">
            <text:p>1,32073705145167</text:p>
          </table:table-cell>
          <table:table-cell table:formula="of:=[.F44]/[.G44]" office:value-type="float" office:value="1550.64931187398" calcext:value-type="float">
            <text:p>1550,64931187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00010100001011110000001111111010010111100011000101001110100</text:p>
          </table:table-cell>
          <table:table-cell office:value-type="float" office:value="1.50334291092178E+019" calcext:value-type="float">
            <text:p>1,50334291092178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377655154742" calcext:value-type="float">
            <text:p>1,3377655154742</text:p>
          </table:table-cell>
          <table:table-cell table:formula="of:=[.F45]/[.G45]" office:value-type="float" office:value="1530.91104256342" calcext:value-type="float">
            <text:p>1530,91104256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0110011100010011001011010111001110100111100010110000010001000</text:p>
          </table:table-cell>
          <table:table-cell office:value-type="float" office:value="1.70693173376483E+019" calcext:value-type="float">
            <text:p>1,70693173376483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94108310475429" calcext:value-type="float">
            <text:p>1,94108310475429</text:p>
          </table:table-cell>
          <table:table-cell table:formula="of:=[.F46]/[.G46]" office:value-type="float" office:value="1055.08104984472" calcext:value-type="float">
            <text:p>1055,08104984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0101111110101001101101010000110010101110100110001110111100</text:p>
          </table:table-cell>
          <table:table-cell office:value-type="float" office:value="1.74015294405205E+019" calcext:value-type="float">
            <text:p>1,74015294405205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6565492428181" calcext:value-type="float">
            <text:p>1,6565492428181</text:p>
          </table:table-cell>
          <table:table-cell table:formula="of:=[.F47]/[.G47]" office:value-type="float" office:value="1236.30493260555" calcext:value-type="float">
            <text:p>1236,30493260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1010111000111111110010111111110000000000110000010000110111</text:p>
          </table:table-cell>
          <table:table-cell office:value-type="float" office:value="1.74900097342486E+019" calcext:value-type="float">
            <text:p>1,74900097342486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1418190539643" calcext:value-type="float">
            <text:p>1,51418190539643</text:p>
          </table:table-cell>
          <table:table-cell table:formula="of:=[.F48]/[.G48]" office:value-type="float" office:value="1352.54555129809" calcext:value-type="float">
            <text:p>1352,54555129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1011100010111111100001001010001001111010000000000011000111</text:p>
          </table:table-cell>
          <table:table-cell office:value-type="float" office:value="1.75018304574917E+019" calcext:value-type="float">
            <text:p>1,75018304574917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7952528845743" calcext:value-type="float">
            <text:p>1,17952528845743</text:p>
          </table:table-cell>
          <table:table-cell table:formula="of:=[.F49]/[.G49]" office:value-type="float" office:value="1736.29172688476" calcext:value-type="float">
            <text:p>1736,29172688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1001000100110000110001001101111100110010110010001000100010</text:p>
          </table:table-cell>
          <table:table-cell office:value-type="float" office:value="1.77455229202121E+019" calcext:value-type="float">
            <text:p>1,77455229202121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7.00893849789174" calcext:value-type="float">
            <text:p>7,00893849789174</text:p>
          </table:table-cell>
          <table:table-cell table:formula="of:=[.F50]/[.G50]" office:value-type="float" office:value="292.198312285952" calcext:value-type="float">
            <text:p>292,198312285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110000100111010000000111110111110001100111100010101100110011</text:p>
          </table:table-cell>
          <table:table-cell office:value-type="float" office:value="1.81695621313183E+019" calcext:value-type="float">
            <text:p>1,81695621313183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83670858106906" calcext:value-type="float">
            <text:p>3,83670858106906</text:p>
          </table:table-cell>
          <table:table-cell table:formula="of:=[.F51]/[.G51]" office:value-type="float" office:value="533.790867022104" calcext:value-type="float">
            <text:p>533,790867022104</text:p>
          </table:table-cell>
          <table:table-cell table:number-columns-repeated="2"/>
        </table:table-row>
      </table:table>
      <table:table table:name="bignum_64_02.dat - 8 frascos" table:style-name="ta1">
        <table:table-column table:style-name="co9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10010010111011000100011000100000111000110000000001111</text:p>
          </table:table-cell>
          <table:table-cell office:value-type="float" office:value="1.58291778898518E+017" calcext:value-type="float">
            <text:p>1,58291778898518E+01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6667536801762" calcext:value-type="float">
            <text:p>1,26667536801762</text:p>
          </table:table-cell>
          <table:table-cell table:formula="of:=[.F2]/[.G2]" office:value-type="float" office:value="1616.83099846267" calcext:value-type="float">
            <text:p>1616,830998462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00110001101111001101001100111010100001101010000001111111</text:p>
          </table:table-cell>
          <table:table-cell office:value-type="float" office:value="7.34575829644124E+017" calcext:value-type="float">
            <text:p>7,34575829644124E+01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6644914722598" calcext:value-type="float">
            <text:p>1,56644914722598</text:p>
          </table:table-cell>
          <table:table-cell table:formula="of:=[.F3]/[.G3]" office:value-type="float" office:value="1307.41556700184" calcext:value-type="float">
            <text:p>1307,415567001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1100100000001010000100100110000011000010010101000101001</text:p>
          </table:table-cell>
          <table:table-cell office:value-type="float" office:value="8.56815366131756E+017" calcext:value-type="float">
            <text:p>8,56815366131756E+01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.25258185404331" calcext:value-type="float">
            <text:p>2,25258185404331</text:p>
          </table:table-cell>
          <table:table-cell table:formula="of:=[.F4]/[.G4]" office:value-type="float" office:value="909.178947847737" calcext:value-type="float">
            <text:p>909,1789478477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010001110001110101101000101010111000010100101011111011100</text:p>
          </table:table-cell>
          <table:table-cell office:value-type="float" office:value="9.0472524593092E+017" calcext:value-type="float">
            <text:p>9,0472524593092E+01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0.896916140488119" calcext:value-type="float">
            <text:p>0,896916140488119</text:p>
          </table:table-cell>
          <table:table-cell table:formula="of:=[.F5]/[.G5]" office:value-type="float" office:value="2283.37957981829" calcext:value-type="float">
            <text:p>2283,379579818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00110011000001101011011101000001100111100001111111000110</text:p>
          </table:table-cell>
          <table:table-cell office:value-type="float" office:value="9.5111133045497E+017" calcext:value-type="float">
            <text:p>9,5111133045497E+01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8687634681667" calcext:value-type="float">
            <text:p>1,18687634681667</text:p>
          </table:table-cell>
          <table:table-cell table:formula="of:=[.F6]/[.G6]" office:value-type="float" office:value="1725.53779969831" calcext:value-type="float">
            <text:p>1725,537799698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01110000001000111011111101110101010011000001001001001001</text:p>
          </table:table-cell>
          <table:table-cell office:value-type="float" office:value="1.61683157143965E+018" calcext:value-type="float">
            <text:p>1,61683157143965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1826354034075" calcext:value-type="float">
            <text:p>1,11826354034075</text:p>
          </table:table-cell>
          <table:table-cell table:formula="of:=[.F7]/[.G7]" office:value-type="float" office:value="1831.41086704476" calcext:value-type="float">
            <text:p>1831,410867044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00000100011011011110101110101010101110100010011111011000</text:p>
          </table:table-cell>
          <table:table-cell office:value-type="float" office:value="2.01885939191789E+018" calcext:value-type="float">
            <text:p>2,01885939191789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9375676847978" calcext:value-type="float">
            <text:p>1,39375676847978</text:p>
          </table:table-cell>
          <table:table-cell table:formula="of:=[.F8]/[.G8]" office:value-type="float" office:value="1469.40990445114" calcext:value-type="float">
            <text:p>1469,409904451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1110000110001100000000101110110011010101011010010001101001</text:p>
          </table:table-cell>
          <table:table-cell office:value-type="float" office:value="4.00093814577677E+018" calcext:value-type="float">
            <text:p>4,00093814577677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7654179302284" calcext:value-type="float">
            <text:p>1,37654179302284</text:p>
          </table:table-cell>
          <table:table-cell table:formula="of:=[.F9]/[.G9]" office:value-type="float" office:value="1487.78628471763" calcext:value-type="float">
            <text:p>1487,786284717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101101111100111111010110101001111011010000100010111011111</text:p>
          </table:table-cell>
          <table:table-cell office:value-type="float" office:value="4.13870214928717E+018" calcext:value-type="float">
            <text:p>4,13870214928717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3270975052652" calcext:value-type="float">
            <text:p>1,03270975052652</text:p>
          </table:table-cell>
          <table:table-cell table:formula="of:=[.F10]/[.G10]" office:value-type="float" office:value="1983.13223919484" calcext:value-type="float">
            <text:p>1983,132239194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0001000100000000010100101101011100000100111000001111100001</text:p>
          </table:table-cell>
          <table:table-cell office:value-type="float" office:value="4.91905811617438E+018" calcext:value-type="float">
            <text:p>4,91905811617438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.0815629884162" calcext:value-type="float">
            <text:p>2,0815629884162</text:p>
          </table:table-cell>
          <table:table-cell table:formula="of:=[.F11]/[.G11]" office:value-type="float" office:value="983.876063994711" calcext:value-type="float">
            <text:p>983,87606399471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0110000110110000100000100011110100000101011010110010011011</text:p>
          </table:table-cell>
          <table:table-cell office:value-type="float" office:value="5.00990497920684E+018" calcext:value-type="float">
            <text:p>5,00990497920684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3241674435379" calcext:value-type="float">
            <text:p>1,53241674435379</text:p>
          </table:table-cell>
          <table:table-cell table:formula="of:=[.F12]/[.G12]" office:value-type="float" office:value="1336.45107151555" calcext:value-type="float">
            <text:p>1336,451071515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1000100000011011101011110010110010011011111001100011111100</text:p>
          </table:table-cell>
          <table:table-cell office:value-type="float" office:value="5.05316053863626E+018" calcext:value-type="float">
            <text:p>5,05316053863626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0934637135958" calcext:value-type="float">
            <text:p>1,00934637135958</text:p>
          </table:table-cell>
          <table:table-cell table:formula="of:=[.F13]/[.G13]" office:value-type="float" office:value="2029.03587718987" calcext:value-type="float">
            <text:p>2029,035877189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100101101100111011110100001110110000000100000000010010001110</text:p>
          </table:table-cell>
          <table:table-cell office:value-type="float" office:value="5.29086673624918E+018" calcext:value-type="float">
            <text:p>5,29086673624918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9864721080018" calcext:value-type="float">
            <text:p>1,49864721080018</text:p>
          </table:table-cell>
          <table:table-cell table:formula="of:=[.F14]/[.G14]" office:value-type="float" office:value="1366.56578362195" calcext:value-type="float">
            <text:p>1366,565783621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101111011010010001001100010110010000011001000110111110011110</text:p>
          </table:table-cell>
          <table:table-cell office:value-type="float" office:value="5.46575671308927E+018" calcext:value-type="float">
            <text:p>5,46575671308927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3646387176895" calcext:value-type="float">
            <text:p>1,23646387176895</text:p>
          </table:table-cell>
          <table:table-cell table:formula="of:=[.F15]/[.G15]" office:value-type="float" office:value="1656.33630448905" calcext:value-type="float">
            <text:p>1656,3363044890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01101001010000011110011001100010110111101111001101011010001</text:p>
          </table:table-cell>
          <table:table-cell office:value-type="float" office:value="6.00162616552768E+018" calcext:value-type="float">
            <text:p>6,00162616552768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3405652276447" calcext:value-type="float">
            <text:p>1,43405652276447</text:p>
          </table:table-cell>
          <table:table-cell table:formula="of:=[.F16]/[.G16]" office:value-type="float" office:value="1428.11665195178" calcext:value-type="float">
            <text:p>1428,116651951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1110011101110010101011010010011110101010111100100011010010</text:p>
          </table:table-cell>
          <table:table-cell office:value-type="float" office:value="6.6016555059E+018" calcext:value-type="float">
            <text:p>6,6016555059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949455121594" calcext:value-type="float">
            <text:p>1,949455121594</text:p>
          </table:table-cell>
          <table:table-cell table:formula="of:=[.F17]/[.G17]" office:value-type="float" office:value="1050.54995999365" calcext:value-type="float">
            <text:p>1050,5499599936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0001111101010101111000101100001100011110001111001111110101</text:p>
          </table:table-cell>
          <table:table-cell office:value-type="float" office:value="6.66457927829953E+018" calcext:value-type="float">
            <text:p>6,66457927829953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7791609571657" calcext:value-type="float">
            <text:p>1,57791609571657</text:p>
          </table:table-cell>
          <table:table-cell table:formula="of:=[.F18]/[.G18]" office:value-type="float" office:value="1297.91438566317" calcext:value-type="float">
            <text:p>1297,914385663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000011010000100111110111000001101101110011011101010110101111</text:p>
          </table:table-cell>
          <table:table-cell office:value-type="float" office:value="6.97625112802426E+018" calcext:value-type="float">
            <text:p>6,97625112802426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65072801827852" calcext:value-type="float">
            <text:p>1,65072801827852</text:p>
          </table:table-cell>
          <table:table-cell table:formula="of:=[.F19]/[.G19]" office:value-type="float" office:value="1240.66471115925" calcext:value-type="float">
            <text:p>1240,6647111592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011110001110000011000001001100100100100101001011100101010110</text:p>
          </table:table-cell>
          <table:table-cell office:value-type="float" office:value="7.46191490895713E+018" calcext:value-type="float">
            <text:p>7,46191490895713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91760868367512" calcext:value-type="float">
            <text:p>1,91760868367512</text:p>
          </table:table-cell>
          <table:table-cell table:formula="of:=[.F20]/[.G20]" office:value-type="float" office:value="1067.99683242724" calcext:value-type="float">
            <text:p>1067,996832427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011111010000011000000001010001111110011101111100101000101100</text:p>
          </table:table-cell>
          <table:table-cell office:value-type="float" office:value="7.48058462219979E+018" calcext:value-type="float">
            <text:p>7,48058462219979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2752117332501" calcext:value-type="float">
            <text:p>1,32752117332501</text:p>
          </table:table-cell>
          <table:table-cell table:formula="of:=[.F21]/[.G21]" office:value-type="float" office:value="1542.72492307631" calcext:value-type="float">
            <text:p>1542,724923076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1001010011001010000101101010111111010111111111101101100001</text:p>
          </table:table-cell>
          <table:table-cell office:value-type="float" office:value="8.23797251361368E+018" calcext:value-type="float">
            <text:p>8,23797251361368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0.892388394393341" calcext:value-type="float">
            <text:p>0,892388394393341</text:p>
          </table:table-cell>
          <table:table-cell table:formula="of:=[.F22]/[.G22]" office:value-type="float" office:value="2294.96485259903" calcext:value-type="float">
            <text:p>2294,964852599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10011011111110110100001001011011111010100001010010110100001</text:p>
          </table:table-cell>
          <table:table-cell office:value-type="float" office:value="8.42168960279699E+018" calcext:value-type="float">
            <text:p>8,42168960279699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6987243146781" calcext:value-type="float">
            <text:p>1,26987243146781</text:p>
          </table:table-cell>
          <table:table-cell table:formula="of:=[.F23]/[.G23]" office:value-type="float" office:value="1612.76042321257" calcext:value-type="float">
            <text:p>1612,760423212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10110001110100001101001110011100011101001001101101001110101</text:p>
          </table:table-cell>
          <table:table-cell office:value-type="float" office:value="8.47085595752273E+018" calcext:value-type="float">
            <text:p>8,47085595752273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79317908788903" calcext:value-type="float">
            <text:p>1,79317908788903</text:p>
          </table:table-cell>
          <table:table-cell table:formula="of:=[.F24]/[.G24]" office:value-type="float" office:value="1142.10566799045" calcext:value-type="float">
            <text:p>1142,105667990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01111111001001111010110111011101010100111101111100011000001</text:p>
          </table:table-cell>
          <table:table-cell office:value-type="float" office:value="8.93323888245807E+018" calcext:value-type="float">
            <text:p>8,93323888245807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261015229041" calcext:value-type="float">
            <text:p>1,5261015229041</text:p>
          </table:table-cell>
          <table:table-cell table:formula="of:=[.F25]/[.G25]" office:value-type="float" office:value="1341.9814928844" calcext:value-type="float">
            <text:p>1341,98149288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10101111010111101011111111111000000010100010110000101000000</text:p>
          </table:table-cell>
          <table:table-cell office:value-type="float" office:value="9.04180968069171E+018" calcext:value-type="float">
            <text:p>9,04180968069171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32545053657" calcext:value-type="float">
            <text:p>1,532545053657</text:p>
          </table:table-cell>
          <table:table-cell table:formula="of:=[.F26]/[.G26]" office:value-type="float" office:value="1336.33917979312" calcext:value-type="float">
            <text:p>1336,3391797931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11111110010110100111110100110100011111011000011000011010010</text:p>
          </table:table-cell>
          <table:table-cell office:value-type="float" office:value="9.21966438761183E+018" calcext:value-type="float">
            <text:p>9,21966438761183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66622826244606" calcext:value-type="float">
            <text:p>1,66622826244606</text:p>
          </table:table-cell>
          <table:table-cell table:formula="of:=[.F27]/[.G27]" office:value-type="float" office:value="1229.1233117085" calcext:value-type="float">
            <text:p>1229,123311708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001100011011100101111100000011000000111011100000001001010100</text:p>
          </table:table-cell>
          <table:table-cell office:value-type="float" office:value="9.44731149746609E+018" calcext:value-type="float">
            <text:p>9,44731149746609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4319971438162" calcext:value-type="float">
            <text:p>1,24319971438162</text:p>
          </table:table-cell>
          <table:table-cell table:formula="of:=[.F28]/[.G28]" office:value-type="float" office:value="1647.36202583404" calcext:value-type="float">
            <text:p>1647,362025834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011110100110101110101101001000010010110011100110010110001010</text:p>
          </table:table-cell>
          <table:table-cell office:value-type="float" office:value="9.77470545267566E+018" calcext:value-type="float">
            <text:p>9,77470545267566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4498954682369" calcext:value-type="float">
            <text:p>1,14498954682369</text:p>
          </table:table-cell>
          <table:table-cell table:formula="of:=[.F29]/[.G29]" office:value-type="float" office:value="1788.6626176469" calcext:value-type="float">
            <text:p>1788,66261764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01000000011001010111101100110101011100001011101010101100111</text:p>
          </table:table-cell>
          <table:table-cell office:value-type="float" office:value="9.94484061604976E+018" calcext:value-type="float">
            <text:p>9,94484061604976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0034829453151" calcext:value-type="float">
            <text:p>1,00034829453151</text:p>
          </table:table-cell>
          <table:table-cell table:formula="of:=[.F30]/[.G30]" office:value-type="float" office:value="2047.28694115396" calcext:value-type="float">
            <text:p>2047,286941153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01011000000011101101100101101010110000111010111100011011000</text:p>
          </table:table-cell>
          <table:table-cell office:value-type="float" office:value="9.99812178845771E+018" calcext:value-type="float">
            <text:p>9,99812178845771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1397993752631" calcext:value-type="float">
            <text:p>1,41397993752631</text:p>
          </table:table-cell>
          <table:table-cell table:formula="of:=[.F31]/[.G31]" office:value-type="float" office:value="1448.39395924024" calcext:value-type="float">
            <text:p>1448,393959240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1011010111010000000110001100011101011010100111111110000111001</text:p>
          </table:table-cell>
          <table:table-cell office:value-type="float" office:value="1.08609968569196E+019" calcext:value-type="float">
            <text:p>1,08609968569196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8957694241235" calcext:value-type="float">
            <text:p>1,18957694241235</text:p>
          </table:table-cell>
          <table:table-cell table:formula="of:=[.F32]/[.G32]" office:value-type="float" office:value="1721.62045764509" calcext:value-type="float">
            <text:p>1721,620457645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010010111111100111011100000001111000110001101000100101000000</text:p>
          </table:table-cell>
          <table:table-cell office:value-type="float" office:value="1.18713805927575E+019" calcext:value-type="float">
            <text:p>1,18713805927575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3598480926715" calcext:value-type="float">
            <text:p>1,13598480926715</text:p>
          </table:table-cell>
          <table:table-cell table:formula="of:=[.F33]/[.G33]" office:value-type="float" office:value="1802.84100922196" calcext:value-type="float">
            <text:p>1802,841009221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010100001001010010111100011000111100111110101100011011101110</text:p>
          </table:table-cell>
          <table:table-cell office:value-type="float" office:value="1.18921196058472E+019" calcext:value-type="float">
            <text:p>1,18921196058472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3447562389492" calcext:value-type="float">
            <text:p>1,03447562389492</text:p>
          </table:table-cell>
          <table:table-cell table:formula="of:=[.F34]/[.G34]" office:value-type="float" office:value="1979.74698745345" calcext:value-type="float">
            <text:p>1979,746987453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110000101011110011000000110110000111001111100111001101000111</text:p>
          </table:table-cell>
          <table:table-cell office:value-type="float" office:value="1.24062339569978E+019" calcext:value-type="float">
            <text:p>1,24062339569978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7453755929386" calcext:value-type="float">
            <text:p>1,57453755929386</text:p>
          </table:table-cell>
          <table:table-cell table:formula="of:=[.F35]/[.G35]" office:value-type="float" office:value="1300.69936275034" calcext:value-type="float">
            <text:p>1300,6993627503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01000101111110000110011101011101110111101000111010111101101</text:p>
          </table:table-cell>
          <table:table-cell office:value-type="float" office:value="1.28396957205411E+019" calcext:value-type="float">
            <text:p>1,28396957205411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3678132282391" calcext:value-type="float">
            <text:p>1,33678132282391</text:p>
          </table:table-cell>
          <table:table-cell table:formula="of:=[.F36]/[.G36]" office:value-type="float" office:value="1532.03816139027" calcext:value-type="float">
            <text:p>1532,0381613902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11101000111100110000000000110100101011111010010110110110101</text:p>
          </table:table-cell>
          <table:table-cell office:value-type="float" office:value="1.32066915651261E+019" calcext:value-type="float">
            <text:p>1,32066915651261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8531117464655" calcext:value-type="float">
            <text:p>1,38531117464655</text:p>
          </table:table-cell>
          <table:table-cell table:formula="of:=[.F37]/[.G37]" office:value-type="float" office:value="1478.36820887735" calcext:value-type="float">
            <text:p>1478,368208877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11110111011000110001110100000011011100110110000001100010010</text:p>
          </table:table-cell>
          <table:table-cell office:value-type="float" office:value="1.32392029147603E+019" calcext:value-type="float">
            <text:p>1,32392029147603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4085427727452" calcext:value-type="float">
            <text:p>1,34085427727452</text:p>
          </table:table-cell>
          <table:table-cell table:formula="of:=[.F38]/[.G38]" office:value-type="float" office:value="1527.38447026686" calcext:value-type="float">
            <text:p>1527,384470266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00011011101111000111000000100011101001111100001011011100011</text:p>
          </table:table-cell>
          <table:table-cell office:value-type="float" office:value="1.33210534165127E+019" calcext:value-type="float">
            <text:p>1,33210534165127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8296168397852" calcext:value-type="float">
            <text:p>1,38296168397852</text:p>
          </table:table-cell>
          <table:table-cell table:formula="of:=[.F39]/[.G39]" office:value-type="float" office:value="1480.87978410818" calcext:value-type="float">
            <text:p>1480,879784108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01000111101010000001011100101111101000100000000100111110011</text:p>
          </table:table-cell>
          <table:table-cell office:value-type="float" office:value="1.34199536300453E+019" calcext:value-type="float">
            <text:p>1,34199536300453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9355836326668" calcext:value-type="float">
            <text:p>1,39355836326668</text:p>
          </table:table-cell>
          <table:table-cell table:formula="of:=[.F40]/[.G40]" office:value-type="float" office:value="1469.61910888269" calcext:value-type="float">
            <text:p>1469,619108882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10001000100000100110010101011000000001111110100011011011100</text:p>
          </table:table-cell>
          <table:table-cell office:value-type="float" office:value="1.35659890518817E+019" calcext:value-type="float">
            <text:p>1,35659890518817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.59616479716585" calcext:value-type="float">
            <text:p>2,59616479716585</text:p>
          </table:table-cell>
          <table:table-cell table:formula="of:=[.F41]/[.G41]" office:value-type="float" office:value="788.855931732737" calcext:value-type="float">
            <text:p>788,8559317327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11011100111111001011011100001001011110111001001001110011111</text:p>
          </table:table-cell>
          <table:table-cell office:value-type="float" office:value="1.3756216166536E+019" calcext:value-type="float">
            <text:p>1,3756216166536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71461569929889" calcext:value-type="float">
            <text:p>1,71461569929889</text:p>
          </table:table-cell>
          <table:table-cell table:formula="of:=[.F42]/[.G42]" office:value-type="float" office:value="1194.43674803481" calcext:value-type="float">
            <text:p>1194,4367480348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111100110100101011010110010111100110111100100100010010001000</text:p>
          </table:table-cell>
          <table:table-cell office:value-type="float" office:value="1.60836708224248E+019" calcext:value-type="float">
            <text:p>1,60836708224248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75679267108003" calcext:value-type="float">
            <text:p>1,75679267108003</text:p>
          </table:table-cell>
          <table:table-cell table:formula="of:=[.F43]/[.G43]" office:value-type="float" office:value="1165.76078310991" calcext:value-type="float">
            <text:p>1165,7607831099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111111001100100000001011100001011101001011110101111110011100</text:p>
          </table:table-cell>
          <table:table-cell office:value-type="float" office:value="1.61264058950326E+019" calcext:value-type="float">
            <text:p>1,61264058950326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9732403991985" calcext:value-type="float">
            <text:p>1,29732403991985</text:p>
          </table:table-cell>
          <table:table-cell table:formula="of:=[.F44]/[.G44]" office:value-type="float" office:value="1578.63412453725" calcext:value-type="float">
            <text:p>1578,6341245372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00000000011101100100111000011000110101101100110101100101011</text:p>
          </table:table-cell>
          <table:table-cell office:value-type="float" office:value="1.61419416868659E+019" calcext:value-type="float">
            <text:p>1,61419416868659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4096828316784" calcext:value-type="float">
            <text:p>1,44096828316784</text:p>
          </table:table-cell>
          <table:table-cell table:formula="of:=[.F45]/[.G45]" office:value-type="float" office:value="1421.26653578915" calcext:value-type="float">
            <text:p>1421,266535789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01101000100000110010100100000100101101000000001000110000110</text:p>
          </table:table-cell>
          <table:table-cell office:value-type="float" office:value="1.63762419426856E+019" calcext:value-type="float">
            <text:p>1,63762419426856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85634913111374" calcext:value-type="float">
            <text:p>1,85634913111374</text:p>
          </table:table-cell>
          <table:table-cell table:formula="of:=[.F46]/[.G46]" office:value-type="float" office:value="1103.24074586728" calcext:value-type="float">
            <text:p>1103,240745867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110100101100011000001111100110101000111100000100110001110001</text:p>
          </table:table-cell>
          <table:table-cell office:value-type="float" office:value="1.70901413113616E+019" calcext:value-type="float">
            <text:p>1,70901413113616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827510657374" calcext:value-type="float">
            <text:p>1,5827510657374</text:p>
          </table:table-cell>
          <table:table-cell table:formula="of:=[.F47]/[.G47]" office:value-type="float" office:value="1293.94953150503" calcext:value-type="float">
            <text:p>1293,949531505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111110001100001000100000111010101000000011101101100110111011</text:p>
          </table:table-cell>
          <table:table-cell office:value-type="float" office:value="1.72612089181487E+019" calcext:value-type="float">
            <text:p>1,72612089181487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2107714394411" calcext:value-type="float">
            <text:p>1,22107714394411</text:p>
          </table:table-cell>
          <table:table-cell table:formula="of:=[.F48]/[.G48]" office:value-type="float" office:value="1677.20770973152" calcext:value-type="float">
            <text:p>1677,207709731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000001100101000010011111000100101110000100101000000001100101</text:p>
          </table:table-cell>
          <table:table-cell office:value-type="float" office:value="1.73222624732152E+019" calcext:value-type="float">
            <text:p>1,73222624732152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9660988551968" calcext:value-type="float">
            <text:p>1,49660988551968</text:p>
          </table:table-cell>
          <table:table-cell table:formula="of:=[.F49]/[.G49]" office:value-type="float" office:value="1368.42608071432" calcext:value-type="float">
            <text:p>1368,426080714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111001110000001110101010111110010001101111110001011111001111</text:p>
          </table:table-cell>
          <table:table-cell office:value-type="float" office:value="1.83342186087642E+019" calcext:value-type="float">
            <text:p>1,83342186087642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82898022331008" calcext:value-type="float">
            <text:p>1,82898022331008</text:p>
          </table:table-cell>
          <table:table-cell table:formula="of:=[.F50]/[.G50]" office:value-type="float" office:value="1119.74966918644" calcext:value-type="float">
            <text:p>1119,749669186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111100011110011101000100100111111001111101101101000001111011</text:p>
          </table:table-cell>
          <table:table-cell office:value-type="float" office:value="1.83832585900481E+019" calcext:value-type="float">
            <text:p>1,83832585900481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1687018533201" calcext:value-type="float">
            <text:p>1,31687018533201</text:p>
          </table:table-cell>
          <table:table-cell table:formula="of:=[.F51]/[.G51]" office:value-type="float" office:value="1555.20264853111" calcext:value-type="float">
            <text:p>1555,20264853111</text:p>
          </table:table-cell>
        </table:table-row>
      </table:table>
      <table:table table:name="bignum_128_01.dat - 8 frascos" table:style-name="ta1">
        <table:table-column table:style-name="co9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01100011011110011010011001110101000011010100000011111111000101000000011001010111101100110101011100001011101010101100111</text:p>
          </table:table-cell>
          <table:table-cell office:value-type="float" office:value="1.3550532332178E+037" calcext:value-type="float">
            <text:p>1,3550532332178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99.953951534389" calcext:value-type="float">
            <text:p>399,953951534389</text:p>
          </table:table-cell>
          <table:table-cell table:formula="of:=[.F2]/[.G2]" office:value-type="float" office:value="1310.87090898493" calcext:value-type="float">
            <text:p>1310,870908984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100011100011101011010001010101110000101001010111110111001011100011011101111000111000000100011101001111100001011011100011</text:p>
          </table:table-cell>
          <table:table-cell office:value-type="float" office:value="1.66892350687116E+037" calcext:value-type="float">
            <text:p>1,66892350687116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13.875586474008" calcext:value-type="float">
            <text:p>213,875586474008</text:p>
          </table:table-cell>
          <table:table-cell table:formula="of:=[.F3]/[.G3]" office:value-type="float" office:value="2451.36908163997" calcext:value-type="float">
            <text:p>2451,3690816399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001100110000011010110111010000011001111000011111110001101001011010111010000000110001100011101011010100111111110000111001</text:p>
          </table:table-cell>
          <table:table-cell office:value-type="float" office:value="1.75449072985082E+037" calcext:value-type="float">
            <text:p>1,75449072985082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9.084207850101" calcext:value-type="float">
            <text:p>329,084207850101</text:p>
          </table:table-cell>
          <table:table-cell table:formula="of:=[.F4]/[.G4]" office:value-type="float" office:value="1593.17277308796" calcext:value-type="float">
            <text:p>1593,172773087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11011011001110000001011010001110110101100111000111010011000100001111011110000010001110100000010110010100110100010001110011</text:p>
          </table:table-cell>
          <table:table-cell office:value-type="float" office:value="2.58206503892892E+037" calcext:value-type="float">
            <text:p>2,58206503892892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82.34509861727" calcext:value-type="float">
            <text:p>282,34509861727</text:p>
          </table:table-cell>
          <table:table-cell table:formula="of:=[.F5]/[.G5]" office:value-type="float" office:value="1856.90491022369" calcext:value-type="float">
            <text:p>1856,904910223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0000001000110110111101011101010101011101000100111110110001011011101000111100110000000000110100101011111010010110110110101</text:p>
          </table:table-cell>
          <table:table-cell office:value-type="float" office:value="3.72413825235143E+037" calcext:value-type="float">
            <text:p>3,72413825235143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5.539160983012" calcext:value-type="float">
            <text:p>195,539160983012</text:p>
          </table:table-cell>
          <table:table-cell table:formula="of:=[.F6]/[.G6]" office:value-type="float" office:value="2681.24296618798" calcext:value-type="float">
            <text:p>2681,242966187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01010101001100110000101100100010101100001011101110001110011111000101111110101001101101010000110010101110100110001110111100</text:p>
          </table:table-cell>
          <table:table-cell office:value-type="float" office:value="6.55724658701207E+037" calcext:value-type="float">
            <text:p>6,55724658701207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13.645754529171" calcext:value-type="float">
            <text:p>413,645754529171</text:p>
          </table:table-cell>
          <table:table-cell table:formula="of:=[.F7]/[.G7]" office:value-type="float" office:value="1267.48067460953" calcext:value-type="float">
            <text:p>1267,4806746095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0000100110100010000111100110001000001110000010101100010101000011001110101001000001000001001001001001100111010001010000011</text:p>
          </table:table-cell>
          <table:table-cell office:value-type="float" office:value="7.18783494309334E+037" calcext:value-type="float">
            <text:p>7,18783494309334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2.0132880647" calcext:value-type="float">
            <text:p>252,0132880647</text:p>
          </table:table-cell>
          <table:table-cell table:formula="of:=[.F8]/[.G8]" office:value-type="float" office:value="2080.39823624458" calcext:value-type="float">
            <text:p>2080,398236244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011001010100110000001000000011100100101011001000110101001000001111101110110111011111100111000001001010111011011010101011</text:p>
          </table:table-cell>
          <table:table-cell office:value-type="float" office:value="7.36335038522608E+037" calcext:value-type="float">
            <text:p>7,36335038522608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85.366364757192" calcext:value-type="float">
            <text:p>585,366364757192</text:p>
          </table:table-cell>
          <table:table-cell table:formula="of:=[.F9]/[.G9]" office:value-type="float" office:value="895.657884643702" calcext:value-type="float">
            <text:p>895,6578846437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100001100011000000001011101100110101010110100100011010010001011001110000001000111011111101110101010011000001001001001001</text:p>
          </table:table-cell>
          <table:table-cell office:value-type="float" office:value="7.38042820298862E+037" calcext:value-type="float">
            <text:p>7,38042820298862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0.728874926483" calcext:value-type="float">
            <text:p>290,728874926483</text:p>
          </table:table-cell>
          <table:table-cell table:formula="of:=[.F10]/[.G10]" office:value-type="float" office:value="1803.35716613143" calcext:value-type="float">
            <text:p>1803,357166131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10000100100101011110011010001010000010010001001000011110101011111110001101111101011100110100101011011010111000011010011101</text:p>
          </table:table-cell>
          <table:table-cell office:value-type="float" office:value="7.71904618821745E+037" calcext:value-type="float">
            <text:p>7,71904618821745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05.270920940029" calcext:value-type="float">
            <text:p>505,270920940029</text:p>
          </table:table-cell>
          <table:table-cell table:formula="of:=[.F11]/[.G11]" office:value-type="float" office:value="1037.63739069842" calcext:value-type="float">
            <text:p>1037,637390698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0001011111100000100110110110100110101001011111101100110111111001010111000111111110010111111110000000000110000010000110111</text:p>
          </table:table-cell>
          <table:table-cell office:value-type="float" office:value="8.0001636548222E+037" calcext:value-type="float">
            <text:p>8,0001636548222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38.891751794802" calcext:value-type="float">
            <text:p>638,891751794802</text:p>
          </table:table-cell>
          <table:table-cell table:formula="of:=[.F12]/[.G12]" office:value-type="float" office:value="820.621018391845" calcext:value-type="float">
            <text:p>820,6210183918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1001110011100000000100110111000111000101101010010000010100101011100101001010101011101111101101100110001000000110100010001</text:p>
          </table:table-cell>
          <table:table-cell office:value-type="float" office:value="8.1382765967552E+037" calcext:value-type="float">
            <text:p>8,1382765967552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17.032738480903" calcext:value-type="float">
            <text:p>417,032738480903</text:p>
          </table:table-cell>
          <table:table-cell table:formula="of:=[.F13]/[.G13]" office:value-type="float" office:value="1257.18667054723" calcext:value-type="float">
            <text:p>1257,186670547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0011101110001001010110111000100001110011101001110010011110111111110010111111001110001101000000110001011101100010111110111</text:p>
          </table:table-cell>
          <table:table-cell office:value-type="float" office:value="8.30303986521884E+037" calcext:value-type="float">
            <text:p>8,30303986521884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75.182061868882" calcext:value-type="float">
            <text:p>275,182061868882</text:p>
          </table:table-cell>
          <table:table-cell table:formula="of:=[.F14]/[.G14]" office:value-type="float" office:value="1905.24046676346" calcext:value-type="float">
            <text:p>1905,240466763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001101000110110101001001101010100001110010010010001110011000001101010011110111100101111000101101001001101110101010101110000</text:p>
          </table:table-cell>
          <table:table-cell office:value-type="float" office:value="8.72483201749823E+037" calcext:value-type="float">
            <text:p>8,72483201749823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67.781734268308" calcext:value-type="float">
            <text:p>467,781734268308</text:p>
          </table:table-cell>
          <table:table-cell table:formula="of:=[.F15]/[.G15]" office:value-type="float" office:value="1120.79622095565" calcext:value-type="float">
            <text:p>1120,7962209556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01100001101100001000001000111101000001010110101100100110111110111110001100001000100000111010101000000011101101100110111011</text:p>
          </table:table-cell>
          <table:table-cell office:value-type="float" office:value="9.24164349850318E+037" calcext:value-type="float">
            <text:p>9,24164349850318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.639087189709" calcext:value-type="float">
            <text:p>315,639087189709</text:p>
          </table:table-cell>
          <table:table-cell table:formula="of:=[.F16]/[.G16]" office:value-type="float" office:value="1661.0363585448" calcext:value-type="float">
            <text:p>1661,03635854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10001000000110111010111100101100100110111110011000111111001111111100011110011101000100100111111001111101101101000001111011</text:p>
          </table:table-cell>
          <table:table-cell office:value-type="float" office:value="9.32143592195914E+037" calcext:value-type="float">
            <text:p>9,32143592195914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86.237486428503" calcext:value-type="float">
            <text:p>286,237486428503</text:p>
          </table:table-cell>
          <table:table-cell table:formula="of:=[.F17]/[.G17]" office:value-type="float" office:value="1831.653870853" calcext:value-type="float">
            <text:p>1831,65387085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11000100001011101111000101001011100000010001101000100011000000000111101111111111011100001110000001100100000101110011000110</text:p>
          </table:table-cell>
          <table:table-cell office:value-type="float" office:value="9.44620728832511E+037" calcext:value-type="float">
            <text:p>9,44620728832511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4.901193942027" calcext:value-type="float">
            <text:p>304,901193942027</text:p>
          </table:table-cell>
          <table:table-cell table:formula="of:=[.F18]/[.G18]" office:value-type="float" office:value="1719.53409962601" calcext:value-type="float">
            <text:p>1719,534099626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1001110001011011101101000100010011100101010011001100010001010010111010011100001111000010111010000001110110101110111100110111</text:p>
          </table:table-cell>
          <table:table-cell office:value-type="float" office:value="9.80603243957835E+037" calcext:value-type="float">
            <text:p>9,80603243957835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9.034228997599" calcext:value-type="float">
            <text:p>449,034228997599</text:p>
          </table:table-cell>
          <table:table-cell table:formula="of:=[.F19]/[.G19]" office:value-type="float" office:value="1167.59027740579" calcext:value-type="float">
            <text:p>1167,590277405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1101000000011100100010001101000111101110000001100001001001100010001011101011000011101111110111111011000111111110010100101001</text:p>
          </table:table-cell>
          <table:table-cell office:value-type="float" office:value="1.02359815634945E+038" calcext:value-type="float">
            <text:p>1,0235981563494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56.638629671204" calcext:value-type="float">
            <text:p>456,638629671204</text:p>
          </table:table-cell>
          <table:table-cell table:formula="of:=[.F20]/[.G20]" office:value-type="float" office:value="1148.14640272004" calcext:value-type="float">
            <text:p>1148,146402720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10101001101110100101001011001100011001000110010000101001101110110011100010011001011010111001110100111100010110000010001000</text:p>
          </table:table-cell>
          <table:table-cell office:value-type="float" office:value="1.2049717265805E+038" calcext:value-type="float">
            <text:p>1,204971726580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33.929248801984" calcext:value-type="float">
            <text:p>833,929248801984</text:p>
          </table:table-cell>
          <table:table-cell table:formula="of:=[.F21]/[.G21]" office:value-type="float" office:value="628.696020379652" calcext:value-type="float">
            <text:p>628,6960203796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</text:p>
          </table:table-cell>
          <table:table-cell office:value-type="float" office:value="1.22939788305739E+038" calcext:value-type="float">
            <text:p>1,22939788305739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2.918571686987" calcext:value-type="float">
            <text:p>512,918571686987</text:p>
          </table:table-cell>
          <table:table-cell table:formula="of:=[.F22]/[.G22]" office:value-type="float" office:value="1022.16614671529" calcext:value-type="float">
            <text:p>1022,166146715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011000111000000101101101111010111111010100010000000100100110010100101011010000010111100101011011011111111100000011110110110</text:p>
          </table:table-cell>
          <table:table-cell office:value-type="float" office:value="1.31739187825182E+038" calcext:value-type="float">
            <text:p>1,31739187825182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85.092943054188" calcext:value-type="float">
            <text:p>285,092943054188</text:p>
          </table:table-cell>
          <table:table-cell table:formula="of:=[.F23]/[.G23]" office:value-type="float" office:value="1839.00728788067" calcext:value-type="float">
            <text:p>1839,007287880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111100011100000110000010011001001001001010010111001010101101110000000000011101100100111000011000110101101100110101100101011</text:p>
          </table:table-cell>
          <table:table-cell office:value-type="float" office:value="1.3764803462533E+038" calcext:value-type="float">
            <text:p>1,3764803462533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.310918889335" calcext:value-type="float">
            <text:p>302,310918889335</text:p>
          </table:table-cell>
          <table:table-cell table:formula="of:=[.F24]/[.G24]" office:value-type="float" office:value="1734.26749495582" calcext:value-type="float">
            <text:p>1734,267494955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011111100010010100100101011101001101110001111010101111000111000110010101100011110010011111110100101010000101001101111000001</text:p>
          </table:table-cell>
          <table:table-cell office:value-type="float" office:value="1.43479574129148E+038" calcext:value-type="float">
            <text:p>1,43479574129148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61.621304695361" calcext:value-type="float">
            <text:p>561,621304695361</text:p>
          </table:table-cell>
          <table:table-cell table:formula="of:=[.F25]/[.G25]" office:value-type="float" office:value="933.525839594686" calcext:value-type="float">
            <text:p>933,5258395946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0100001011011001110011110100111000110111100001101111111011111001011100010111111100001001010001001111010000000000011000111</text:p>
          </table:table-cell>
          <table:table-cell office:value-type="float" office:value="1.46909298136309E+038" calcext:value-type="float">
            <text:p>1,46909298136309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91.248955907451" calcext:value-type="float">
            <text:p>391,248955907451</text:p>
          </table:table-cell>
          <table:table-cell table:formula="of:=[.F26]/[.G26]" office:value-type="float" office:value="1340.03680286886" calcext:value-type="float">
            <text:p>1340,036802868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010010100110010100001011010101111110101111111111011011000011110110100101100011000001111100110101000111100000100110001110001</text:p>
          </table:table-cell>
          <table:table-cell office:value-type="float" office:value="1.51963770644885E+038" calcext:value-type="float">
            <text:p>1,5196377064488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57.388948594125" calcext:value-type="float">
            <text:p>457,388948594125</text:p>
          </table:table-cell>
          <table:table-cell table:formula="of:=[.F27]/[.G27]" office:value-type="float" office:value="1146.26293794702" calcext:value-type="float">
            <text:p>1146,262937947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11111110010011110101101110111010101001111011111000110000010110000011010000100111110111000001101101110011011101010110101111</text:p>
          </table:table-cell>
          <table:table-cell office:value-type="float" office:value="1.64789171414015E+038" calcext:value-type="float">
            <text:p>1,6478917141401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8.512712086055" calcext:value-type="float">
            <text:p>348,512712086055</text:p>
          </table:table-cell>
          <table:table-cell table:formula="of:=[.F28]/[.G28]" office:value-type="float" office:value="1504.35832558826" calcext:value-type="float">
            <text:p>1504,358325588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01011110101111010111111111110000000101000101100001010000000101101110011101110010101011010010011110101010111100100011010010</text:p>
          </table:table-cell>
          <table:table-cell office:value-type="float" office:value="1.6679194914291E+038" calcext:value-type="float">
            <text:p>1,6679194914291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02.832358945629" calcext:value-type="float">
            <text:p>402,832358945629</text:p>
          </table:table-cell>
          <table:table-cell table:formula="of:=[.F29]/[.G29]" office:value-type="float" office:value="1301.50418246505" calcext:value-type="float">
            <text:p>1301,5041824650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11111100101101001111101001101000111110110000110000110100100000101111100100000001010000100100110000011000010010101000101001</text:p>
          </table:table-cell>
          <table:table-cell office:value-type="float" office:value="1.7007278940377E+038" calcext:value-type="float">
            <text:p>1,7007278940377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70.733565815544" calcext:value-type="float">
            <text:p>570,733565815544</text:p>
          </table:table-cell>
          <table:table-cell table:formula="of:=[.F30]/[.G30]" office:value-type="float" office:value="918.621282157856" calcext:value-type="float">
            <text:p>918,6212821578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0110000010111001101100000101100000110111011011011000100110010011110100110111001011101111100111101001000001001000001010101111</text:p>
          </table:table-cell>
          <table:table-cell office:value-type="float" office:value="1.78176810910938E+038" calcext:value-type="float">
            <text:p>1,78176810910938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87.319522295269" calcext:value-type="float">
            <text:p>287,319522295269</text:p>
          </table:table-cell>
          <table:table-cell table:formula="of:=[.F31]/[.G31]" office:value-type="float" office:value="1824.75592264561" calcext:value-type="float">
            <text:p>1824,755922645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0111101001101011101011010010000100101100111001100101100010100111010011011111110110100001001011011111010100001010010110100001</text:p>
          </table:table-cell>
          <table:table-cell office:value-type="float" office:value="1.80311489881401E+038" calcext:value-type="float">
            <text:p>1,80311489881401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18.02420436044" calcext:value-type="float">
            <text:p>1718,02420436044</text:p>
          </table:table-cell>
          <table:table-cell table:formula="of:=[.F32]/[.G32]" office:value-type="float" office:value="305.16915807666" calcext:value-type="float">
            <text:p>305,1691580766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010110000000111011011001011010101100001110101111000110110000100010001000100000000010100101101011100000100111000001111100001</text:p>
          </table:table-cell>
          <table:table-cell office:value-type="float" office:value="1.84432793849459E+038" calcext:value-type="float">
            <text:p>1,84432793849459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0.460665669108" calcext:value-type="float">
            <text:p>330,460665669108</text:p>
          </table:table-cell>
          <table:table-cell table:formula="of:=[.F33]/[.G33]" office:value-type="float" office:value="1586.53677870689" calcext:value-type="float">
            <text:p>1586,536778706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100101111111001110111000000011110001100011010001001010000000101001101001010000011110011001100010110111101111001101011010001</text:p>
          </table:table-cell>
          <table:table-cell office:value-type="float" office:value="2.189883195962E+038" calcext:value-type="float">
            <text:p>2,189883195962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5.291751965788" calcext:value-type="float">
            <text:p>515,291751965788</text:p>
          </table:table-cell>
          <table:table-cell table:formula="of:=[.F34]/[.G34]" office:value-type="float" office:value="1017.45855236357" calcext:value-type="float">
            <text:p>1017,458552363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101000010010100101111000110001111001111101011000110111011101111111001110000001110101010111110010001101111110001011111001111</text:p>
          </table:table-cell>
          <table:table-cell office:value-type="float" office:value="2.19370886863007E+038" calcext:value-type="float">
            <text:p>2,19370886863007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4.377782691057" calcext:value-type="float">
            <text:p>344,377782691057</text:p>
          </table:table-cell>
          <table:table-cell table:formula="of:=[.F35]/[.G35]" office:value-type="float" office:value="1522.42109204339" calcext:value-type="float">
            <text:p>1522,421092043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111101100000101101100010011101010001101010100001110000100010011010001100010011001010110011110101101100100100011110010011111</text:p>
          </table:table-cell>
          <table:table-cell office:value-type="float" office:value="2.22896766800043E+038" calcext:value-type="float">
            <text:p>2,22896766800043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87.40727926965" calcext:value-type="float">
            <text:p>687,40727926965</text:p>
          </table:table-cell>
          <table:table-cell table:formula="of:=[.F36]/[.G36]" office:value-type="float" office:value="762.703590449378" calcext:value-type="float">
            <text:p>762,7035904493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1100001010111100110000001101100001110011111001110011010001111011111011100111111001011011100001001011110111001001001110011111</text:p>
          </table:table-cell>
          <table:table-cell office:value-type="float" office:value="2.28854622723304E+038" calcext:value-type="float">
            <text:p>2,28854622723304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77.012429193019" calcext:value-type="float">
            <text:p>577,012429193019</text:p>
          </table:table-cell>
          <table:table-cell table:formula="of:=[.F37]/[.G37]" office:value-type="float" office:value="908.625141287239" calcext:value-type="float">
            <text:p>908,6251412872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00101110110000101010100111111110010110110100101101001010111101000010100001011110000001111111010010111100011000101001110100</text:p>
          </table:table-cell>
          <table:table-cell office:value-type="float" office:value="2.34915302903084E+038" calcext:value-type="float">
            <text:p>2,34915302903084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38.079088047838" calcext:value-type="float">
            <text:p>438,079088047838</text:p>
          </table:table-cell>
          <table:table-cell table:formula="of:=[.F38]/[.G38]" office:value-type="float" office:value="1196.78846652171" calcext:value-type="float">
            <text:p>1196,788466521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01100011100010000101010110011000010111001101100101100100011000101010111100000111110100100000000111000001100110000001101110</text:p>
          </table:table-cell>
          <table:table-cell office:value-type="float" office:value="2.36011337571141E+038" calcext:value-type="float">
            <text:p>2,36011337571141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17.307420637743" calcext:value-type="float">
            <text:p>217,307420637743</text:p>
          </table:table-cell>
          <table:table-cell table:formula="of:=[.F39]/[.G39]" office:value-type="float" office:value="2412.65575957483" calcext:value-type="float">
            <text:p>2412,6557595748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10001011111100001100111010111011101111010001110101111011010110011111010000011000000001010001111110011101111100101000101100</text:p>
          </table:table-cell>
          <table:table-cell office:value-type="float" office:value="2.36850580941125E+038" calcext:value-type="float">
            <text:p>2,3685058094112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74.883401828112" calcext:value-type="float">
            <text:p>274,883401828112</text:p>
          </table:table-cell>
          <table:table-cell table:formula="of:=[.F40]/[.G40]" office:value-type="float" office:value="1907.31050515681" calcext:value-type="float">
            <text:p>1907,3105051568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10100101101001101010011101010110110000010101001110111001100010001110011111101111111010111001011100001111110100110100100001</text:p>
          </table:table-cell>
          <table:table-cell office:value-type="float" office:value="2.37384563736565E+038" calcext:value-type="float">
            <text:p>2,3738456373656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9.926422131269" calcext:value-type="float">
            <text:p>349,926422131269</text:p>
          </table:table-cell>
          <table:table-cell table:formula="of:=[.F41]/[.G41]" office:value-type="float" office:value="1498.28068657051" calcext:value-type="float">
            <text:p>1498,2806865705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</text:p>
          </table:table-cell>
          <table:table-cell office:value-type="float" office:value="2.39266947581421E+038" calcext:value-type="float">
            <text:p>2,39266947581421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0.95965840138" calcext:value-type="float">
            <text:p>340,95965840138</text:p>
          </table:table-cell>
          <table:table-cell table:formula="of:=[.F42]/[.G42]" office:value-type="float" office:value="1537.68338007544" calcext:value-type="float">
            <text:p>1537,683380075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111101110110001100011101000000110111001101100000011000100100100101111011010010001001100010110010000011001000110111110011110</text:p>
          </table:table-cell>
          <table:table-cell office:value-type="float" office:value="2.44220187908493E+038" calcext:value-type="float">
            <text:p>2,44220187908493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05.063923250946" calcext:value-type="float">
            <text:p>405,063923250946</text:p>
          </table:table-cell>
          <table:table-cell table:formula="of:=[.F43]/[.G43]" office:value-type="float" office:value="1294.33398015847" calcext:value-type="float">
            <text:p>1294,333980158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1010000101111100001101100001001101101101111001000100010100011001101000001010001010010000100011110110010111000111010111011110</text:p>
          </table:table-cell>
          <table:table-cell office:value-type="float" office:value="2.47359792815726E+038" calcext:value-type="float">
            <text:p>2,47359792815726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9.050226922321" calcext:value-type="float">
            <text:p>379,050226922321</text:p>
          </table:table-cell>
          <table:table-cell table:formula="of:=[.F44]/[.G44]" office:value-type="float" office:value="1383.16234304074" calcext:value-type="float">
            <text:p>1383,162343040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1100010001000001001100101010110000000011111101000110110111001000001100011011100101111100000011000000111011100000001001010100</text:p>
          </table:table-cell>
          <table:table-cell office:value-type="float" office:value="2.50248328146807E+038" calcext:value-type="float">
            <text:p>2,50248328146807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9.899964248151" calcext:value-type="float">
            <text:p>319,899964248151</text:p>
          </table:table-cell>
          <table:table-cell table:formula="of:=[.F45]/[.G45]" office:value-type="float" office:value="1638.91234321396" calcext:value-type="float">
            <text:p>1638,912343213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11001101001010110101100101111001101111001001000100100010000011100101101111100111111010110101001111011010000100010111011111</text:p>
          </table:table-cell>
          <table:table-cell office:value-type="float" office:value="2.9669135942706E+038" calcext:value-type="float">
            <text:p>2,9669135942706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8.898252135394" calcext:value-type="float">
            <text:p>338,898252135394</text:p>
          </table:table-cell>
          <table:table-cell table:formula="of:=[.F46]/[.G46]" office:value-type="float" office:value="1547.03660079823" calcext:value-type="float">
            <text:p>1547,036600798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11110011001000000010111000010111010010111101011111100111000100100101101100111011110100001110110000000100000000010010001110</text:p>
          </table:table-cell>
          <table:table-cell office:value-type="float" office:value="2.97479682374428E+038" calcext:value-type="float">
            <text:p>2,97479682374428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1.633854201641" calcext:value-type="float">
            <text:p>331,633854201641</text:p>
          </table:table-cell>
          <table:table-cell table:formula="of:=[.F47]/[.G47]" office:value-type="float" office:value="1580.92424328073" calcext:value-type="float">
            <text:p>1580,9242432807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</text:p>
          </table:table-cell>
          <table:table-cell office:value-type="float" office:value="3.02088344005868E+038" calcext:value-type="float">
            <text:p>3,02088344005868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04.69142840288" calcext:value-type="float">
            <text:p>1404,69142840288</text:p>
          </table:table-cell>
          <table:table-cell table:formula="of:=[.F48]/[.G48]" office:value-type="float" office:value="373.240691442184" calcext:value-type="float">
            <text:p>373,2406914421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</text:p>
          </table:table-cell>
          <table:table-cell office:value-type="float" office:value="3.19539342621024E+038" calcext:value-type="float">
            <text:p>3,19539342621024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7.935868152583" calcext:value-type="float">
            <text:p>257,935868152583</text:p>
          </table:table-cell>
          <table:table-cell table:formula="of:=[.F49]/[.G49]" office:value-type="float" office:value="2032.62928787343" calcext:value-type="float">
            <text:p>2032,629287873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110010001001100001100010011011111001100101100100010001000101001110111101111010000001100001100001111011010000001001111110000</text:p>
          </table:table-cell>
          <table:table-cell office:value-type="float" office:value="3.27347119763299E+038" calcext:value-type="float">
            <text:p>3,27347119763299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4.290528447782" calcext:value-type="float">
            <text:p>514,290528447782</text:p>
          </table:table-cell>
          <table:table-cell table:formula="of:=[.F50]/[.G50]" office:value-type="float" office:value="1019.439346049" calcext:value-type="float">
            <text:p>1019,4393460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</text:p>
          </table:table-cell>
          <table:table-cell office:value-type="float" office:value="3.35169262567794E+038" calcext:value-type="float">
            <text:p>3,35169262567794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33.423860555138" calcext:value-type="float">
            <text:p>433,423860555138</text:p>
          </table:table-cell>
          <table:table-cell table:formula="of:=[.F51]/[.G51]" office:value-type="float" office:value="1209.64267940506" calcext:value-type="float">
            <text:p>1209,64267940506</text:p>
          </table:table-cell>
        </table:table-row>
      </table:table>
      <table:table table:name="bignum_128_02.dat - 8 frascos" table:style-name="ta1">
        <table:table-column table:style-name="co9" table:default-cell-style-name="Default"/>
        <table:table-column table:style-name="co6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101001110101010011011011110101111100000110001101001010011011000001100100111000110000000010001110101011110110100000111</text:p>
          </table:table-cell>
          <table:table-cell office:value-type="float" office:value="3.09936732995642E+036" calcext:value-type="float">
            <text:p>3,09936732995642E+036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68.51612761593" calcext:value-type="float">
            <text:p>1668,51612761593</text:p>
          </table:table-cell>
          <table:table-cell table:formula="of:=[.F2]/[.G2]" office:value-type="float" office:value="314.224112864364" calcext:value-type="float">
            <text:p>314,2241128643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011011011110000100111110110101111100101111111000010010100011111000001100011101011010101001000001101101111101111100001</text:p>
          </table:table-cell>
          <table:table-cell office:value-type="float" office:value="5.3882280929738E+036" calcext:value-type="float">
            <text:p>5,3882280929738E+036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82.94103207447" calcext:value-type="float">
            <text:p>1582,94103207447</text:p>
          </table:table-cell>
          <table:table-cell table:formula="of:=[.F3]/[.G3]" office:value-type="float" office:value="331.211327128789" calcext:value-type="float">
            <text:p>331,2113271287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100000100100001111010001010111100111001111001001001111110011101000000001001100000111011000000000010111011011001001100</text:p>
          </table:table-cell>
          <table:table-cell office:value-type="float" office:value="5.40145874576098E+036" calcext:value-type="float">
            <text:p>5,40145874576098E+036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6.602408804" calcext:value-type="float">
            <text:p>1076,602408804</text:p>
          </table:table-cell>
          <table:table-cell table:formula="of:=[.F4]/[.G4]" office:value-type="float" office:value="486.983863042284" calcext:value-type="float">
            <text:p>486,9838630422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100010010100100000110110010001010111111100111111111111000111010000001100011010010111000001000100110010011011000100010110</text:p>
          </table:table-cell>
          <table:table-cell office:value-type="float" office:value="1.13466332692191E+037" calcext:value-type="float">
            <text:p>1,13466332692191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85.47960753335" calcext:value-type="float">
            <text:p>1385,47960753335</text:p>
          </table:table-cell>
          <table:table-cell table:formula="of:=[.F5]/[.G5]" office:value-type="float" office:value="378.416251779714" calcext:value-type="float">
            <text:p>378,4162517797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100101111001111110001110100100111011110010001101110110101101110101010110010000010001101001010100000001000101110110100010</text:p>
          </table:table-cell>
          <table:table-cell office:value-type="float" office:value="1.40795529827362E+037" calcext:value-type="float">
            <text:p>1,40795529827362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93.28852659933" calcext:value-type="float">
            <text:p>1293,28852659933</text:p>
          </table:table-cell>
          <table:table-cell table:formula="of:=[.F6]/[.G6]" office:value-type="float" office:value="405.391364120891" calcext:value-type="float">
            <text:p>405,39136412089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11101100000101111001001101000110001001010111100011100000111000111011001100011100111111100001000010110111110001010010110</text:p>
          </table:table-cell>
          <table:table-cell office:value-type="float" office:value="1.92221220521309E+037" calcext:value-type="float">
            <text:p>1,92221220521309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74.201591386122" calcext:value-type="float">
            <text:p>674,201591386122</text:p>
          </table:table-cell>
          <table:table-cell table:formula="of:=[.F7]/[.G7]" office:value-type="float" office:value="777.642780287855" calcext:value-type="float">
            <text:p>777,6427802878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0001011000010001101001111000001110110110010001011000101111001000000101001000111010100010100101101100100100001001011010101</text:p>
          </table:table-cell>
          <table:table-cell office:value-type="float" office:value="2.68137371231324E+037" calcext:value-type="float">
            <text:p>2,68137371231324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54.52549865522" calcext:value-type="float">
            <text:p>1154,52549865522</text:p>
          </table:table-cell>
          <table:table-cell table:formula="of:=[.F8]/[.G8]" office:value-type="float" office:value="454.115565754663" calcext:value-type="float">
            <text:p>454,1155657546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11101010011011001110110101001101111000100101111101000011000100101101111100111010000110011100100000111000000100001101011100</text:p>
          </table:table-cell>
          <table:table-cell office:value-type="float" office:value="4.74041229303688E+037" calcext:value-type="float">
            <text:p>4,74041229303688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738.417862300659" calcext:value-type="float">
            <text:p>738,417862300659</text:p>
          </table:table-cell>
          <table:table-cell table:formula="of:=[.F9]/[.G9]" office:value-type="float" office:value="710.015327048694" calcext:value-type="float">
            <text:p>710,01532704869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0100010001011010000000010110001111011110011011110111011110110011111001100110110001101000010110001011101101000000110101010</text:p>
          </table:table-cell>
          <table:table-cell office:value-type="float" office:value="4.85620112750185E+037" calcext:value-type="float">
            <text:p>4,85620112750185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08.01658784288" calcext:value-type="float">
            <text:p>1008,01658784288</text:p>
          </table:table-cell>
          <table:table-cell table:formula="of:=[.F10]/[.G10]" office:value-type="float" office:value="520.118424957627" calcext:value-type="float">
            <text:p>520,11842495762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0110001010110011011110011110111001100000110111010110010111000111001011010101000000000010110010010000001110001111010111110</text:p>
          </table:table-cell>
          <table:table-cell office:value-type="float" office:value="4.88771784559323E+037" calcext:value-type="float">
            <text:p>4,88771784559323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933.701301080267" calcext:value-type="float">
            <text:p>933,701301080267</text:p>
          </table:table-cell>
          <table:table-cell table:formula="of:=[.F11]/[.G11]" office:value-type="float" office:value="561.515764617028" calcext:value-type="float">
            <text:p>561,5157646170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11100001011110000011011110001110100011010010001110101001001111111101101011110000001001111110111101010101101000100000011101</text:p>
          </table:table-cell>
          <table:table-cell office:value-type="float" office:value="5.25350281842138E+037" calcext:value-type="float">
            <text:p>5,25350281842138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9.023643135823" calcext:value-type="float">
            <text:p>979,023643135823</text:p>
          </table:table-cell>
          <table:table-cell table:formula="of:=[.F12]/[.G12]" office:value-type="float" office:value="535.521285595004" calcext:value-type="float">
            <text:p>535,5212855950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00101001111110100011111010110001011100011010111011001100010010110011001101000101101011011000101101100110001100011011110</text:p>
          </table:table-cell>
          <table:table-cell office:value-type="float" office:value="5.99242396806528E+037" calcext:value-type="float">
            <text:p>5,99242396806528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5.68078879923" calcext:value-type="float">
            <text:p>1015,68078879923</text:p>
          </table:table-cell>
          <table:table-cell table:formula="of:=[.F13]/[.G13]" office:value-type="float" office:value="516.193675987344" calcext:value-type="float">
            <text:p>516,1936759873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10111111100010010010001010111000010111001001100010101100110011101100101101110011011100001110001010111110111011101100101100</text:p>
          </table:table-cell>
          <table:table-cell office:value-type="float" office:value="6.24640723781786E+037" calcext:value-type="float">
            <text:p>6,24640723781786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48.288678416566" calcext:value-type="float">
            <text:p>848,288678416566</text:p>
          </table:table-cell>
          <table:table-cell table:formula="of:=[.F14]/[.G14]" office:value-type="float" office:value="618.053751440662" calcext:value-type="float">
            <text:p>618,05375144066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11001000101010001010101011010100011001000111001110100001110111011110111000000000100101110010011110101011000001010101011111</text:p>
          </table:table-cell>
          <table:table-cell office:value-type="float" office:value="6.7970465201837E+037" calcext:value-type="float">
            <text:p>6,7970465201837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13.77939640068" calcext:value-type="float">
            <text:p>1413,77939640068</text:p>
          </table:table-cell>
          <table:table-cell table:formula="of:=[.F15]/[.G15]" office:value-type="float" office:value="370.841449051229" calcext:value-type="float">
            <text:p>370,8414490512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11001010111100101000100111100001100010011111000001110001001100111110101110101110100101110100111101101000000000110111011001</text:p>
          </table:table-cell>
          <table:table-cell office:value-type="float" office:value="8.92856446606637E+037" calcext:value-type="float">
            <text:p>8,92856446606637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944.0864505389" calcext:value-type="float">
            <text:p>944,0864505389</text:p>
          </table:table-cell>
          <table:table-cell table:formula="of:=[.F16]/[.G16]" office:value-type="float" office:value="555.338973142479" calcext:value-type="float">
            <text:p>555,3389731424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11110111100101000111010011000101001011011011011110010110110111011101001101001000000110110101010110110110101010111100011010</text:p>
          </table:table-cell>
          <table:table-cell office:value-type="float" office:value="1.00846449185194E+038" calcext:value-type="float">
            <text:p>1,00846449185194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8.46259246413" calcext:value-type="float">
            <text:p>1018,46259246413</text:p>
          </table:table-cell>
          <table:table-cell table:formula="of:=[.F17]/[.G17]" office:value-type="float" office:value="514.783757282146" calcext:value-type="float">
            <text:p>514,7837572821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00100011100001101000001110011011000110010000010101000000001000111101111110011011010100101010110011100011110101110100011101</text:p>
          </table:table-cell>
          <table:table-cell office:value-type="float" office:value="1.17709898268374E+038" calcext:value-type="float">
            <text:p>1,17709898268374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33.03079664665" calcext:value-type="float">
            <text:p>1233,03079664665</text:p>
          </table:table-cell>
          <table:table-cell table:formula="of:=[.F18]/[.G18]" office:value-type="float" office:value="425.202680602831" calcext:value-type="float">
            <text:p>425,2026806028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100000110100000101101010001110101100010011111100110101000100100001111010000110100101100000110000001010111000100000110110</text:p>
          </table:table-cell>
          <table:table-cell office:value-type="float" office:value="1.20312037282108E+038" calcext:value-type="float">
            <text:p>1,20312037282108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1.87150366136" calcext:value-type="float">
            <text:p>1011,87150366136</text:p>
          </table:table-cell>
          <table:table-cell table:formula="of:=[.F19]/[.G19]" office:value-type="float" office:value="518.136935473441" calcext:value-type="float">
            <text:p>518,1369354734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101111011001100110100001101001000011110011111001011110010011001000000010111011101101100101000111111101011011101100001011</text:p>
          </table:table-cell>
          <table:table-cell office:value-type="float" office:value="1.20614979742138E+038" calcext:value-type="float">
            <text:p>1,20614979742138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749.28564983218" calcext:value-type="float">
            <text:p>749,28564983218</text:p>
          </table:table-cell>
          <table:table-cell table:formula="of:=[.F20]/[.G20]" office:value-type="float" office:value="699.717124059999" calcext:value-type="float">
            <text:p>699,7171240599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101000011101110101001111111100101011111000101111111110011110111101011000101010011101010011110011000011000111110111110101100</text:p>
          </table:table-cell>
          <table:table-cell office:value-type="float" office:value="1.34329475922525E+038" calcext:value-type="float">
            <text:p>1,3432947592252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14.40736351747" calcext:value-type="float">
            <text:p>1114,40736351747</text:p>
          </table:table-cell>
          <table:table-cell table:formula="of:=[.F21]/[.G21]" office:value-type="float" office:value="470.463510170248" calcext:value-type="float">
            <text:p>470,4635101702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1110000010001100110110110000010001010011110110000101110001011011010110001100101110100110111010011000100010110101011111110001</text:p>
          </table:table-cell>
          <table:table-cell office:value-type="float" office:value="1.46260789770763E+038" calcext:value-type="float">
            <text:p>1,46260789770763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769.482831311312" calcext:value-type="float">
            <text:p>769,482831311312</text:p>
          </table:table-cell>
          <table:table-cell table:formula="of:=[.F22]/[.G22]" office:value-type="float" office:value="681.351134380134" calcext:value-type="float">
            <text:p>681,35113438013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011000010001000101010000001101010101101010010000011101111011010110000111000101000000010100110000110001010100000010101111000</text:p>
          </table:table-cell>
          <table:table-cell office:value-type="float" office:value="1.63539391102241E+038" calcext:value-type="float">
            <text:p>1,63539391102241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54.45630423982" calcext:value-type="float">
            <text:p>1354,45630423982</text:p>
          </table:table-cell>
          <table:table-cell table:formula="of:=[.F23]/[.G23]" office:value-type="float" office:value="387.083731205528" calcext:value-type="float">
            <text:p>387,0837312055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01011000011100011010101010100110011101010001110110100001001010011001111010000000010001100111101101010001001111101110111010</text:p>
          </table:table-cell>
          <table:table-cell office:value-type="float" office:value="1.6666118170189E+038" calcext:value-type="float">
            <text:p>1,6666118170189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11.59382792662" calcext:value-type="float">
            <text:p>1111,59382792662</text:p>
          </table:table-cell>
          <table:table-cell table:formula="of:=[.F24]/[.G24]" office:value-type="float" office:value="471.654292087892" calcext:value-type="float">
            <text:p>471,6542920878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10110000001011010001000110101111101110001001000011001011000000101101100001000010110110100101101001111101101011101011110001</text:p>
          </table:table-cell>
          <table:table-cell office:value-type="float" office:value="1.68483304904514E+038" calcext:value-type="float">
            <text:p>1,68483304904514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70.95397630546" calcext:value-type="float">
            <text:p>1270,95397630546</text:p>
          </table:table-cell>
          <table:table-cell table:formula="of:=[.F25]/[.G25]" office:value-type="float" office:value="412.51533082579" calcext:value-type="float">
            <text:p>412,515330825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00000001011011100100100011110100100100111110001101110110000010011001011001101110001100100101110010110000001100110111111010</text:p>
          </table:table-cell>
          <table:table-cell office:value-type="float" office:value="1.70170900028612E+038" calcext:value-type="float">
            <text:p>1,70170900028612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58.10663039015" calcext:value-type="float">
            <text:p>1058,10663039015</text:p>
          </table:table-cell>
          <table:table-cell table:formula="of:=[.F26]/[.G26]" office:value-type="float" office:value="495.496375262937" calcext:value-type="float">
            <text:p>495,4963752629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10001011001110101011110000001000010101010001100111101010010111100001000001000111101000000101010011111111000101101110001101</text:p>
          </table:table-cell>
          <table:table-cell office:value-type="float" office:value="1.73032865622736E+038" calcext:value-type="float">
            <text:p>1,73032865622736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2.691393335159" calcext:value-type="float">
            <text:p>992,691393335159</text:p>
          </table:table-cell>
          <table:table-cell table:formula="of:=[.F27]/[.G27]" office:value-type="float" office:value="528.148026184192" calcext:value-type="float">
            <text:p>528,1480261841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1100101011010001101100001110111101111101011110001010111110100011110111000010111100011111110100111100000110100011111101001000</text:p>
          </table:table-cell>
          <table:table-cell office:value-type="float" office:value="1.86990735577372E+038" calcext:value-type="float">
            <text:p>1,86990735577372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9.45511892557" calcext:value-type="float">
            <text:p>1049,45511892557</text:p>
          </table:table-cell>
          <table:table-cell table:formula="of:=[.F28]/[.G28]" office:value-type="float" office:value="499.58115458693" calcext:value-type="float">
            <text:p>499,581154586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011010111101111110111110100011011000010000111100001100011011101100001111011000001000110000111000011000110010110100111100111</text:p>
          </table:table-cell>
          <table:table-cell office:value-type="float" office:value="1.95889742099852E+038" calcext:value-type="float">
            <text:p>1,95889742099852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3.94956419912" calcext:value-type="float">
            <text:p>1023,94956419912</text:p>
          </table:table-cell>
          <table:table-cell table:formula="of:=[.F29]/[.G29]" office:value-type="float" office:value="512.025219142576" calcext:value-type="float">
            <text:p>512,0252191425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1000001110001010000101100011110010110001000001100011111100010011000011111111011100101000100101010110010110110011111111100101</text:p>
          </table:table-cell>
          <table:table-cell office:value-type="float" office:value="2.02336697357765E+038" calcext:value-type="float">
            <text:p>2,0233669735776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98.42011787005" calcext:value-type="float">
            <text:p>1298,42011787005</text:p>
          </table:table-cell>
          <table:table-cell table:formula="of:=[.F30]/[.G30]" office:value-type="float" office:value="403.789184089392" calcext:value-type="float">
            <text:p>403,7891840893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1000010110100011001011111000011100100001010001000000110101110101001100010110010000011010110110011011101001100010111100111001</text:p>
          </table:table-cell>
          <table:table-cell office:value-type="float" office:value="2.02510995880946E+038" calcext:value-type="float">
            <text:p>2,02510995880946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65.100897118244" calcext:value-type="float">
            <text:p>865,100897118244</text:p>
          </table:table-cell>
          <table:table-cell table:formula="of:=[.F31]/[.G31]" office:value-type="float" office:value="606.042603523435" calcext:value-type="float">
            <text:p>606,0426035234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0110100001011000010110000000100110100001101000001001010001101110111001010101101011101111011101011001101011101101101001000000</text:p>
          </table:table-cell>
          <table:table-cell office:value-type="float" office:value="2.21345130531855E+038" calcext:value-type="float">
            <text:p>2,2134513053185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8.24659298749" calcext:value-type="float">
            <text:p>1288,24659298749</text:p>
          </table:table-cell>
          <table:table-cell table:formula="of:=[.F32]/[.G32]" office:value-type="float" office:value="406.977982983954" calcext:value-type="float">
            <text:p>406,97798298395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0110111010011100110010010000001000100100011001110101011111101001001101001110100011010010010010100100100000110011000010000001</text:p>
          </table:table-cell>
          <table:table-cell office:value-type="float" office:value="2.21865801499357E+038" calcext:value-type="float">
            <text:p>2,21865801499357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6.87221998183" calcext:value-type="float">
            <text:p>1286,87221998183</text:p>
          </table:table-cell>
          <table:table-cell table:formula="of:=[.F33]/[.G33]" office:value-type="float" office:value="407.412633406138" calcext:value-type="float">
            <text:p>407,4126334061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010001110110010011001110010010100110011111000011101001100001001111010100001000110001000111111000110000001101100101010000110</text:p>
          </table:table-cell>
          <table:table-cell office:value-type="float" office:value="2.36909708553706E+038" calcext:value-type="float">
            <text:p>2,36909708553706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03.99437378405" calcext:value-type="float">
            <text:p>1003,99437378405</text:p>
          </table:table-cell>
          <table:table-cell table:formula="of:=[.F34]/[.G34]" office:value-type="float" office:value="522.202129503934" calcext:value-type="float">
            <text:p>522,20212950393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010101011101110010110101010000011111011111010011001001100101101011100000111000100111101000110000110001100011010001110011111</text:p>
          </table:table-cell>
          <table:table-cell office:value-type="float" office:value="2.3751070104856E+038" calcext:value-type="float">
            <text:p>2,3751070104856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06.79734632149" calcext:value-type="float">
            <text:p>1506,79734632149</text:p>
          </table:table-cell>
          <table:table-cell table:formula="of:=[.F35]/[.G35]" office:value-type="float" office:value="347.948581990758" calcext:value-type="float">
            <text:p>347,9485819907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0111100110101011111010111011101010100100010100100010101010000101111001100011011111011001100000100001110110100110101111001</text:p>
          </table:table-cell>
          <table:table-cell office:value-type="float" office:value="2.40524549017897E+038" calcext:value-type="float">
            <text:p>2,40524549017897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1.7983876589" calcext:value-type="float">
            <text:p>1041,7983876589</text:p>
          </table:table-cell>
          <table:table-cell table:formula="of:=[.F36]/[.G36]" office:value-type="float" office:value="503.25284259478" calcext:value-type="float">
            <text:p>503,252842594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1110010011001101100110110011100010111111000000101011111111111111110110011111001010111100100101010000110011011010000011111011</text:p>
          </table:table-cell>
          <table:table-cell office:value-type="float" office:value="2.52952349268416E+038" calcext:value-type="float">
            <text:p>2,52952349268416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87.457721057596" calcext:value-type="float">
            <text:p>887,457721057596</text:p>
          </table:table-cell>
          <table:table-cell table:formula="of:=[.F37]/[.G37]" office:value-type="float" office:value="590.775185746537" calcext:value-type="float">
            <text:p>590,7751857465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1110011111001000100100010011001110000111111111010010100001110110000000010010100100001000100111001111111011010100100101101101</text:p>
          </table:table-cell>
          <table:table-cell office:value-type="float" office:value="2.53199944222529E+038" calcext:value-type="float">
            <text:p>2,53199944222529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31.31966750749" calcext:value-type="float">
            <text:p>1531,31966750749</text:p>
          </table:table-cell>
          <table:table-cell table:formula="of:=[.F38]/[.G38]" office:value-type="float" office:value="342.376586107182" calcext:value-type="float">
            <text:p>342,3765861071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000100001111000001100101001100101001011001101001110010111001101010111010101101011100011001111000110011100000111010101000100</text:p>
          </table:table-cell>
          <table:table-cell office:value-type="float" office:value="2.55915395556639E+038" calcext:value-type="float">
            <text:p>2,55915395556639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67.635531032907" calcext:value-type="float">
            <text:p>867,635531032907</text:p>
          </table:table-cell>
          <table:table-cell table:formula="of:=[.F39]/[.G39]" office:value-type="float" office:value="604.272164114629" calcext:value-type="float">
            <text:p>604,2721641146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011111011001000000111110110110100010100111100010111011101010111101111000100001001001101000001001111011111110111001011001001</text:p>
          </table:table-cell>
          <table:table-cell office:value-type="float" office:value="2.60427477222418E+038" calcext:value-type="float">
            <text:p>2,60427477222418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77.95573410588" calcext:value-type="float">
            <text:p>1677,95573410588</text:p>
          </table:table-cell>
          <table:table-cell table:formula="of:=[.F40]/[.G40]" office:value-type="float" office:value="312.456395209599" calcext:value-type="float">
            <text:p>312,4563952095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100010100100011111101010011000010111000100100011101000110010110110101000010000011101101010001001000000011110001000010001101</text:p>
          </table:table-cell>
          <table:table-cell office:value-type="float" office:value="2.60955739887556E+038" calcext:value-type="float">
            <text:p>2,60955739887556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14.71890944812" calcext:value-type="float">
            <text:p>1314,71890944812</text:p>
          </table:table-cell>
          <table:table-cell table:formula="of:=[.F41]/[.G41]" office:value-type="float" office:value="398.78334161945" calcext:value-type="float">
            <text:p>398,783341619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100110111100001101100001101000000000110011100011010010100101101000100001001010111110110111000010010100111001001001000011101</text:p>
          </table:table-cell>
          <table:table-cell office:value-type="float" office:value="2.61681925731588E+038" calcext:value-type="float">
            <text:p>2,61681925731588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48.93377307565" calcext:value-type="float">
            <text:p>1548,93377307565</text:p>
          </table:table-cell>
          <table:table-cell table:formula="of:=[.F42]/[.G42]" office:value-type="float" office:value="338.483161199942" calcext:value-type="float">
            <text:p>338,4831611999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101011011101111101110000100110011001101010001001101100101001010110011010111101010110000110100111010101011111001000001101001</text:p>
          </table:table-cell>
          <table:table-cell office:value-type="float" office:value="2.62434169230387E+038" calcext:value-type="float">
            <text:p>2,62434169230387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85.49584412979" calcext:value-type="float">
            <text:p>1685,49584412979</text:p>
          </table:table-cell>
          <table:table-cell table:formula="of:=[.F43]/[.G43]" office:value-type="float" office:value="311.058613301231" calcext:value-type="float">
            <text:p>311,0586133012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1111001001101111101110110000111010001100001001010101001110101110111111011110011100100000110110010100101011110000111010011001</text:p>
          </table:table-cell>
          <table:table-cell office:value-type="float" office:value="2.75352607309104E+038" calcext:value-type="float">
            <text:p>2,75352607309104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0.04055442773" calcext:value-type="float">
            <text:p>1280,04055442773</text:p>
          </table:table-cell>
          <table:table-cell table:formula="of:=[.F44]/[.G44]" office:value-type="float" office:value="409.587022994279" calcext:value-type="float">
            <text:p>409,5870229942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000011111110001001010000101011001100010001111101000001010101010110101100011000011101011011011101110000110101110100001100011</text:p>
          </table:table-cell>
          <table:table-cell office:value-type="float" office:value="2.98406868409185E+038" calcext:value-type="float">
            <text:p>2,9840686840918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05.64203907133" calcext:value-type="float">
            <text:p>1005,64203907133</text:p>
          </table:table-cell>
          <table:table-cell table:formula="of:=[.F45]/[.G45]" office:value-type="float" office:value="521.346542437863" calcext:value-type="float">
            <text:p>521,3465424378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001101010101010011000010100101100001101000110110011000110101010010101011101110110001000101100000110101100111101011011100100</text:p>
          </table:table-cell>
          <table:table-cell office:value-type="float" office:value="2.99962358036837E+038" calcext:value-type="float">
            <text:p>2,99962358036837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14.88768309467" calcext:value-type="float">
            <text:p>1714,88768309467</text:p>
          </table:table-cell>
          <table:table-cell table:formula="of:=[.F46]/[.G46]" office:value-type="float" office:value="305.727310988598" calcext:value-type="float">
            <text:p>305,7273109885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100000110101001111011000111101111011101101000110100111101001000101100110110010110110111111111001110110000010001111100100100</text:p>
          </table:table-cell>
          <table:table-cell office:value-type="float" office:value="3.03202203203161E+038" calcext:value-type="float">
            <text:p>3,03202203203161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65.3739042971" calcext:value-type="float">
            <text:p>1665,3739042971</text:p>
          </table:table-cell>
          <table:table-cell table:formula="of:=[.F47]/[.G47]" office:value-type="float" office:value="314.816990134888" calcext:value-type="float">
            <text:p>314,81699013488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110100110000001000110101000111011101110011111011110010000000110010100100100100100000110101010111100001011101000101010011011</text:p>
          </table:table-cell>
          <table:table-cell office:value-type="float" office:value="3.0651202633826E+038" calcext:value-type="float">
            <text:p>3,0651202633826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59.39865862047" calcext:value-type="float">
            <text:p>1059,39865862047</text:p>
          </table:table-cell>
          <table:table-cell table:formula="of:=[.F48]/[.G48]" office:value-type="float" office:value="494.892074606474" calcext:value-type="float">
            <text:p>494,8920746064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0110110101011010111001100010011011100100110010000111000000000111010111110010011100010010101000010000001010001001010000101111</text:p>
          </table:table-cell>
          <table:table-cell office:value-type="float" office:value="3.28099583131724E+038" calcext:value-type="float">
            <text:p>3,28099583131724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35.0829798417" calcext:value-type="float">
            <text:p>1435,0829798417</text:p>
          </table:table-cell>
          <table:table-cell table:formula="of:=[.F49]/[.G49]" office:value-type="float" office:value="365.336365467753" calcext:value-type="float">
            <text:p>365,33636546775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000111001101011111111101001011010000010001100001111110111000101011000111000101110011001010000111001011100001010110001111111</text:p>
          </table:table-cell>
          <table:table-cell office:value-type="float" office:value="3.30846663664747E+038" calcext:value-type="float">
            <text:p>3,30846663664747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29.58762608841" calcext:value-type="float">
            <text:p>1129,58762608841</text:p>
          </table:table-cell>
          <table:table-cell table:formula="of:=[.F50]/[.G50]" office:value-type="float" office:value="464.141061650551" calcext:value-type="float">
            <text:p>464,14106165055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011001010101001110011001101010101101011111100101010011000110101111111011001001010000111000100111000101001100010111011111000</text:p>
          </table:table-cell>
          <table:table-cell office:value-type="float" office:value="3.33857483734591E+038" calcext:value-type="float">
            <text:p>3,33857483734591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18.888963490736" calcext:value-type="float">
            <text:p>818,888963490736</text:p>
          </table:table-cell>
          <table:table-cell table:formula="of:=[.F51]/[.G51]" office:value-type="float" office:value="640.243089569898" calcext:value-type="float">
            <text:p>640,243089569898</text:p>
          </table:table-cell>
        </table:table-row>
      </table:table>
      <table:table table:name="bignum_192_01.dat - 8 frascos" table:style-name="ta1"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111111111101110000111000000110010000010111001100011001100011000111000000101101101111010111111010100010000000100100110010100101011010000010111100101011011011111111100000011110110110</text:p>
          </table:table-cell>
          <table:table-cell office:value-type="float" office:value="4.75065250660836E+055" calcext:value-type="float">
            <text:p>4,75065250660836E+055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7746.474741259" calcext:value-type="float">
            <text:p>257746,474741259</text:p>
          </table:table-cell>
          <table:table-cell table:formula="of:=[.F2]/[.G2]" office:value-type="float" office:value="520.735455779698" calcext:value-type="float">
            <text:p>520,7354557796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001000001001000011110100010101111001110011110010010011111100111010000000010011000001110110000000000101110110110010011000111110101100001110001101010101010011001110101000111011010000100</text:p>
          </table:table-cell>
          <table:table-cell office:value-type="float" office:value="9.9639327107753E+055" calcext:value-type="float">
            <text:p>9,9639327107753E+055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6835.605102597" calcext:value-type="float">
            <text:p>256835,605102597</text:p>
          </table:table-cell>
          <table:table-cell table:formula="of:=[.F3]/[.G3]" office:value-type="float" office:value="522.582248463505" calcext:value-type="float">
            <text:p>522,58224846350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00100101001000001101100100010101111111001111111111110001110100000011000110100101110000010001001100100110110001000101100100101111011110010100011101001100010100101101101101111001011011</text:p>
          </table:table-cell>
          <table:table-cell office:value-type="float" office:value="2.09308440015524E+056" calcext:value-type="float">
            <text:p>2,09308440015524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62959.827467275" calcext:value-type="float">
            <text:p>162959,827467275</text:p>
          </table:table-cell>
          <table:table-cell table:formula="of:=[.F4]/[.G4]" office:value-type="float" office:value="823.624632438649" calcext:value-type="float">
            <text:p>823,6246324386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1001011110011111100011101001001110111100100011011101101011011101010101100100000100011010010101000000010001011101101000100000001001010100111010101001101101111010111110000011000110100101</text:p>
          </table:table-cell>
          <table:table-cell office:value-type="float" office:value="2.59721910544769E+056" calcext:value-type="float">
            <text:p>2,59721910544769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0752.109082559" calcext:value-type="float">
            <text:p>310752,109082559</text:p>
          </table:table-cell>
          <table:table-cell table:formula="of:=[.F5]/[.G5]" office:value-type="float" office:value="431.912524733152" calcext:value-type="float">
            <text:p>431,9125247331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0011001100000110101101110100000110011110000111111100011010010110101110100000001100011000111010110101001111111100001110011000101011000000011101101100101101010110000111010111100011011000</text:p>
          </table:table-cell>
          <table:table-cell office:value-type="float" office:value="3.2364641473254E+056" calcext:value-type="float">
            <text:p>3,2364641473254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25361.814091114" calcext:value-type="float">
            <text:p>225361,814091114</text:p>
          </table:table-cell>
          <table:table-cell table:formula="of:=[.F6]/[.G6]" office:value-type="float" office:value="595.56552888652" calcext:value-type="float">
            <text:p>595,565528886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11001111110111111101011100101110000111111010011010010000100110110000100110100010000111100110001000001110000010101100010101000011001110101001000001000001001001001001100111010001010000011</text:p>
          </table:table-cell>
          <table:table-cell office:value-type="float" office:value="8.73498393734235E+056" calcext:value-type="float">
            <text:p>8,73498393734235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90876.960526253" calcext:value-type="float">
            <text:p>390876,960526253</text:p>
          </table:table-cell>
          <table:table-cell table:formula="of:=[.F7]/[.G7]" office:value-type="float" office:value="343.375899718667" calcext:value-type="float">
            <text:p>343,3758997186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0000110010011100011000000001000111010101111011010000011110111110011111001000100100010011001110000111111111010010100001110110000000010010100100001000100111001111111011010100100101101101</text:p>
          </table:table-cell>
          <table:table-cell office:value-type="float" office:value="1.32528402589915E+057" calcext:value-type="float">
            <text:p>1,3252840258991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1380.634287841" calcext:value-type="float">
            <text:p>311380,634287841</text:p>
          </table:table-cell>
          <table:table-cell table:formula="of:=[.F8]/[.G8]" office:value-type="float" office:value="431.040704592852" calcext:value-type="float">
            <text:p>431,0407045928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10110010101001100000010000000111001001010110010001101010010000011111011101101110111111001110000010010101110110110101010110110101111110001001010010010101110100110111000111101010111100011</text:p>
          </table:table-cell>
          <table:table-cell office:value-type="float" office:value="1.35829840081316E+057" calcext:value-type="float">
            <text:p>1,35829840081316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92281.622981099" calcext:value-type="float">
            <text:p>192281,622981099</text:p>
          </table:table-cell>
          <table:table-cell table:formula="of:=[.F9]/[.G9]" office:value-type="float" office:value="698.026810462243" calcext:value-type="float">
            <text:p>698,0268104622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11000011000110000000010111011001101010101101001000110100100010110011100000010001110111111011101010100110000010010010010011010010010111111100111011100000001111000110001101000100101000000</text:p>
          </table:table-cell>
          <table:table-cell office:value-type="float" office:value="1.36144870214919E+057" calcext:value-type="float">
            <text:p>1,3614487021491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98647.528010267" calcext:value-type="float">
            <text:p>298647,528010267</text:p>
          </table:table-cell>
          <table:table-cell table:formula="of:=[.F10]/[.G10]" office:value-type="float" office:value="449.418513169096" calcext:value-type="float">
            <text:p>449,4185131690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00010111111000001001101101101001101010010111111011001101111110010101110001111111100101111111100000000001100000100001101111011001010010110100110101001110101011011000001010100111011100110</text:p>
          </table:table-cell>
          <table:table-cell office:value-type="float" office:value="1.47576971488298E+057" calcext:value-type="float">
            <text:p>1,47576971488298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34869.785347634" calcext:value-type="float">
            <text:p>134869,785347634</text:p>
          </table:table-cell>
          <table:table-cell table:formula="of:=[.F11]/[.G11]" office:value-type="float" office:value="995.165282231648" calcext:value-type="float">
            <text:p>995,1652822316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10011100111000000001001101110001110001011010100100000101001010111001010010101010111011111011011001100010000001101000100010001001101101100111000000101101000111011010110011100011101001100</text:p>
          </table:table-cell>
          <table:table-cell office:value-type="float" office:value="1.50124705581403E+057" calcext:value-type="float">
            <text:p>1,50124705581403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73413.283531601" calcext:value-type="float">
            <text:p>273413,283531601</text:p>
          </table:table-cell>
          <table:table-cell table:formula="of:=[.F12]/[.G12]" office:value-type="float" office:value="490.896880599026" calcext:value-type="float">
            <text:p>490,8968805990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00111011100010010101101110001000011100111010011100100111101111111100101111110011100011010000001100010111011000101111101111011101000010111110000110110000100110110110111100100010001010001</text:p>
          </table:table-cell>
          <table:table-cell office:value-type="float" office:value="1.531640514275E+057" calcext:value-type="float">
            <text:p>1,53164051427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09451.875455184" calcext:value-type="float">
            <text:p>409451,875455184</text:p>
          </table:table-cell>
          <table:table-cell table:formula="of:=[.F13]/[.G13]" office:value-type="float" office:value="327.798542504638" calcext:value-type="float">
            <text:p>327,7985425046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0111101111000001000111010000001011001010011010001000111001100110001010101001100110000101100100010101100001011101110001110011111000101111110101001101101010000110010101110100110001110111100</text:p>
          </table:table-cell>
          <table:table-cell office:value-type="float" office:value="1.66410192778893E+057" calcext:value-type="float">
            <text:p>1,66410192778893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81409.860161422" calcext:value-type="float">
            <text:p>381409,860161422</text:p>
          </table:table-cell>
          <table:table-cell table:formula="of:=[.F14]/[.G14]" office:value-type="float" office:value="351.898946564192" calcext:value-type="float">
            <text:p>351,8989465641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00100010000000001010010110101110000010011100000111110000101000110001000000110111010111100101100100110111110011000111111001111111100011110011101000100100111111001111101101101000001111011</text:p>
          </table:table-cell>
          <table:table-cell office:value-type="float" office:value="1.67386873879347E+057" calcext:value-type="float">
            <text:p>1,6738687387934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16854.110545991" calcext:value-type="float">
            <text:p>216854,110545991</text:p>
          </table:table-cell>
          <table:table-cell table:formula="of:=[.F15]/[.G15]" office:value-type="float" office:value="618.930983886214" calcext:value-type="float">
            <text:p>618,9309838862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010000000111001000100011010001111011100000011000010010011000100010111010110000111011111101111110110001111111100101001010010101101010100110111010010100101100110001100100011001000010100110</text:p>
          </table:table-cell>
          <table:table-cell office:value-type="float" office:value="1.88820532244991E+057" calcext:value-type="float">
            <text:p>1,88820532244991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38492.101444658" calcext:value-type="float">
            <text:p>338492,101444658</text:p>
          </table:table-cell>
          <table:table-cell table:formula="of:=[.F16]/[.G16]" office:value-type="float" office:value="396.516572845184" calcext:value-type="float">
            <text:p>396,5165728451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110100101000001111001100110001011011110111100110101101000110110111101110110001100011101000000110111001101100000011000100100100101111011010010001001100010110010000011001000110111110011110</text:p>
          </table:table-cell>
          <table:table-cell office:value-type="float" office:value="2.0422475569804E+057" calcext:value-type="float">
            <text:p>2,0422475569804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0466.77962434" calcext:value-type="float">
            <text:p>310466,77962434</text:p>
          </table:table-cell>
          <table:table-cell table:formula="of:=[.F17]/[.G17]" office:value-type="float" office:value="432.309466933633" calcext:value-type="float">
            <text:p>432,3094669336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0110011110001110000011000001001100100100100101001011100101010110</text:p>
          </table:table-cell>
          <table:table-cell office:value-type="float" office:value="2.267838811352E+057" calcext:value-type="float">
            <text:p>2,267838811352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95972.064786158" calcext:value-type="float">
            <text:p>295972,064786158</text:p>
          </table:table-cell>
          <table:table-cell table:formula="of:=[.F18]/[.G18]" office:value-type="float" office:value="453.481067873663" calcext:value-type="float">
            <text:p>453,4810678736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00001101000010011111011100000110110111001101110101011010111111011111001101001010110101100101111001101111001001000100100010000011100101101111100111111010110101001111011010000100010111011111</text:p>
          </table:table-cell>
          <table:table-cell office:value-type="float" office:value="2.37389524607896E+057" calcext:value-type="float">
            <text:p>2,37389524607896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5895.005386303" calcext:value-type="float">
            <text:p>255895,005386303</text:p>
          </table:table-cell>
          <table:table-cell table:formula="of:=[.F19]/[.G19]" office:value-type="float" office:value="524.503117195988" calcext:value-type="float">
            <text:p>524,50311719598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10100001000001110110101000100100000001111000100001000110110000010001011001110101011110000001000010101010001100111101010010111100001000001000111101000000101010011111111000101101110001101</text:p>
          </table:table-cell>
          <table:table-cell office:value-type="float" office:value="2.67899931564778E+057" calcext:value-type="float">
            <text:p>2,67899931564778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3447.327782669" calcext:value-type="float">
            <text:p>253447,327782669</text:p>
          </table:table-cell>
          <table:table-cell table:formula="of:=[.F20]/[.G20]" office:value-type="float" office:value="529.568526818684" calcext:value-type="float">
            <text:p>529,5685268186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100000100011001101101100000100010100111101100001011100010110110101100011001011101001101110100110001000101101010111111100010000111001110110000010111100100110100011000100101011110001110000</text:p>
          </table:table-cell>
          <table:table-cell office:value-type="float" office:value="2.69803535691991E+057" calcext:value-type="float">
            <text:p>2,69803535691991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19710.766488521" calcext:value-type="float">
            <text:p>419710,766488521</text:p>
          </table:table-cell>
          <table:table-cell table:formula="of:=[.F21]/[.G21]" office:value-type="float" office:value="319.786240231392" calcext:value-type="float">
            <text:p>319,7862402313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11101100110001110011111110000100001011011111000101001011011000101011011101111101110000100110011001101010001001101100101001010110011010111101010110000110100111010101011111001000001101001</text:p>
          </table:table-cell>
          <table:table-cell office:value-type="float" office:value="2.79158972282447E+057" calcext:value-type="float">
            <text:p>2,7915897228244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3039.36127311" calcext:value-type="float">
            <text:p>253039,36127311</text:p>
          </table:table-cell>
          <table:table-cell table:formula="of:=[.F22]/[.G22]" office:value-type="float" office:value="530.422331627435" calcext:value-type="float">
            <text:p>530,4223316274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001101111111011010000100101101111101010000101001011010000110001100101011010001101100001110111101111101011110001010111110100011110111000010111100011111110100111100000110100011111101001000</text:p>
          </table:table-cell>
          <table:table-cell office:value-type="float" office:value="2.86575247151321E+057" calcext:value-type="float">
            <text:p>2,86575247151321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95913.819595875" calcext:value-type="float">
            <text:p>195913,819595875</text:p>
          </table:table-cell>
          <table:table-cell table:formula="of:=[.F23]/[.G23]" office:value-type="float" office:value="685.085555867678" calcext:value-type="float">
            <text:p>685,0855558676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10100110100100000011011010101011011011010101011110001101011111000111001101011111111101001011010000010001100001111110111000101011000111000101110011001010000111001011100001010110001111111</text:p>
          </table:table-cell>
          <table:table-cell office:value-type="float" office:value="2.92525877702001E+057" calcext:value-type="float">
            <text:p>2,92525877702001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44438.075060974" calcext:value-type="float">
            <text:p>244438,075060974</text:p>
          </table:table-cell>
          <table:table-cell table:formula="of:=[.F24]/[.G24]" office:value-type="float" office:value="549.08683095512" calcext:value-type="float">
            <text:p>549,0868309551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010111101011110101111111111100000001010001011000010100000001011011100111011100101010110100100111101010101111001000110100100111001001010011001010000101101010111111010111111111101101100001</text:p>
          </table:table-cell>
          <table:table-cell office:value-type="float" office:value="3.07676839939443E+057" calcext:value-type="float">
            <text:p>3,07676839939443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75289.37292668" calcext:value-type="float">
            <text:p>375289,37292668</text:p>
          </table:table-cell>
          <table:table-cell table:formula="of:=[.F25]/[.G25]" office:value-type="float" office:value="357.637966013554" calcext:value-type="float">
            <text:p>357,63796601355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100000001100101011110110011010101110000101110101010110011110100101000010010100101111000110001111001111101011000110111011101111111001110000001110101010111110010001101111110001011111001111</text:p>
          </table:table-cell>
          <table:table-cell office:value-type="float" office:value="3.3840539034809E+057" calcext:value-type="float">
            <text:p>3,384053903480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43118.818956533" calcext:value-type="float">
            <text:p>343118,818956533</text:p>
          </table:table-cell>
          <table:table-cell table:formula="of:=[.F26]/[.G26]" office:value-type="float" office:value="391.169823934965" calcext:value-type="float">
            <text:p>391,16982393496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1001010110001111001001111111010010101000010100110111100000101000001101000110110101001001101010100001110010010010001110011000001101010011110111100101111000101101001001101110101010101110000</text:p>
          </table:table-cell>
          <table:table-cell office:value-type="float" office:value="3.44930970309669E+057" calcext:value-type="float">
            <text:p>3,4493097030966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8754.427822484" calcext:value-type="float">
            <text:p>328754,427822484</text:p>
          </table:table-cell>
          <table:table-cell table:formula="of:=[.F27]/[.G27]" office:value-type="float" office:value="408.261354497932" calcext:value-type="float">
            <text:p>408,2613544979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1110111111001101101010010101011001110001111010111010001110111100100000110101001111011000111101111011101101000110100111101001000101100110110010110110111111111001110110000010001111100100100</text:p>
          </table:table-cell>
          <table:table-cell office:value-type="float" office:value="3.51845909080339E+057" calcext:value-type="float">
            <text:p>3,5184590908033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0652.414384742" calcext:value-type="float">
            <text:p>320652,414384742</text:p>
          </table:table-cell>
          <table:table-cell table:formula="of:=[.F28]/[.G28]" office:value-type="float" office:value="418.577007310339" calcext:value-type="float">
            <text:p>418,5770073103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00000010100100011101010001010010110110010010000100101101010100000100000011011011110000100111110110101111100101111111000010010100011111000001100011101011010101001000001101101111101111100001</text:p>
          </table:table-cell>
          <table:table-cell office:value-type="float" office:value="3.53480769727041E+057" calcext:value-type="float">
            <text:p>3,53480769727041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36834.496623458" calcext:value-type="float">
            <text:p>336834,496623458</text:p>
          </table:table-cell>
          <table:table-cell table:formula="of:=[.F29]/[.G29]" office:value-type="float" office:value="398.467880651903" calcext:value-type="float">
            <text:p>398,4678806519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0100000101000101001000010001111011001011100011101011101111010000110000010111001101100000101100000110111011011011000100110010011110100110111001011101111100111101001000001001000001010101111</text:p>
          </table:table-cell>
          <table:table-cell office:value-type="float" office:value="3.77704217542626E+057" calcext:value-type="float">
            <text:p>3,77704217542626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95323.086173562" calcext:value-type="float">
            <text:p>195323,086173562</text:p>
          </table:table-cell>
          <table:table-cell table:formula="of:=[.F30]/[.G30]" office:value-type="float" office:value="687.157522591751" calcext:value-type="float">
            <text:p>687,15752259175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1011110111101000000110000110000111101101000000100111111000001001001110001011011101101000100010011100101010011001100010001010010111010011100001111000010111010000001110110101110111100110111</text:p>
          </table:table-cell>
          <table:table-cell office:value-type="float" office:value="3.8725446811204E+057" calcext:value-type="float">
            <text:p>3,8725446811204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6966.717828339" calcext:value-type="float">
            <text:p>306966,717828339</text:p>
          </table:table-cell>
          <table:table-cell table:formula="of:=[.F31]/[.G31]" office:value-type="float" office:value="437.238697893812" calcext:value-type="float">
            <text:p>437,23869789381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1100111101000000001000110011110110101000100111110111011101011100001101010101010011000010100101100001101000110110011000110101010010101011101110110001000101100000110101100111101011011100100</text:p>
          </table:table-cell>
          <table:table-cell office:value-type="float" office:value="4.08199384707543E+057" calcext:value-type="float">
            <text:p>4,08199384707543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6858.964846415" calcext:value-type="float">
            <text:p>316858,964846415</text:p>
          </table:table-cell>
          <table:table-cell table:formula="of:=[.F32]/[.G32]" office:value-type="float" office:value="423.588229750914" calcext:value-type="float">
            <text:p>423,5882297509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1111011000001011011000100111010100011010101000011100001000100110100011000100110010101100111101011011001001000111100100111111011000010111011000010101010011111111001011011010010110100101011</text:p>
          </table:table-cell>
          <table:table-cell office:value-type="float" office:value="4.11171961201772E+057" calcext:value-type="float">
            <text:p>4,11171961201772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47446.393786359" calcext:value-type="float">
            <text:p>247446,393786359</text:p>
          </table:table-cell>
          <table:table-cell table:formula="of:=[.F33]/[.G33]" office:value-type="float" office:value="542.411331788821" calcext:value-type="float">
            <text:p>542,4113317888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011000111000100001010101100110000101110011011001011001000110001010101111000001111101001000000001110000011001100000011011101111011001000100110000110001001101111100110010110010001000100010</text:p>
          </table:table-cell>
          <table:table-cell office:value-type="float" office:value="4.3536407426687E+057" calcext:value-type="float">
            <text:p>4,353640742668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9147.886598137" calcext:value-type="float">
            <text:p>259147,886598137</text:p>
          </table:table-cell>
          <table:table-cell table:formula="of:=[.F34]/[.G34]" office:value-type="float" office:value="517.919438826575" calcext:value-type="float">
            <text:p>517,91943882657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100010111111000011001110101110111011110100011101011110110101100111110100000110000000010100011111100111011111001010001011000000101000110001101111001101001100111010100001101010000001111111</text:p>
          </table:table-cell>
          <table:table-cell office:value-type="float" office:value="4.36912205033037E+057" calcext:value-type="float">
            <text:p>4,3691220503303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04218.469605989" calcext:value-type="float">
            <text:p>404218,469605989</text:p>
          </table:table-cell>
          <table:table-cell table:formula="of:=[.F35]/[.G35]" office:value-type="float" office:value="332.042541576164" calcext:value-type="float">
            <text:p>332,0425415761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101010111011100101101010100000111110111110100110010011001011010111000001110001001111010001100001100011000110100011100111111100010001010010001111110101001100001011100010010001110100011001</text:p>
          </table:table-cell>
          <table:table-cell office:value-type="float" office:value="4.38129911701012E+057" calcext:value-type="float">
            <text:p>4,38129911701012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98449.491711852" calcext:value-type="float">
            <text:p>298449,491711852</text:p>
          </table:table-cell>
          <table:table-cell table:formula="of:=[.F36]/[.G36]" office:value-type="float" office:value="449.716725031601" calcext:value-type="float">
            <text:p>449,7167250316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0100010110000110110000100000100011110100000101011010110010011011</text:p>
          </table:table-cell>
          <table:table-cell office:value-type="float" office:value="4.41369614733215E+057" calcext:value-type="float">
            <text:p>4,4136961473321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20096.208034849" calcext:value-type="float">
            <text:p>420096,208034849</text:p>
          </table:table-cell>
          <table:table-cell table:formula="of:=[.F37]/[.G37]" office:value-type="float" office:value="319.492833862633" calcext:value-type="float">
            <text:p>319,4928338626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1110100011110011000000000011010010101111101001011011011010100001100100011100011101011010001010101110000101001010111110111001011100011011101111000111000000100011101001111100001011011100011</text:p>
          </table:table-cell>
          <table:table-cell office:value-type="float" office:value="4.4940042649759E+057" calcext:value-type="float">
            <text:p>4,494004264975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71099.45478393" calcext:value-type="float">
            <text:p>271099,45478393</text:p>
          </table:table-cell>
          <table:table-cell table:formula="of:=[.F38]/[.G38]" office:value-type="float" office:value="495.086676242021" calcext:value-type="float">
            <text:p>495,0866762420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11000100010000010011001010101100000000111111010001101101110010000011000110111001011111000000110000001110111000000010010101000111101111111001001111010110111011101010100111101111100011000001</text:p>
          </table:table-cell>
          <table:table-cell office:value-type="float" office:value="4.61626686419784E+057" calcext:value-type="float">
            <text:p>4,61626686419784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94786.188828908" calcext:value-type="float">
            <text:p>194786,188828908</text:p>
          </table:table-cell>
          <table:table-cell table:formula="of:=[.F39]/[.G39]" office:value-type="float" office:value="689.051563701424" calcext:value-type="float">
            <text:p>689,0515637014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000111110110010000001111101101101000101001111000101110111010101111011110001000010010011010000010011110111111101110010110010010001010000101100001000110100111100000111011011001000101100010111</text:p>
          </table:table-cell>
          <table:table-cell office:value-type="float" office:value="4.80403902208376E+057" calcext:value-type="float">
            <text:p>4,80403902208376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89291.132722843" calcext:value-type="float">
            <text:p>389291,132722843</text:p>
          </table:table-cell>
          <table:table-cell table:formula="of:=[.F40]/[.G40]" office:value-type="float" office:value="344.774685879004" calcext:value-type="float">
            <text:p>344,7746858790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00001010000101111000000111111101001011110001100010100111010001101110100001011011001110011110100111000110111100001101111111011111001011100010111111100001001010001001111010000000000011000111</text:p>
          </table:table-cell>
          <table:table-cell office:value-type="float" office:value="5.11561084022276E+057" calcext:value-type="float">
            <text:p>5,11561084022276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3106.467881689" calcext:value-type="float">
            <text:p>313106,467881689</text:p>
          </table:table-cell>
          <table:table-cell table:formula="of:=[.F41]/[.G41]" office:value-type="float" office:value="428.664820973024" calcext:value-type="float">
            <text:p>428,6648209730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000111101100000100011000011100001100011001011010011110011101011010101111011001100110100001101001000011110011111001011110010011001000000010111011101101100101000111111101011011101100001011</text:p>
          </table:table-cell>
          <table:table-cell office:value-type="float" office:value="5.30808728816008E+057" calcext:value-type="float">
            <text:p>5,30808728816008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37492.179277684" calcext:value-type="float">
            <text:p>337492,179277684</text:p>
          </table:table-cell>
          <table:table-cell table:formula="of:=[.F42]/[.G42]" office:value-type="float" office:value="397.691372544569" calcext:value-type="float">
            <text:p>397,6913725445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000000001110110010011100001100011010110110011010110010101101111111111100101101001111101001101000111110110000110000110100100000101111100100000001010000100100110000011000010010101000101001</text:p>
          </table:table-cell>
          <table:table-cell office:value-type="float" office:value="5.4928181239065E+057" calcext:value-type="float">
            <text:p>5,492818123906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15402.030244544" calcext:value-type="float">
            <text:p>415402,030244544</text:p>
          </table:table-cell>
          <table:table-cell table:formula="of:=[.F43]/[.G43]" office:value-type="float" office:value="323.103206599609" calcext:value-type="float">
            <text:p>323,1032065996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000111111100010010100001010110011000100011111010000010101010101101011000110000111010110110111011100001101011101000011000110101100010001110000110100000111001101100011001000001010100000000</text:p>
          </table:table-cell>
          <table:table-cell office:value-type="float" office:value="5.50463513138135E+057" calcext:value-type="float">
            <text:p>5,5046351313813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54630.263618748" calcext:value-type="float">
            <text:p>354630,263618748</text:p>
          </table:table-cell>
          <table:table-cell table:formula="of:=[.F44]/[.G44]" office:value-type="float" office:value="378.472290070239" calcext:value-type="float">
            <text:p>378,4722900702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1000011110100110101110101101001000010010110011100110010110001010</text:p>
          </table:table-cell>
          <table:table-cell office:value-type="float" office:value="5.57254636952699E+057" calcext:value-type="float">
            <text:p>5,5725463695269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02921.982227557" calcext:value-type="float">
            <text:p>402921,982227557</text:p>
          </table:table-cell>
          <table:table-cell table:formula="of:=[.F45]/[.G45]" office:value-type="float" office:value="333.110959243217" calcext:value-type="float">
            <text:p>333,1109592432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001110001001100101101011100111010011110001011000001000100000111010000100100101011110011010001010000010010001001000011110101011111110001101111101011100110100101011011010111000011010011101</text:p>
          </table:table-cell>
          <table:table-cell office:value-type="float" office:value="5.80838770537957E+057" calcext:value-type="float">
            <text:p>5,8083877053795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97865.967252823" calcext:value-type="float">
            <text:p>397865,967252823</text:p>
          </table:table-cell>
          <table:table-cell table:formula="of:=[.F46]/[.G46]" office:value-type="float" office:value="337.344078275264" calcext:value-type="float">
            <text:p>337,3440782752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010010110001100000111110011010100011110000010011000111000110101100001010111100110000001101100001110011111001110011010001111011111011100111111001011011100001001011110111001001001110011111</text:p>
          </table:table-cell>
          <table:table-cell office:value-type="float" office:value="5.81547373644345E+057" calcext:value-type="float">
            <text:p>5,8154737364434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31171.399014429" calcext:value-type="float">
            <text:p>331171,399014429</text:p>
          </table:table-cell>
          <table:table-cell table:formula="of:=[.F47]/[.G47]" office:value-type="float" office:value="405.281761647998" calcext:value-type="float">
            <text:p>405,2817616479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111000110000100010000011101010100000001110110110011011101111011111110011001000000010111000010111010010111101011111100111000100100101101100111011110100001110110000000100000000010010001110</text:p>
          </table:table-cell>
          <table:table-cell office:value-type="float" office:value="5.87368502658445E+057" calcext:value-type="float">
            <text:p>5,8736850265844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3145.571279442" calcext:value-type="float">
            <text:p>313145,571279442</text:p>
          </table:table-cell>
          <table:table-cell table:formula="of:=[.F48]/[.G48]" office:value-type="float" office:value="428.611292350764" calcext:value-type="float">
            <text:p>428,6112923507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0001110000000100011011011110101110101010101110100010011111011000</text:p>
          </table:table-cell>
          <table:table-cell office:value-type="float" office:value="5.89446047481142E+057" calcext:value-type="float">
            <text:p>5,89446047481142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49893.634327615" calcext:value-type="float">
            <text:p>449893,634327615</text:p>
          </table:table-cell>
          <table:table-cell table:formula="of:=[.F49]/[.G49]" office:value-type="float" office:value="298.332133995614" calcext:value-type="float">
            <text:p>298,3321339956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0110010101010011100110011010101011010111111001010100110001101011111110110010010100001110001001110001010011000101110111110001001001101011110111111011111010001101100001000011110000110001101</text:p>
          </table:table-cell>
          <table:table-cell office:value-type="float" office:value="6.15858355954464E+057" calcext:value-type="float">
            <text:p>6,15858355954464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76404.276283294" calcext:value-type="float">
            <text:p>376404,276283294</text:p>
          </table:table-cell>
          <table:table-cell table:formula="of:=[.F50]/[.G50]" office:value-type="float" office:value="356.578648163347" calcext:value-type="float">
            <text:p>356,5786481633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0100011100010000101110111100010100101110000001000110100010001100</text:p>
          </table:table-cell>
          <table:table-cell office:value-type="float" office:value="6.18278160796205E+057" calcext:value-type="float">
            <text:p>6,1827816079620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99886.470267998" calcext:value-type="float">
            <text:p>299886,470267998</text:p>
          </table:table-cell>
          <table:table-cell table:formula="of:=[.F51]/[.G51]" office:value-type="float" office:value="447.561798570153" calcext:value-type="float">
            <text:p>447,561798570153</text:p>
          </table:table-cell>
        </table:table-row>
      </table:table>
      <table:table table:name="bignum_192_02.dat - 8 frascos" table:style-name="ta1"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11001111111101101110111000110111001011110111001110101110110101001011101101011010101111011101010101100101110010101011011111100110011011111100111000000101111011001000001001110101010</text:p>
          </table:table-cell>
          <table:table-cell office:value-type="float" office:value="1.63833245375327E+056" calcext:value-type="float">
            <text:p>1,63833245375327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3593.711177033" calcext:value-type="float">
            <text:p>303593,711177033</text:p>
          </table:table-cell>
          <table:table-cell table:formula="of:=[.F2]/[.G2]" office:value-type="float" office:value="442.096535793307" calcext:value-type="float">
            <text:p>442,09653579330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111111000101011011100011100010110000010110111010011101110100111011001110010001101011101100001001000001001001101011010010011101010010001100111000101010110001011100011101111010101010100</text:p>
          </table:table-cell>
          <table:table-cell office:value-type="float" office:value="2.08244086102451E+056" calcext:value-type="float">
            <text:p>2,08244086102451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36696.81256653" calcext:value-type="float">
            <text:p>136696,81256653</text:p>
          </table:table-cell>
          <table:table-cell table:formula="of:=[.F3]/[.G3]" office:value-type="float" office:value="981.864357185919" calcext:value-type="float">
            <text:p>981,86435718591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10000100001011011010010110100111110110101110101111000110011000010110100011001011111000011100100001010001000000110101110101001100010110010000011010110110011011101001100010111100111001</text:p>
          </table:table-cell>
          <table:table-cell office:value-type="float" office:value="2.79014239060125E+056" calcext:value-type="float">
            <text:p>2,79014239060125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9425.7770152235" calcext:value-type="float">
            <text:p>59425,7770152235</text:p>
          </table:table-cell>
          <table:table-cell table:formula="of:=[.F4]/[.G4]" office:value-type="float" office:value="2258.57758604682" calcext:value-type="float">
            <text:p>2258,5775860468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001000001100101101110010000110110000000101010101001101100001011000000011000011110101011111010011101000010101010100100010001010010000011011111001110111000110111100101110101111100100100</text:p>
          </table:table-cell>
          <table:table-cell office:value-type="float" office:value="3.08069662755268E+056" calcext:value-type="float">
            <text:p>3,08069662755268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37098.746588923" calcext:value-type="float">
            <text:p>237098,746588923</text:p>
          </table:table-cell>
          <table:table-cell table:formula="of:=[.F5]/[.G5]" office:value-type="float" office:value="566.083667378909" calcext:value-type="float">
            <text:p>566,08366737890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0111100010011000110011010000100001110000000100111100111100111101101110001001101010000001011001010110101101000100111110110110110010001111010100110001100001011010101100001011110100100111</text:p>
          </table:table-cell>
          <table:table-cell office:value-type="float" office:value="6.24549102510568E+056" calcext:value-type="float">
            <text:p>6,24549102510568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80767.974190225" calcext:value-type="float">
            <text:p>380767,974190225</text:p>
          </table:table-cell>
          <table:table-cell table:formula="of:=[.F6]/[.G6]" office:value-type="float" office:value="352.492166089964" calcext:value-type="float">
            <text:p>352,49216608996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11010100110110011101101010011011110001001011111010000110001001011011111001110100001100111001000001110000001000011010111001100000010000111100000110010100110010100101100110100111001011100</text:p>
          </table:table-cell>
          <table:table-cell office:value-type="float" office:value="8.7445172373518E+056" calcext:value-type="float">
            <text:p>8,7445172373518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4250.370882921" calcext:value-type="float">
            <text:p>254250,370882921</text:p>
          </table:table-cell>
          <table:table-cell table:formula="of:=[.F7]/[.G7]" office:value-type="float" office:value="527.895898573951" calcext:value-type="float">
            <text:p>527,89589857395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011011001000000111000100000100111011000010001011011010010011111010100010111111111111110011100100100001100000000101101000100001100010000001110111101101100001001111011111101010001010101100</text:p>
          </table:table-cell>
          <table:table-cell office:value-type="float" office:value="9.24289015929331E+056" calcext:value-type="float">
            <text:p>9,24289015929331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98068.265978545" calcext:value-type="float">
            <text:p>198068,265978545</text:p>
          </table:table-cell>
          <table:table-cell table:formula="of:=[.F8]/[.G8]" office:value-type="float" office:value="677.633680170344" calcext:value-type="float">
            <text:p>677,63368017034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111000010111100000110111100011101000110100100011101010010011111111011010111100000010011111101111010101011010001000000111010111111011000000101101000100011010111110111000100100001100101100</text:p>
          </table:table-cell>
          <table:table-cell office:value-type="float" office:value="9.6910021981931E+056" calcext:value-type="float">
            <text:p>9,6910021981931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3226.1541205098" calcext:value-type="float">
            <text:p>73226,1541205098</text:p>
          </table:table-cell>
          <table:table-cell table:formula="of:=[.F9]/[.G9]" office:value-type="float" office:value="1832.92062258404" calcext:value-type="float">
            <text:p>1832,9206225840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101110110010100011001000101101011101101100010001001100100100100110001011000010100001000001001010101000101100100111001111110001011101100010111011100001111010101000010111111100000000101101</text:p>
          </table:table-cell>
          <table:table-cell office:value-type="float" office:value="1.05250234915087E+057" calcext:value-type="float">
            <text:p>1,0525023491508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27961.322117968" calcext:value-type="float">
            <text:p>227961,322117968</text:p>
          </table:table-cell>
          <table:table-cell table:formula="of:=[.F10]/[.G10]" office:value-type="float" office:value="588.774125158581" calcext:value-type="float">
            <text:p>588,77412515858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100011101000111011010111100010111111010111100000101000101111110011011010000001100011011100101101000000011100011001100011111001000000110101000111011111101111100111111011101001110010000001</text:p>
          </table:table-cell>
          <table:table-cell office:value-type="float" office:value="1.13349422658795E+057" calcext:value-type="float">
            <text:p>1,1334942265879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0438.534361354" calcext:value-type="float">
            <text:p>300438,534361354</text:p>
          </table:table-cell>
          <table:table-cell table:formula="of:=[.F11]/[.G11]" office:value-type="float" office:value="446.739391420972" calcext:value-type="float">
            <text:p>446,73939142097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001000011111001001010101010101100000101101000101011000100010100000011101001111100111001101111111100100000101110000001010110100101011100000000000101010111011010010100110100101110101111110</text:p>
          </table:table-cell>
          <table:table-cell office:value-type="float" office:value="1.18996233427034E+057" calcext:value-type="float">
            <text:p>1,18996233427034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21440.617036278" calcext:value-type="float">
            <text:p>121440,617036278</text:p>
          </table:table-cell>
          <table:table-cell table:formula="of:=[.F12]/[.G12]" office:value-type="float" office:value="1105.2128297397" calcext:value-type="float">
            <text:p>1105,212829739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01010110100000000110110010000111000111101001100000111110001001110101000001100010011010111100100011111010110111011001100100100011010000010001001000000011010011100000011110100111010011100</text:p>
          </table:table-cell>
          <table:table-cell office:value-type="float" office:value="1.4387262871863E+057" calcext:value-type="float">
            <text:p>1,4387262871863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7997.555102145" calcext:value-type="float">
            <text:p>307997,555102145</text:p>
          </table:table-cell>
          <table:table-cell table:formula="of:=[.F13]/[.G13]" office:value-type="float" office:value="435.775303331508" calcext:value-type="float">
            <text:p>435,775303331508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01111011101000011100010100011000101101011000100011010100011110000011001000010010110101000110000000110110100101110001110110001001010100111111101100100111111010101111111010001011111010100</text:p>
          </table:table-cell>
          <table:table-cell office:value-type="float" office:value="1.49487888878881E+057" calcext:value-type="float">
            <text:p>1,49487888878881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65350.060448891" calcext:value-type="float">
            <text:p>265350,060448891</text:p>
          </table:table-cell>
          <table:table-cell table:formula="of:=[.F14]/[.G14]" office:value-type="float" office:value="505.813821082026" calcext:value-type="float">
            <text:p>505,813821082026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11110011101111011000011001010001011011111101001100101100100100111101010010110011100010101110011111111000000110111110011001110011011011110000001010000100001100101110111010111011110000001</text:p>
          </table:table-cell>
          <table:table-cell office:value-type="float" office:value="1.56692694779549E+057" calcext:value-type="float">
            <text:p>1,5669269477954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70824.623803477" calcext:value-type="float">
            <text:p>270824,623803477</text:p>
          </table:table-cell>
          <table:table-cell table:formula="of:=[.F15]/[.G15]" office:value-type="float" office:value="495.589086823193" calcext:value-type="float">
            <text:p>495,58908682319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001100010011010111100011111101110100000011010000101000001000111101111110011101001011100110000010101111001100010011001001011011100101100000111110111101011011100101010000100101111100000001</text:p>
          </table:table-cell>
          <table:table-cell office:value-type="float" office:value="1.68620887014431E+057" calcext:value-type="float">
            <text:p>1,68620887014431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838157.5913501" calcext:value-type="float">
            <text:p>30838157,5913501</text:p>
          </table:table-cell>
          <table:table-cell table:formula="of:=[.F16]/[.G16]" office:value-type="float" office:value="4.35232641906101" calcext:value-type="float">
            <text:p>4,35232641906101</text:p>
          </table:table-cell>
          <table:table-cell office:value-type="string" calcext:value-type="string">
            <text:p>Isso aconteceu porquê o computador entrou em modo de hibernação, favor desconsiderar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0000111101000011010010110000011000000101011100010000011011000100100100010001011010000000010110001111011110011011110111011110110011111001100110110001101000010110001011101101000000110101010</text:p>
          </table:table-cell>
          <table:table-cell office:value-type="float" office:value="1.77712999821865E+057" calcext:value-type="float">
            <text:p>1,7771299982186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4886.5292842456" calcext:value-type="float">
            <text:p>84886,5292842456</text:p>
          </table:table-cell>
          <table:table-cell table:formula="of:=[.F17]/[.G17]" office:value-type="float" office:value="1581.14284011503" calcext:value-type="float">
            <text:p>1581,1428401150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0011000001101001110100001101010111110100000101110110101000000110101111000000110011101111010001100100111101101111111100010011100011011110101010101011111100101001100010100011011110011000010</text:p>
          </table:table-cell>
          <table:table-cell office:value-type="float" office:value="1.80253147908077E+057" calcext:value-type="float">
            <text:p>1,8025314790807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8942.958655694" calcext:value-type="float">
            <text:p>318942,958655694</text:p>
          </table:table-cell>
          <table:table-cell table:formula="of:=[.F18]/[.G18]" office:value-type="float" office:value="420.820477008527" calcext:value-type="float">
            <text:p>420,82047700852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1110011101010011000111111011101111011111000001001100001010111001110010001100000011111111110000101011001011000001110101110100011100001010111011010010101100110011000001100001011101001001111</text:p>
          </table:table-cell>
          <table:table-cell office:value-type="float" office:value="1.94268690097468E+057" calcext:value-type="float">
            <text:p>1,94268690097468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9845.118265577" calcext:value-type="float">
            <text:p>309845,118265577</text:p>
          </table:table-cell>
          <table:table-cell table:formula="of:=[.F19]/[.G19]" office:value-type="float" office:value="433.176836063488" calcext:value-type="float">
            <text:p>433,176836063488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00111001101010110100000000011010101110011100011101110101111100001010010010110000010001111111111010111100110110011011111111111001101011000101010010100000010010111110010110001011000111011</text:p>
          </table:table-cell>
          <table:table-cell office:value-type="float" office:value="2.21784075434426E+057" calcext:value-type="float">
            <text:p>2,21784075434426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60136.268522227" calcext:value-type="float">
            <text:p>260136,268522227</text:p>
          </table:table-cell>
          <table:table-cell table:formula="of:=[.F20]/[.G20]" office:value-type="float" office:value="515.951615522354" calcext:value-type="float">
            <text:p>515,95161552235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010000111011101010011111111001010111110001011111111100111101111010110001010100111010100111100110000110001111101111101011000100001100101011110010100010011110000110001001111100000111000100</text:p>
          </table:table-cell>
          <table:table-cell office:value-type="float" office:value="2.47794146389835E+057" calcext:value-type="float">
            <text:p>2,4779414638983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8691.942442907" calcext:value-type="float">
            <text:p>68691,942442907</text:p>
          </table:table-cell>
          <table:table-cell table:formula="of:=[.F21]/[.G21]" office:value-type="float" office:value="1953.90788536158" calcext:value-type="float">
            <text:p>1953,90788536158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000000111011000011101000110111100100110111111111000100001110010101010000011000011110011110000100010110000110101111111001101100110111101100110011110011000100100101010011011000101011101</text:p>
          </table:table-cell>
          <table:table-cell office:value-type="float" office:value="2.61154916797007E+057" calcext:value-type="float">
            <text:p>2,6115491679700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77482.042167539" calcext:value-type="float">
            <text:p>277482,042167539</text:p>
          </table:table-cell>
          <table:table-cell table:formula="of:=[.F22]/[.G22]" office:value-type="float" office:value="483.698789844431" calcext:value-type="float">
            <text:p>483,69878984443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101111101000001111011000100000001011000011101000001110110101101010011110010001101011000111001100000000101010110110100001100010101000110010001100110011111111000100001100110111100100111</text:p>
          </table:table-cell>
          <table:table-cell office:value-type="float" office:value="2.62049625857835E+057" calcext:value-type="float">
            <text:p>2,6204962585783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88092.427573596" calcext:value-type="float">
            <text:p>288092,427573596</text:p>
          </table:table-cell>
          <table:table-cell table:formula="of:=[.F23]/[.G23]" office:value-type="float" office:value="465.884261972532" calcext:value-type="float">
            <text:p>465,88426197253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10110011000110011110101011001111001111101110010001110101000111011100000010100100101000001100111110011111101110111100010011001111110110001100101001110011000101110111111101001110000010000</text:p>
          </table:table-cell>
          <table:table-cell office:value-type="float" office:value="2.68246127591318E+057" calcext:value-type="float">
            <text:p>2,68246127591318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33309.797681177" calcext:value-type="float">
            <text:p>333309,797681177</text:p>
          </table:table-cell>
          <table:table-cell table:formula="of:=[.F24]/[.G24]" office:value-type="float" office:value="402.681616123341" calcext:value-type="float">
            <text:p>402,68161612334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10110110110001001010010101001001101001000111010110001011001100011010100100010100100010110111110101011011010110110010111100100000101010111010111110011101111100010010101100010011101101101</text:p>
          </table:table-cell>
          <table:table-cell office:value-type="float" office:value="2.68316371591965E+057" calcext:value-type="float">
            <text:p>2,6831637159196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9587.440914256" calcext:value-type="float">
            <text:p>309587,440914256</text:p>
          </table:table-cell>
          <table:table-cell table:formula="of:=[.F25]/[.G25]" office:value-type="float" office:value="433.537379951964" calcext:value-type="float">
            <text:p>433,53737995196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111110111101000001110111110011110101110110010100100001011000100011011011000001110010001011010000111001101010000010100111101011001010010000000100101100010110010110111110111000110110010110</text:p>
          </table:table-cell>
          <table:table-cell office:value-type="float" office:value="2.84270809298792E+057" calcext:value-type="float">
            <text:p>2,84270809298792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7014.409801144" calcext:value-type="float">
            <text:p>107014,409801144</text:p>
          </table:table-cell>
          <table:table-cell table:formula="of:=[.F26]/[.G26]" office:value-type="float" office:value="1254.20238498166" calcext:value-type="float">
            <text:p>1254,20238498166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111011100000000010010111001001111010101100000101010101111100101110111111100010010010001010111000010111001001100010101100110011101100101101110011011100001110001010111110111011101100101100</text:p>
          </table:table-cell>
          <table:table-cell office:value-type="float" office:value="2.93549609218146E+057" calcext:value-type="float">
            <text:p>2,93549609218146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0207.4399819721" calcext:value-type="float">
            <text:p>80207,4399819721</text:p>
          </table:table-cell>
          <table:table-cell table:formula="of:=[.F27]/[.G27]" office:value-type="float" office:value="1673.38251950402" calcext:value-type="float">
            <text:p>1673,3825195040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011000000010100100001000101001110100001111010010100010111101010110011111110100010111010000011110101100111011010101001100010101010100000101011111110001111010111100101011101111011101100011</text:p>
          </table:table-cell>
          <table:table-cell office:value-type="float" office:value="2.97923274171574E+057" calcext:value-type="float">
            <text:p>2,97923274171574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85485.601531684" calcext:value-type="float">
            <text:p>185485,601531684</text:p>
          </table:table-cell>
          <table:table-cell table:formula="of:=[.F28]/[.G28]" office:value-type="float" office:value="723.601869318538" calcext:value-type="float">
            <text:p>723,601869318538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110000100010001010100000011010101011010100100000111011110110101100001110001010000000101001100001100010101000000101011110001001010111001011011001001011000000100011110000111010011100010010</text:p>
          </table:table-cell>
          <table:table-cell office:value-type="float" office:value="3.01676929363333E+057" calcext:value-type="float">
            <text:p>3,01676929363333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88721.518137449" calcext:value-type="float">
            <text:p>288721,518137449</text:p>
          </table:table-cell>
          <table:table-cell table:formula="of:=[.F29]/[.G29]" office:value-type="float" office:value="464.869154422028" calcext:value-type="float">
            <text:p>464,869154422028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0001100011100111000001100000011000111000110100110010111000111001111001001011010011000011100101011100011110101111000101100011001100000111101000101110111111011101100101000111101010011010010</text:p>
          </table:table-cell>
          <table:table-cell office:value-type="float" office:value="3.15763230350658E+057" calcext:value-type="float">
            <text:p>3,15763230350658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4557.215185647" calcext:value-type="float">
            <text:p>324557,215185647</text:p>
          </table:table-cell>
          <table:table-cell table:formula="of:=[.F30]/[.G30]" office:value-type="float" office:value="413.541039052937" calcext:value-type="float">
            <text:p>413,54103905293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0011101000110001110000000000011000110111011010110000100001001100011001011011101111001110111111011001101101001111111111000110001001000000111111110011010101011111101000101000000110011011000</text:p>
          </table:table-cell>
          <table:table-cell office:value-type="float" office:value="3.18314214814119E+057" calcext:value-type="float">
            <text:p>3,1831421481411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25369.378434865" calcext:value-type="float">
            <text:p>225369,378434865</text:p>
          </table:table-cell>
          <table:table-cell table:formula="of:=[.F31]/[.G31]" office:value-type="float" office:value="595.545539203725" calcext:value-type="float">
            <text:p>595,545539203725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0110000101110101111100100110111100000011100011101111100001011011110100111010000011101101000010111101000010011111111001010100101001011111000001000000110010101000100100100100101110010110010</text:p>
          </table:table-cell>
          <table:table-cell office:value-type="float" office:value="3.21322993513906E+057" calcext:value-type="float">
            <text:p>3,21322993513906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81459.391046381" calcext:value-type="float">
            <text:p>281459,391046381</text:p>
          </table:table-cell>
          <table:table-cell table:formula="of:=[.F32]/[.G32]" office:value-type="float" office:value="476.863562807477" calcext:value-type="float">
            <text:p>476,86356280747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1111110011000001001011010101001101001110010000001010001000011101011111111110110010111101111000001101010101010000110111011101010111111110100100101110101100100100001000000001001000101111011</text:p>
          </table:table-cell>
          <table:table-cell office:value-type="float" office:value="3.33222351477094E+057" calcext:value-type="float">
            <text:p>3,33222351477094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65723.44899521" calcext:value-type="float">
            <text:p>265723,44899521</text:p>
          </table:table-cell>
          <table:table-cell table:formula="of:=[.F33]/[.G33]" office:value-type="float" office:value="505.103063006003" calcext:value-type="float">
            <text:p>505,10306300600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0111001001100011110011010001100001110000111001101001000100101110010010000111011111011111001110000110000010101001011001001010111111010101111111100111001100001001101000011111110111011101101</text:p>
          </table:table-cell>
          <table:table-cell office:value-type="float" office:value="3.42236126311245E+057" calcext:value-type="float">
            <text:p>3,4223612631124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46387.023866086" calcext:value-type="float">
            <text:p>246387,023866086</text:p>
          </table:table-cell>
          <table:table-cell table:formula="of:=[.F34]/[.G34]" office:value-type="float" office:value="544.743492956629" calcext:value-type="float">
            <text:p>544,74349295662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00010010100110001001101011000001010111111010011011010110001011101011100011010011110100001100000110010101010100010010101110111011000111001001100110010101101100001101100100011010101111000111</text:p>
          </table:table-cell>
          <table:table-cell office:value-type="float" office:value="3.95168704238318E+057" calcext:value-type="float">
            <text:p>3,95168704238318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66098.338179363" calcext:value-type="float">
            <text:p>366098,338179363</text:p>
          </table:table-cell>
          <table:table-cell table:formula="of:=[.F35]/[.G35]" office:value-type="float" office:value="366.616599975503" calcext:value-type="float">
            <text:p>366,61659997550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01101110100111001100100100000010001001000110011101010111111010010011010011101000110100100100101001001000001100110000100000011010011010000101100001011000000010011010000110100000100101000110</text:p>
          </table:table-cell>
          <table:table-cell office:value-type="float" office:value="4.09270165896708E+057" calcext:value-type="float">
            <text:p>4,09270165896708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58632.436101008" calcext:value-type="float">
            <text:p>158632,436101008</text:p>
          </table:table-cell>
          <table:table-cell table:formula="of:=[.F36]/[.G36]" office:value-type="float" office:value="846.092585469329" calcext:value-type="float">
            <text:p>846,09258546932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0100011101100100110011100100101001100111110000111010011000010011110101000010001100010001111110001100000011011001010100001100011001100100010101000101010101101010001100100011100111010000111</text:p>
          </table:table-cell>
          <table:table-cell office:value-type="float" office:value="4.37021276226734E+057" calcext:value-type="float">
            <text:p>4,37021276226734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17378.877057603" calcext:value-type="float">
            <text:p>117378,877057603</text:p>
          </table:table-cell>
          <table:table-cell table:formula="of:=[.F37]/[.G37]" office:value-type="float" office:value="1143.45725026943" calcext:value-type="float">
            <text:p>1143,4572502694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0111101101101110010111110010010000000110001011100111010111001010101001100011110100101010000010100000000110000110000011101010101010011001100111100011010111101010010111010010011011110111001</text:p>
          </table:table-cell>
          <table:table-cell office:value-type="float" office:value="4.41008627831699E+057" calcext:value-type="float">
            <text:p>4,4100862783169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90789.666938792" calcext:value-type="float">
            <text:p>390789,666938792</text:p>
          </table:table-cell>
          <table:table-cell table:formula="of:=[.F38]/[.G38]" office:value-type="float" office:value="343.452602141146" calcext:value-type="float">
            <text:p>343,452602141146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001111001101010111110101110111010101001000101001000101010100001011110011000110111110110011000001000011101101001101011110010101101010000011010000010110101000111010110001001111110011010100</text:p>
          </table:table-cell>
          <table:table-cell office:value-type="float" office:value="4.43689479917755E+057" calcext:value-type="float">
            <text:p>4,4368947991775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7306.142950187" calcext:value-type="float">
            <text:p>107306,142950187</text:p>
          </table:table-cell>
          <table:table-cell table:formula="of:=[.F39]/[.G39]" office:value-type="float" office:value="1250.79258567989" calcext:value-type="float">
            <text:p>1250,7925856798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1111010111010111010010111010011110110100000000011011101100111001111001001101111101110110000111010001100001001010101001110101110111111011110011100100000110110010100101011110000111010011001</text:p>
          </table:table-cell>
          <table:table-cell office:value-type="float" office:value="5.09236084748817E+057" calcext:value-type="float">
            <text:p>5,0923608474881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3157.5443081601" calcext:value-type="float">
            <text:p>83157,5443081601</text:p>
          </table:table-cell>
          <table:table-cell table:formula="of:=[.F40]/[.G40]" office:value-type="float" office:value="1614.01745465961" calcext:value-type="float">
            <text:p>1614,0174546596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0010000100101011111011011100001001010011100100100100001110110011000001110001010000101100011110010110001000001100011111100010011000011111111011100101000100101010110010110110011111111100101</text:p>
          </table:table-cell>
          <table:table-cell office:value-type="float" office:value="5.12556282198852E+057" calcext:value-type="float">
            <text:p>5,12556282198852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08682.374540218" calcext:value-type="float">
            <text:p>208682,374540218</text:p>
          </table:table-cell>
          <table:table-cell table:formula="of:=[.F41]/[.G41]" office:value-type="float" office:value="643.167532934762" calcext:value-type="float">
            <text:p>643,16753293476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1101010110101110001100111100011001110000011101010100010010000000000001011011100100100011110100100100111110001101110110000010011001011001101110001100100101110010110000001100110111111010</text:p>
          </table:table-cell>
          <table:table-cell office:value-type="float" office:value="5.24321132695713E+057" calcext:value-type="float">
            <text:p>5,24321132695713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99645.563367842" calcext:value-type="float">
            <text:p>299645,563367842</text:p>
          </table:table-cell>
          <table:table-cell table:formula="of:=[.F42]/[.G42]" office:value-type="float" office:value="447.921626108762" calcext:value-type="float">
            <text:p>447,92162610876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010011111111000110010100010001100011010101001000000000000001010110011010111000101111100011101111011101101000000001011111110110010101011010101111010110000111010111010010001110001110011110</text:p>
          </table:table-cell>
          <table:table-cell office:value-type="float" office:value="5.32693291819692E+057" calcext:value-type="float">
            <text:p>5,32693291819692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35026.834004821" calcext:value-type="float">
            <text:p>235026,834004821</text:p>
          </table:table-cell>
          <table:table-cell table:formula="of:=[.F43]/[.G43]" office:value-type="float" office:value="571.074058706194" calcext:value-type="float">
            <text:p>571,07405870619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0000001100000000001110111111110110100100000010100101010101000000111111111101111101100011000100010011101010001000110101010100111000111010000000001010110010010001110010010110000011000111100</text:p>
          </table:table-cell>
          <table:table-cell office:value-type="float" office:value="5.49476346318768E+057" calcext:value-type="float">
            <text:p>5,49476346318768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96745.969681899" calcext:value-type="float">
            <text:p>396745,969681899</text:p>
          </table:table-cell>
          <table:table-cell table:formula="of:=[.F44]/[.G44]" office:value-type="float" office:value="338.296386747451" calcext:value-type="float">
            <text:p>338,29638674745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0000101000000000111011101011011001011001001011110100010010011111011101100101010101101001000110011101011101110100111000011001110101011111001110000110110111100110100001010010100010000000111</text:p>
          </table:table-cell>
          <table:table-cell office:value-type="float" office:value="5.50012928719499E+057" calcext:value-type="float">
            <text:p>5,5001292871949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63149.060935983" calcext:value-type="float">
            <text:p>263149,060935983</text:p>
          </table:table-cell>
          <table:table-cell table:formula="of:=[.F45]/[.G45]" office:value-type="float" office:value="510.044487799451" calcext:value-type="float">
            <text:p>510,04448779945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1100011110110011101100101101101000010111010100111101101110100101010010101100011111010001010011110100111001111101111110111111000100000100110010010101101010100111111001001010110001110000010</text:p>
          </table:table-cell>
          <table:table-cell office:value-type="float" office:value="5.6454851907267E+057" calcext:value-type="float">
            <text:p>5,645485190726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6560.836131976" calcext:value-type="float">
            <text:p>306560,836131976</text:p>
          </table:table-cell>
          <table:table-cell table:formula="of:=[.F46]/[.G46]" office:value-type="float" office:value="437.817595011447" calcext:value-type="float">
            <text:p>437,81759501144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1101001100000010001101010001110111011100111110111100100000001100101001001001001000001101010101111000010111010001010100110111100010011011110000110110000110100000000011001110001101001010010</text:p>
          </table:table-cell>
          <table:table-cell office:value-type="float" office:value="5.65414890537601E+057" calcext:value-type="float">
            <text:p>5,65414890537601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91182.178888517" calcext:value-type="float">
            <text:p>391182,178888517</text:p>
          </table:table-cell>
          <table:table-cell table:formula="of:=[.F47]/[.G47]" office:value-type="float" office:value="343.1079820184" calcext:value-type="float">
            <text:p>343,107982018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1100101010110101110111101110101100110101110110110100100000000101101000101001111110100011111010110001011100011010111011001100010010110011001101000101101011011000101101100110001100011011110</text:p>
          </table:table-cell>
          <table:table-cell office:value-type="float" office:value="5.84394986480999E+057" calcext:value-type="float">
            <text:p>5,8439498648099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3699.854897" calcext:value-type="float">
            <text:p>323699,854897</text:p>
          </table:table-cell>
          <table:table-cell table:formula="of:=[.F48]/[.G48]" office:value-type="float" office:value="414.636355159033" calcext:value-type="float">
            <text:p>414,63635515903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1101101010110101110011000100110111001001100100001110000000001110101111100100111000100101010000100000010100010010100001011111011111001001100110110011011001110001011111100000010101111111111</text:p>
          </table:table-cell>
          <table:table-cell office:value-type="float" office:value="6.0523690407217E+057" calcext:value-type="float">
            <text:p>6,052369040721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7152.981240102" calcext:value-type="float">
            <text:p>147152,981240102</text:p>
          </table:table-cell>
          <table:table-cell table:formula="of:=[.F49]/[.G49]" office:value-type="float" office:value="912.096560116603" calcext:value-type="float">
            <text:p>912,09656011660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0110000100100101000010111100110001011100011001001101100000010000001110001000000000001111011001101000001001100110100010101000110101010000011111001001000011111100110110011001111111110010111</text:p>
          </table:table-cell>
          <table:table-cell office:value-type="float" office:value="6.15537922458162E+057" calcext:value-type="float">
            <text:p>6,15537922458162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95405.807712224" calcext:value-type="float">
            <text:p>295405,807712224</text:p>
          </table:table-cell>
          <table:table-cell table:formula="of:=[.F50]/[.G50]" office:value-type="float" office:value="454.350336032496" calcext:value-type="float">
            <text:p>454,350336032496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1011001111100101011110010010101000011001101101000001111101100100100110001010110011011110011110111001100000110111010110010111000111001011010101000000000010110010010000001110001111010111110</text:p>
          </table:table-cell>
          <table:table-cell office:value-type="float" office:value="6.21878750629563E+057" calcext:value-type="float">
            <text:p>6,21878750629563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1759.449335617" calcext:value-type="float">
            <text:p>101759,449335617</text:p>
          </table:table-cell>
          <table:table-cell table:formula="of:=[.F51]/[.G51]" office:value-type="float" office:value="1318.97065949454" calcext:value-type="float">
            <text:p>1318,97065949454</text:p>
          </table:table-cell>
          <table:table-cell/>
        </table:table-row>
      </table:table>
      <table:table table:name="Sobre testes de 256 bits" table:style-name="ta1">
        <table:table-column table:style-name="co20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Olhando para a média do tempo levado para cada arquivo, em ms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2 bits</text:p>
          </table:table-cell>
          <table:table-cell office:value-type="string" calcext:value-type="string">
            <text:p>64 bits</text:p>
          </table:table-cell>
          <table:table-cell office:value-type="string" calcext:value-type="string">
            <text:p>128 bits</text:p>
          </table:table-cell>
          <table:table-cell office:value-type="string" calcext:value-type="string">
            <text:p>192 bits(desconsiderando o 192_02 por um outlier causado por modo de hibernação)</text:p>
          </table:table-cell>
        </table:table-row>
        <table:table-row table:style-name="ro1">
          <table:table-cell table:formula="of:=(SUM(['bignum_32_01.dat - 8 frascos'.G2:.G51]) + SUM(['bignum_32_02.dat - 8 frascos'.G2:.G51])) / 100" office:value-type="float" office:value="0.587711335866984" calcext:value-type="float">
            <text:p>0,587711335866984</text:p>
          </table:table-cell>
          <table:table-cell table:formula="of:=(SUM(['bignum_64_01.dat - 8 frascos'.G2:.G51]) + SUM(['bignum_64_02.dat - 8 frascos'.G2:.G51])) / 100" office:value-type="float" office:value="2.11192663154777" calcext:value-type="float">
            <text:p>2,11192663154777</text:p>
          </table:table-cell>
          <table:table-cell table:formula="of:=(SUM(['bignum_128_01.dat - 8 frascos'.G2:.G51]) + SUM(['bignum_128_02.dat - 8 frascos'.G2:.G51])) / 100" office:value-type="float" office:value="805.996357615525" calcext:value-type="float">
            <text:p>805,996357615525</text:p>
          </table:table-cell>
          <table:table-cell table:formula="of:=(SUM(['bignum_192_01.dat - 8 frascos'.G2:.G51]) / 50)" office:value-type="float" office:value="307809.411201712" calcext:value-type="float">
            <text:p>307809,4112017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 32 para 64:</text:p>
          </table:table-cell>
          <table:table-cell table:formula="of:=[.B4]/[.A4]" office:value-type="float" office:value="3.59347608708667" calcext:value-type="float">
            <text:p>3,59347608708667</text:p>
          </table:table-cell>
          <table:table-cell office:value-type="string" calcext:value-type="string">
            <text:p>Vezes mais tempo</text:p>
          </table:table-cell>
          <table:table-cell/>
        </table:table-row>
        <table:table-row table:style-name="ro1">
          <table:table-cell office:value-type="string" calcext:value-type="string">
            <text:p>De 64 para 128:</text:p>
          </table:table-cell>
          <table:table-cell table:formula="of:=[.C4]/[.B4]" office:value-type="float" office:value="381.640321010978" calcext:value-type="float">
            <text:p>381,640321010978</text:p>
          </table:table-cell>
          <table:table-cell office:value-type="string" calcext:value-type="string">
            <text:p>Vezes mais tempo</text:p>
          </table:table-cell>
          <table:table-cell/>
        </table:table-row>
        <table:table-row table:style-name="ro1">
          <table:table-cell office:value-type="string" calcext:value-type="string">
            <text:p>De 128 para 192:</text:p>
          </table:table-cell>
          <table:table-cell table:formula="of:=[.D4]/[.C4]" office:value-type="float" office:value="381.899258344469" calcext:value-type="float">
            <text:p>381,899258344469</text:p>
          </table:table-cell>
          <table:table-cell office:value-type="string" calcext:value-type="string">
            <text:p>Vezes mais tempo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le ressaltar que de 128 para 192 o aumento na quantidade de bits é de uma vez e meia, não de 2 vezes como nos casos anteriores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u seja, sendo muito otimista e achando que o salto de 192 para 256 vai fazer o teste das 100 instâncias de 256 bits vai levar 381 vezes mais tempo que o de 192 bits..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 o teste das 100 instâncias de 192 leva (sem outliers) em média</text:p>
          </table:table-cell>
          <table:table-cell table:number-columns-repeated="3"/>
        </table:table-row>
        <table:table-row table:style-name="ro1">
          <table:table-cell table:formula="of:= 307809.4112 * 100" office:value-type="float" office:value="30780941.12" calcext:value-type="float">
            <text:p>30780941,12</text:p>
          </table:table-cell>
          <table:table-cell office:value-type="string" calcext:value-type="string">
            <text:p>Ms = </text:p>
          </table:table-cell>
          <table:table-cell table:number-columns-repeated="2"/>
        </table:table-row>
        <table:table-row table:style-name="ro1">
          <table:table-cell table:formula="of:=[.A15]/1000" office:value-type="float" office:value="30780.94112" calcext:value-type="float">
            <text:p>30780,94112</text:p>
          </table:table-cell>
          <table:table-cell office:value-type="string" calcext:value-type="string">
            <text:p>S =</text:p>
          </table:table-cell>
          <table:table-cell table:number-columns-repeated="2"/>
        </table:table-row>
        <table:table-row table:style-name="ro1">
          <table:table-cell table:formula="of:=[.A16]/60" office:value-type="float" office:value="513.015685333333" calcext:value-type="float">
            <text:p>513,015685333333</text:p>
          </table:table-cell>
          <table:table-cell office:value-type="string" calcext:value-type="string">
            <text:p>M=</text:p>
          </table:table-cell>
          <table:table-cell table:number-columns-repeated="2"/>
        </table:table-row>
        <table:table-row table:style-name="ro1">
          <table:table-cell table:formula="of:=[.A17]/60" office:value-type="float" office:value="8.55026142222222" calcext:value-type="float">
            <text:p>8,55026142222222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tão o teste de 256 deve levar </text:p>
          </table:table-cell>
          <table:table-cell table:number-columns-repeated="3"/>
        </table:table-row>
        <table:table-row table:style-name="ro1">
          <table:table-cell table:formula="of:=[.A18] *381" office:value-type="float" office:value="3257.64960186667" calcext:value-type="float">
            <text:p>3257,64960186667</text:p>
          </table:table-cell>
          <table:table-cell office:value-type="string" calcext:value-type="string">
            <text:p>horas e isso faz ele muito pouco prático de ser feito na média. Mesmo uma das 100 instâncias levaria 32 horas aproximadamente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bignum_32_01.dat - 8 frascos'.A1:'bignum_32_01.dat - 8 frascos'.H51">
          <table:sort>
            <table:sort-by table:field-number="3" table:data-type="automatic"/>
          </table:sort>
        </table:database-range>
        <table:database-range table:name="__Anonymous_Sheet_DB__1" table:target-range-address="'bignum_32_02.dat - 8 frascos'.A1:'bignum_32_02.dat - 8 frascos'.H51">
          <table:sort>
            <table:sort-by table:field-number="3" table:data-type="automatic"/>
          </table:sort>
        </table:database-range>
        <table:database-range table:name="__Anonymous_Sheet_DB__2" table:target-range-address="'bignum_64_01.dat - 8 frascos'.A1:'bignum_64_01.dat - 8 frascos'.H51">
          <table:sort>
            <table:sort-by table:field-number="3" table:data-type="automatic"/>
          </table:sort>
        </table:database-range>
        <table:database-range table:name="__Anonymous_Sheet_DB__3" table:target-range-address="'bignum_64_02.dat - 8 frascos'.A1:'bignum_64_02.dat - 8 frascos'.H51">
          <table:sort>
            <table:sort-by table:field-number="3" table:data-type="automatic"/>
          </table:sort>
        </table:database-range>
        <table:database-range table:name="__Anonymous_Sheet_DB__4" table:target-range-address="'bignum_128_01.dat - 8 frascos'.A1:'bignum_128_01.dat - 8 frascos'.H51">
          <table:sort>
            <table:sort-by table:field-number="3" table:data-type="automatic"/>
          </table:sort>
        </table:database-range>
        <table:database-range table:name="__Anonymous_Sheet_DB__5" table:target-range-address="'bignum_128_02.dat - 8 frascos'.A1:'bignum_128_02.dat - 8 frascos'.H51">
          <table:sort>
            <table:sort-by table:field-number="3" table:data-type="automatic"/>
          </table:sort>
        </table:database-range>
        <table:database-range table:name="__Anonymous_Sheet_DB__6" table:target-range-address="'bignum_192_01.dat - 8 frascos'.A1:'bignum_192_01.dat - 8 frascos'.H51">
          <table:sort>
            <table:sort-by table:field-number="3" table:data-type="automatic"/>
          </table:sort>
        </table:database-range>
        <table:database-range table:name="__Anonymous_Sheet_DB__7" table:target-range-address="'bignum_192_02.dat - 8 frascos'.A2:'bignum_192_02.dat - 8 frascos'.I5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 style:data-style-name="N2" text:time-value="16:22:32.16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20:50:29.980409</meta:creation-date>
    <dc:date>2019-05-25T16:29:56.987000000</dc:date>
    <meta:generator>LibreOffice/5.3.7.2$Windows_X86_64 LibreOffice_project/6b8ed514a9f8b44d37a1b96673cbbdd077e24059</meta:generator>
    <meta:editing-cycles>8</meta:editing-cycles>
    <meta:editing-duration>PT1H12M9S</meta:editing-duration>
    <meta:document-statistic meta:table-count="9" meta:cell-count="3298" meta:object-count="0"/>
  </office:meta>
</office:document-meta>
</file>